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Table_20_Contents">
      <style:text-properties officeooo:paragraph-rsid="01018f63"/>
    </style:style>
    <style:style style:name="P675" style:family="paragraph" style:parent-style-name="Footnote">
      <style:text-properties officeooo:rsid="0012f4f0" officeooo:paragraph-rsid="0012f4f0"/>
    </style:style>
    <style:style style:name="P676" style:family="paragraph" style:parent-style-name="Footnote">
      <style:text-properties officeooo:rsid="0014721b" officeooo:paragraph-rsid="0014721b"/>
    </style:style>
    <style:style style:name="P677" style:family="paragraph" style:parent-style-name="Footnote">
      <style:text-properties officeooo:rsid="001d09c3" officeooo:paragraph-rsid="001d09c3"/>
    </style:style>
    <style:style style:name="P678" style:family="paragraph" style:parent-style-name="Footnote">
      <style:text-properties officeooo:rsid="00208484" officeooo:paragraph-rsid="00208484"/>
    </style:style>
    <style:style style:name="P679" style:family="paragraph" style:parent-style-name="Footnote">
      <style:text-properties officeooo:rsid="00de106c" officeooo:paragraph-rsid="00de106c"/>
    </style:style>
    <style:style style:name="P680" style:family="paragraph" style:parent-style-name="Footnote">
      <style:text-properties officeooo:rsid="00e28f53" officeooo:paragraph-rsid="00e28f53"/>
    </style:style>
    <style:style style:name="P681" style:family="paragraph" style:parent-style-name="Footnote">
      <style:text-properties officeooo:rsid="00fd4f3b" officeooo:paragraph-rsid="00fd4f3b"/>
    </style:style>
    <style:style style:name="P682" style:family="paragraph" style:parent-style-name="Footnote">
      <style:text-properties officeooo:rsid="00fe651a" officeooo:paragraph-rsid="00fe651a"/>
    </style:style>
    <style:style style:name="P683" style:family="paragraph" style:parent-style-name="Source_20_Code">
      <style:text-properties officeooo:paragraph-rsid="004d168f"/>
    </style:style>
    <style:style style:name="P684" style:family="paragraph" style:parent-style-name="Source_20_Code">
      <style:text-properties officeooo:paragraph-rsid="004ebb81"/>
    </style:style>
    <style:style style:name="P685" style:family="paragraph" style:parent-style-name="Source_20_Code">
      <style:text-properties officeooo:paragraph-rsid="004faa7e"/>
    </style:style>
    <style:style style:name="P686" style:family="paragraph" style:parent-style-name="Source_20_Code">
      <style:text-properties officeooo:paragraph-rsid="00503868"/>
    </style:style>
    <style:style style:name="P687" style:family="paragraph" style:parent-style-name="Source_20_Code">
      <style:text-properties officeooo:paragraph-rsid="0057eb27"/>
    </style:style>
    <style:style style:name="P688" style:family="paragraph" style:parent-style-name="Source_20_Code">
      <style:text-properties officeooo:paragraph-rsid="00581fc7"/>
    </style:style>
    <style:style style:name="P689" style:family="paragraph" style:parent-style-name="Source_20_Code">
      <style:text-properties officeooo:paragraph-rsid="005a83df"/>
    </style:style>
    <style:style style:name="P690" style:family="paragraph" style:parent-style-name="Source_20_Code">
      <style:text-properties officeooo:rsid="005b8907" officeooo:paragraph-rsid="005b8907"/>
    </style:style>
    <style:style style:name="P691" style:family="paragraph" style:parent-style-name="Source_20_Code">
      <style:text-properties officeooo:rsid="005b8907" officeooo:paragraph-rsid="0084497c"/>
    </style:style>
    <style:style style:name="P692" style:family="paragraph" style:parent-style-name="Source_20_Code">
      <style:text-properties officeooo:rsid="005c42d7" officeooo:paragraph-rsid="005c42d7"/>
    </style:style>
    <style:style style:name="P693" style:family="paragraph" style:parent-style-name="Source_20_Code">
      <style:text-properties officeooo:rsid="005c42d7" officeooo:paragraph-rsid="0084497c"/>
    </style:style>
    <style:style style:name="P694" style:family="paragraph" style:parent-style-name="Source_20_Code">
      <style:text-properties officeooo:rsid="005cfb25" officeooo:paragraph-rsid="005cfb25"/>
    </style:style>
    <style:style style:name="P695" style:family="paragraph" style:parent-style-name="Source_20_Code">
      <style:text-properties officeooo:rsid="005cfb25" officeooo:paragraph-rsid="0084497c"/>
    </style:style>
    <style:style style:name="P696" style:family="paragraph" style:parent-style-name="Source_20_Code">
      <style:text-properties officeooo:rsid="005eb604" officeooo:paragraph-rsid="005eb604"/>
    </style:style>
    <style:style style:name="P697" style:family="paragraph" style:parent-style-name="Source_20_Code">
      <style:text-properties officeooo:rsid="006559a7" officeooo:paragraph-rsid="006559a7"/>
    </style:style>
    <style:style style:name="P698" style:family="paragraph" style:parent-style-name="Source_20_Code">
      <style:text-properties officeooo:rsid="006559a7" officeooo:paragraph-rsid="00aee9cd"/>
    </style:style>
    <style:style style:name="P699" style:family="paragraph" style:parent-style-name="Source_20_Code">
      <style:text-properties officeooo:rsid="006bb06d" officeooo:paragraph-rsid="006bb06d"/>
    </style:style>
    <style:style style:name="P700" style:family="paragraph" style:parent-style-name="Source_20_Code">
      <style:text-properties officeooo:rsid="006bb06d" officeooo:paragraph-rsid="00db99fe"/>
    </style:style>
    <style:style style:name="P701" style:family="paragraph" style:parent-style-name="Source_20_Code">
      <style:text-properties officeooo:rsid="006d1e32" officeooo:paragraph-rsid="006d1e32"/>
    </style:style>
    <style:style style:name="P702" style:family="paragraph" style:parent-style-name="Source_20_Code">
      <style:text-properties officeooo:rsid="006f5218" officeooo:paragraph-rsid="006f5218"/>
    </style:style>
    <style:style style:name="P703" style:family="paragraph" style:parent-style-name="Source_20_Code">
      <style:text-properties officeooo:rsid="006fe5a1" officeooo:paragraph-rsid="006fe5a1"/>
    </style:style>
    <style:style style:name="P704" style:family="paragraph" style:parent-style-name="Source_20_Code">
      <style:text-properties officeooo:rsid="007249f6" officeooo:paragraph-rsid="007249f6"/>
    </style:style>
    <style:style style:name="P705" style:family="paragraph" style:parent-style-name="Source_20_Code">
      <style:text-properties officeooo:rsid="00782534" officeooo:paragraph-rsid="00782534"/>
    </style:style>
    <style:style style:name="P706" style:family="paragraph" style:parent-style-name="Source_20_Code">
      <style:text-properties officeooo:rsid="008a5a98" officeooo:paragraph-rsid="008a5a98"/>
    </style:style>
    <style:style style:name="P707" style:family="paragraph" style:parent-style-name="Source_20_Code">
      <style:text-properties officeooo:rsid="008fd070" officeooo:paragraph-rsid="008fd070"/>
    </style:style>
    <style:style style:name="P708" style:family="paragraph" style:parent-style-name="Source_20_Code">
      <style:text-properties officeooo:rsid="0092ac0c" officeooo:paragraph-rsid="0092ac0c"/>
    </style:style>
    <style:style style:name="P709" style:family="paragraph" style:parent-style-name="Source_20_Code">
      <style:text-properties officeooo:rsid="0092d1ed" officeooo:paragraph-rsid="0092d1ed"/>
    </style:style>
    <style:style style:name="P710" style:family="paragraph" style:parent-style-name="Source_20_Code">
      <style:text-properties officeooo:rsid="00931143" officeooo:paragraph-rsid="00931143"/>
    </style:style>
    <style:style style:name="P711" style:family="paragraph" style:parent-style-name="Source_20_Code">
      <style:text-properties officeooo:rsid="00931143" officeooo:paragraph-rsid="0094ebdc"/>
    </style:style>
    <style:style style:name="P712" style:family="paragraph" style:parent-style-name="Source_20_Code">
      <style:text-properties officeooo:rsid="00961084" officeooo:paragraph-rsid="00961084"/>
    </style:style>
    <style:style style:name="P713" style:family="paragraph" style:parent-style-name="Source_20_Code">
      <style:text-properties officeooo:rsid="00961084" officeooo:paragraph-rsid="00af6c4b"/>
    </style:style>
    <style:style style:name="P714" style:family="paragraph" style:parent-style-name="Source_20_Code">
      <style:text-properties officeooo:rsid="0096e06a" officeooo:paragraph-rsid="0096e06a"/>
    </style:style>
    <style:style style:name="P715" style:family="paragraph" style:parent-style-name="Source_20_Code">
      <style:text-properties officeooo:rsid="0097d667" officeooo:paragraph-rsid="0097d667"/>
    </style:style>
    <style:style style:name="P716" style:family="paragraph" style:parent-style-name="Source_20_Code">
      <style:text-properties officeooo:rsid="00a5b7c0" officeooo:paragraph-rsid="00a5b7c0"/>
    </style:style>
    <style:style style:name="P717" style:family="paragraph" style:parent-style-name="Source_20_Code">
      <style:text-properties officeooo:rsid="00a5b7c0" officeooo:paragraph-rsid="00ca47fe"/>
    </style:style>
    <style:style style:name="P718" style:family="paragraph" style:parent-style-name="Source_20_Code">
      <style:text-properties officeooo:rsid="00a8d1e5" officeooo:paragraph-rsid="00a8d1e5"/>
    </style:style>
    <style:style style:name="P719" style:family="paragraph" style:parent-style-name="Source_20_Code">
      <style:text-properties officeooo:rsid="00aac426" officeooo:paragraph-rsid="00aac426"/>
    </style:style>
    <style:style style:name="P720" style:family="paragraph" style:parent-style-name="Source_20_Code">
      <style:text-properties officeooo:rsid="00aee9cd" officeooo:paragraph-rsid="00aee9cd"/>
    </style:style>
    <style:style style:name="P721" style:family="paragraph" style:parent-style-name="Source_20_Code">
      <style:text-properties officeooo:paragraph-rsid="00b19f1b"/>
    </style:style>
    <style:style style:name="P722" style:family="paragraph" style:parent-style-name="Source_20_Code">
      <style:text-properties officeooo:rsid="00b33150" officeooo:paragraph-rsid="00b33150"/>
    </style:style>
    <style:style style:name="P723" style:family="paragraph" style:parent-style-name="Source_20_Code">
      <style:text-properties officeooo:rsid="00b33150" officeooo:paragraph-rsid="00b4254d"/>
    </style:style>
    <style:style style:name="P724" style:family="paragraph" style:parent-style-name="Source_20_Code">
      <style:text-properties officeooo:rsid="00b6e8ca" officeooo:paragraph-rsid="00b6e8ca"/>
    </style:style>
    <style:style style:name="P725" style:family="paragraph" style:parent-style-name="Source_20_Code">
      <style:text-properties officeooo:rsid="00b7b5c3" officeooo:paragraph-rsid="00b7b5c3"/>
    </style:style>
    <style:style style:name="P726" style:family="paragraph" style:parent-style-name="Source_20_Code">
      <style:text-properties officeooo:paragraph-rsid="00ba2f52"/>
    </style:style>
    <style:style style:name="P727" style:family="paragraph" style:parent-style-name="Source_20_Code">
      <style:text-properties officeooo:rsid="00bbad3a" officeooo:paragraph-rsid="00bbad3a"/>
    </style:style>
    <style:style style:name="P728" style:family="paragraph" style:parent-style-name="Source_20_Code">
      <style:text-properties officeooo:rsid="00bbad3a" officeooo:paragraph-rsid="00ceea1b"/>
    </style:style>
    <style:style style:name="P729" style:family="paragraph" style:parent-style-name="Source_20_Code">
      <style:text-properties officeooo:rsid="00bbad3a" officeooo:paragraph-rsid="00d29892"/>
    </style:style>
    <style:style style:name="P730" style:family="paragraph" style:parent-style-name="Source_20_Code">
      <style:text-properties officeooo:rsid="00bbfc84" officeooo:paragraph-rsid="00bbfc84"/>
    </style:style>
    <style:style style:name="P731" style:family="paragraph" style:parent-style-name="Source_20_Code">
      <style:text-properties officeooo:rsid="00bbfc84" officeooo:paragraph-rsid="00ceea1b"/>
    </style:style>
    <style:style style:name="P732" style:family="paragraph" style:parent-style-name="Source_20_Code">
      <style:text-properties officeooo:rsid="00bbfc84" officeooo:paragraph-rsid="00d29892"/>
    </style:style>
    <style:style style:name="P733" style:family="paragraph" style:parent-style-name="Source_20_Code">
      <style:text-properties officeooo:rsid="00bd248e" officeooo:paragraph-rsid="00bd248e"/>
    </style:style>
    <style:style style:name="P734" style:family="paragraph" style:parent-style-name="Source_20_Code">
      <style:text-properties officeooo:rsid="00bd248e" officeooo:paragraph-rsid="00ceea1b"/>
    </style:style>
    <style:style style:name="P735" style:family="paragraph" style:parent-style-name="Source_20_Code">
      <style:text-properties officeooo:rsid="00bd248e" officeooo:paragraph-rsid="00cf7af1"/>
    </style:style>
    <style:style style:name="P736" style:family="paragraph" style:parent-style-name="Source_20_Code">
      <style:text-properties officeooo:rsid="00bd248e" officeooo:paragraph-rsid="00d29892"/>
    </style:style>
    <style:style style:name="P737" style:family="paragraph" style:parent-style-name="Source_20_Code">
      <style:text-properties officeooo:rsid="00be81d0" officeooo:paragraph-rsid="00be81d0"/>
    </style:style>
    <style:style style:name="P738" style:family="paragraph" style:parent-style-name="Source_20_Code">
      <style:text-properties officeooo:rsid="00be81d0" officeooo:paragraph-rsid="00bf3516"/>
    </style:style>
    <style:style style:name="P739" style:family="paragraph" style:parent-style-name="Source_20_Code">
      <style:text-properties officeooo:rsid="00be81d0" officeooo:paragraph-rsid="00cf7af1"/>
    </style:style>
    <style:style style:name="P740" style:family="paragraph" style:parent-style-name="Source_20_Code">
      <style:text-properties officeooo:rsid="00be81d0" officeooo:paragraph-rsid="00d0dbb6"/>
    </style:style>
    <style:style style:name="P741" style:family="paragraph" style:parent-style-name="Source_20_Code">
      <style:text-properties officeooo:rsid="00be81d0" officeooo:paragraph-rsid="00d29892"/>
    </style:style>
    <style:style style:name="P742" style:family="paragraph" style:parent-style-name="Source_20_Code">
      <style:text-properties officeooo:rsid="00bf3516" officeooo:paragraph-rsid="00bf3516"/>
    </style:style>
    <style:style style:name="P743" style:family="paragraph" style:parent-style-name="Source_20_Code">
      <style:text-properties officeooo:rsid="00bf3516" officeooo:paragraph-rsid="00d0dbb6"/>
    </style:style>
    <style:style style:name="P744" style:family="paragraph" style:parent-style-name="Source_20_Code">
      <style:text-properties officeooo:rsid="00bf3516" officeooo:paragraph-rsid="00d29892"/>
    </style:style>
    <style:style style:name="P745" style:family="paragraph" style:parent-style-name="Source_20_Code">
      <style:text-properties officeooo:rsid="00c06c5a" officeooo:paragraph-rsid="00c06c5a"/>
    </style:style>
    <style:style style:name="P746" style:family="paragraph" style:parent-style-name="Source_20_Code">
      <style:text-properties officeooo:rsid="00c11ead" officeooo:paragraph-rsid="00c11ead"/>
    </style:style>
    <style:style style:name="P747" style:family="paragraph" style:parent-style-name="Source_20_Code">
      <style:text-properties officeooo:rsid="00ca47fe" officeooo:paragraph-rsid="00ca47fe"/>
    </style:style>
    <style:style style:name="P748" style:family="paragraph" style:parent-style-name="Source_20_Code">
      <style:text-properties officeooo:rsid="00ca63ef" officeooo:paragraph-rsid="00ca63ef"/>
    </style:style>
    <style:style style:name="P749" style:family="paragraph" style:parent-style-name="Source_20_Code">
      <style:text-properties officeooo:rsid="00ca63ef" officeooo:paragraph-rsid="00cc22df"/>
    </style:style>
    <style:style style:name="P750" style:family="paragraph" style:parent-style-name="Source_20_Code">
      <style:text-properties officeooo:rsid="00cc22df" officeooo:paragraph-rsid="00cc22df"/>
    </style:style>
    <style:style style:name="P751" style:family="paragraph" style:parent-style-name="Source_20_Code">
      <style:text-properties officeooo:rsid="00ceea1b" officeooo:paragraph-rsid="00ceea1b"/>
    </style:style>
    <style:style style:name="P752" style:family="paragraph" style:parent-style-name="Source_20_Code">
      <style:text-properties officeooo:rsid="00d57fe5" officeooo:paragraph-rsid="00d57fe5"/>
    </style:style>
    <style:style style:name="P753" style:family="paragraph" style:parent-style-name="Source_20_Code">
      <style:text-properties officeooo:rsid="00d8eb23" officeooo:paragraph-rsid="00d8eb23"/>
    </style:style>
    <style:style style:name="P754" style:family="paragraph" style:parent-style-name="Source_20_Code">
      <style:text-properties officeooo:rsid="00d95151" officeooo:paragraph-rsid="00d95151"/>
    </style:style>
    <style:style style:name="P755" style:family="paragraph" style:parent-style-name="Source_20_Code">
      <style:text-properties officeooo:rsid="00d9c2b3" officeooo:paragraph-rsid="00d9c2b3"/>
    </style:style>
    <style:style style:name="P756" style:family="paragraph" style:parent-style-name="Source_20_Code">
      <style:text-properties officeooo:rsid="00e28f53" officeooo:paragraph-rsid="00e28f53"/>
    </style:style>
    <style:style style:name="P757" style:family="paragraph" style:parent-style-name="Source_20_Code">
      <style:text-properties officeooo:rsid="00e5d249" officeooo:paragraph-rsid="00e5d249"/>
    </style:style>
    <style:style style:name="P758" style:family="paragraph" style:parent-style-name="Source_20_Code">
      <style:text-properties officeooo:rsid="00eda934" officeooo:paragraph-rsid="00eda934"/>
    </style:style>
    <style:style style:name="P759" style:family="paragraph" style:parent-style-name="Source_20_Code">
      <style:text-properties officeooo:rsid="00ee5c67" officeooo:paragraph-rsid="00ee5c67"/>
    </style:style>
    <style:style style:name="P760" style:family="paragraph" style:parent-style-name="Source_20_Code">
      <style:text-properties officeooo:rsid="00f5a2b2" officeooo:paragraph-rsid="00f5a2b2"/>
    </style:style>
    <style:style style:name="P761" style:family="paragraph" style:parent-style-name="Source_20_Code">
      <style:text-properties officeooo:rsid="00f5a2b2" officeooo:paragraph-rsid="00f616ea"/>
    </style:style>
    <style:style style:name="P762" style:family="paragraph" style:parent-style-name="Contents_20_2">
      <style:paragraph-properties>
        <style:tab-stops>
          <style:tab-stop style:position="17cm" style:type="right" style:leader-style="dotted" style:leader-text="."/>
        </style:tab-stops>
      </style:paragraph-properties>
    </style:style>
    <style:style style:name="P763" style:family="paragraph" style:parent-style-name="Contents_20_1">
      <style:paragraph-properties>
        <style:tab-stops>
          <style:tab-stop style:position="17cm" style:type="right" style:leader-style="dotted" style:leader-text="."/>
        </style:tab-stops>
      </style:paragraph-properties>
    </style:style>
    <style:style style:name="P764" style:family="paragraph" style:parent-style-name="Table_20_Contents">
      <style:text-properties officeooo:rsid="00bf3516" officeooo:paragraph-rsid="00bf3516"/>
    </style:style>
    <style:style style:name="P765" style:family="paragraph" style:parent-style-name="Table_20_Contents">
      <style:text-properties officeooo:rsid="010257fb" officeooo:paragraph-rsid="010257fb"/>
    </style:style>
    <style:style style:name="P766" style:family="paragraph" style:parent-style-name="Table_20_Contents">
      <style:text-properties officeooo:paragraph-rsid="010257fb"/>
    </style:style>
    <style:style style:name="P767" style:family="paragraph" style:parent-style-name="Heading_20_1">
      <style:text-properties officeooo:rsid="0010ff9f" officeooo:paragraph-rsid="001c6002"/>
    </style:style>
    <style:style style:name="P768" style:family="paragraph" style:parent-style-name="Heading_20_1">
      <style:paragraph-properties fo:background-color="#ffffff">
        <style:background-image/>
      </style:paragraph-properties>
    </style:style>
    <style:style style:name="P769" style:family="paragraph" style:parent-style-name="Heading_20_2">
      <style:text-properties officeooo:rsid="0014721b" officeooo:paragraph-rsid="001c6002"/>
    </style:style>
    <style:style style:name="P770" style:family="paragraph" style:parent-style-name="Heading_20_2">
      <style:text-properties officeooo:paragraph-rsid="00a2111e"/>
    </style:style>
    <style:style style:name="P771" style:family="paragraph" style:parent-style-name="Heading_20_2">
      <style:paragraph-properties fo:background-color="#ffffff">
        <style:background-image/>
      </style:paragraph-properties>
      <style:text-properties fo:font-size="14pt" style:font-size-asian="12.25pt" style:font-size-complex="14pt"/>
    </style:style>
    <style:style style:name="P772" style:family="paragraph" style:parent-style-name="Heading_20_3">
      <style:paragraph-properties fo:background-color="#cccccc">
        <style:background-image/>
      </style:paragraph-properties>
    </style:style>
    <style:style style:name="P773" style:family="paragraph" style:parent-style-name="Heading_20_3">
      <style:paragraph-properties fo:background-color="#ffffff">
        <style:background-image/>
      </style:paragraph-properties>
    </style:style>
    <style:style style:name="P774" style:family="paragraph" style:parent-style-name="Heading_20_3">
      <style:paragraph-properties fo:background-color="#ffffff">
        <style:background-image/>
      </style:paragraph-properties>
      <style:text-properties officeooo:paragraph-rsid="00998c07"/>
    </style:style>
    <style:style style:name="P775" style:family="paragraph" style:parent-style-name="Contents_20_3">
      <style:paragraph-properties>
        <style:tab-stops>
          <style:tab-stop style:position="17cm" style:type="right" style:leader-style="dotted" style:leader-text="."/>
        </style:tab-stops>
      </style:paragraph-properties>
    </style:style>
    <style:style style:name="P776" style:family="paragraph" style:parent-style-name="Heading_20_4">
      <style:text-properties officeooo:rsid="00523f9d" officeooo:paragraph-rsid="00523f9d"/>
    </style:style>
    <style:style style:name="P777" style:family="paragraph" style:parent-style-name="Heading_20_4">
      <style:text-properties officeooo:paragraph-rsid="008785e9"/>
    </style:style>
    <style:style style:name="P778" style:family="paragraph" style:parent-style-name="Heading_20_4">
      <style:text-properties officeooo:paragraph-rsid="0067e198"/>
    </style:style>
    <style:style style:name="P779" style:family="paragraph" style:parent-style-name="Heading_20_4">
      <style:text-properties officeooo:rsid="00a444a8" officeooo:paragraph-rsid="00a444a8"/>
    </style:style>
    <style:style style:name="P780" style:family="paragraph" style:parent-style-name="Heading_20_4">
      <style:text-properties officeooo:rsid="00a5b7c0" officeooo:paragraph-rsid="00a5b7c0"/>
    </style:style>
    <style:style style:name="P781" style:family="paragraph" style:parent-style-name="Heading_20_4">
      <style:text-properties officeooo:rsid="0067e198" officeooo:paragraph-rsid="0067e198"/>
    </style:style>
    <style:style style:name="P782" style:family="paragraph" style:parent-style-name="Heading_20_4">
      <style:text-properties officeooo:paragraph-rsid="00c4c2af"/>
    </style:style>
    <style:style style:name="P783" style:family="paragraph" style:parent-style-name="Contents_20_4">
      <style:paragraph-properties>
        <style:tab-stops>
          <style:tab-stop style:position="17cm" style:type="right" style:leader-style="dotted" style:leader-text="."/>
        </style:tab-stops>
      </style:paragraph-properties>
    </style:style>
    <style:style style:name="P784" style:family="paragraph" style:parent-style-name="Heading_20_5">
      <style:text-properties officeooo:paragraph-rsid="0047c6e7"/>
    </style:style>
    <style:style style:name="P785" style:family="paragraph" style:parent-style-name="Heading_20_5">
      <style:text-properties officeooo:paragraph-rsid="00a2111e"/>
    </style:style>
    <style:style style:name="P786" style:family="paragraph" style:parent-style-name="Heading_20_5">
      <style:text-properties officeooo:paragraph-rsid="00b4254d"/>
    </style:style>
    <style:style style:name="P787" style:family="paragraph" style:parent-style-name="Heading_20_5">
      <style:text-properties officeooo:paragraph-rsid="00d4bb5c"/>
    </style:style>
    <style:style style:name="P788" style:family="paragraph" style:parent-style-name="Heading_20_5">
      <style:text-properties officeooo:rsid="00d72f8a" officeooo:paragraph-rsid="00d72f8a"/>
    </style:style>
    <style:style style:name="P789" style:family="paragraph" style:parent-style-name="Heading_20_5">
      <style:text-properties officeooo:paragraph-rsid="00d60635"/>
    </style:style>
    <style:style style:name="P790" style:family="paragraph" style:parent-style-name="Heading_20_5">
      <style:paragraph-properties fo:background-color="#cccccc">
        <style:background-image/>
      </style:paragraph-properties>
    </style:style>
    <style:style style:name="P791" style:family="paragraph" style:parent-style-name="Heading_20_5">
      <style:paragraph-properties fo:background-color="#cccccc">
        <style:background-image/>
      </style:paragraph-properties>
      <style:text-properties officeooo:paragraph-rsid="007c8205"/>
    </style:style>
    <style:style style:name="P792" style:family="paragraph" style:parent-style-name="Heading_20_5">
      <style:paragraph-properties fo:background-color="#cccccc">
        <style:background-image/>
      </style:paragraph-properties>
      <style:text-properties officeooo:paragraph-rsid="00961084"/>
    </style:style>
    <style:style style:name="P793" style:family="paragraph" style:parent-style-name="Heading_20_6">
      <style:text-properties officeooo:paragraph-rsid="0047c6e7"/>
    </style:style>
    <style:style style:name="P794" style:family="paragraph" style:parent-style-name="Heading_20_6">
      <style:text-properties officeooo:rsid="00581fc7" officeooo:paragraph-rsid="00581fc7"/>
    </style:style>
    <style:style style:name="P795" style:family="paragraph" style:parent-style-name="Heading_20_6">
      <style:text-properties officeooo:paragraph-rsid="0069c3e6"/>
    </style:style>
    <style:style style:name="P796" style:family="paragraph" style:parent-style-name="Heading_20_6">
      <style:text-properties officeooo:paragraph-rsid="00b4254d"/>
    </style:style>
    <style:style style:name="P797" style:family="paragraph" style:parent-style-name="Heading_20_6">
      <style:text-properties officeooo:paragraph-rsid="00d60635"/>
    </style:style>
    <style:style style:name="P798" style:family="paragraph" style:parent-style-name="Heading_20_6">
      <style:text-properties officeooo:paragraph-rsid="00d72f8a"/>
    </style:style>
    <style:style style:name="P799" style:family="paragraph" style:parent-style-name="Contents_20_5">
      <style:paragraph-properties>
        <style:tab-stops>
          <style:tab-stop style:position="17cm" style:type="right" style:leader-style="dotted" style:leader-text="."/>
        </style:tab-stops>
      </style:paragraph-properties>
    </style:style>
    <style:style style:name="P800" style:family="paragraph" style:parent-style-name="Contents_20_6">
      <style:paragraph-properties>
        <style:tab-stops>
          <style:tab-stop style:position="17cm" style:type="right" style:leader-style="dotted" style:leader-text="."/>
        </style:tab-stops>
      </style:paragraph-properties>
    </style:style>
    <style:style style:name="P801" style:family="paragraph" style:parent-style-name="Text_20_body" style:list-style-name="L1">
      <style:text-properties officeooo:paragraph-rsid="00fdd185"/>
    </style:style>
    <style:style style:name="P802" style:family="paragraph" style:parent-style-name="Text_20_body" style:list-style-name="L1">
      <style:text-properties officeooo:rsid="00fdd185" officeooo:paragraph-rsid="00fdd185"/>
    </style:style>
    <style:style style:name="P803" style:family="paragraph" style:parent-style-name="Text_20_body" style:list-style-name="L2">
      <style:text-properties officeooo:paragraph-rsid="00f47d72"/>
    </style:style>
    <style:style style:name="P804" style:family="paragraph" style:parent-style-name="Text_20_body" style:list-style-name="L2">
      <style:text-properties officeooo:rsid="00f26115" officeooo:paragraph-rsid="00f47d72"/>
    </style:style>
    <style:style style:name="P805" style:family="paragraph" style:parent-style-name="Text_20_body" style:list-style-name="L2">
      <style:text-properties officeooo:rsid="00f47d72" officeooo:paragraph-rsid="00f47d72"/>
    </style:style>
    <style:style style:name="P806" style:family="paragraph" style:parent-style-name="Text_20_body" style:list-style-name="L2">
      <style:text-properties officeooo:rsid="00f3616a" officeooo:paragraph-rsid="00f47d72"/>
    </style:style>
    <style:style style:name="P807" style:family="paragraph" style:parent-style-name="Text_20_body" style:list-style-name="L3">
      <style:text-properties officeooo:rsid="00dfc8a8" officeooo:paragraph-rsid="00dfc8a8"/>
    </style:style>
    <style:style style:name="P808" style:family="paragraph" style:parent-style-name="Text_20_body" style:list-style-name="L4">
      <style:text-properties officeooo:rsid="00dfc8a8" officeooo:paragraph-rsid="00dfc8a8"/>
    </style:style>
    <style:style style:name="P809" style:family="paragraph" style:parent-style-name="Text_20_body" style:list-style-name="L5">
      <style:text-properties officeooo:rsid="00dfc8a8" officeooo:paragraph-rsid="00dfc8a8"/>
    </style:style>
    <style:style style:name="P810" style:family="paragraph" style:parent-style-name="Text_20_body" style:list-style-name="L5">
      <style:text-properties officeooo:rsid="00dfc8a8" officeooo:paragraph-rsid="00e08e9f"/>
    </style:style>
    <style:style style:name="P811" style:family="paragraph" style:parent-style-name="Text_20_body" style:list-style-name="L6">
      <style:text-properties officeooo:paragraph-rsid="00e48a1a"/>
    </style:style>
    <style:style style:name="P812" style:family="paragraph" style:parent-style-name="Text_20_body" style:list-style-name="L6">
      <style:text-properties officeooo:rsid="00e2c3c8" officeooo:paragraph-rsid="00e48a1a"/>
    </style:style>
    <style:style style:name="P813" style:family="paragraph" style:parent-style-name="Text_20_body" style:list-style-name="L6">
      <style:text-properties officeooo:rsid="00e48a1a" officeooo:paragraph-rsid="00e48a1a"/>
    </style:style>
    <style:style style:name="P814" style:family="paragraph" style:parent-style-name="Text_20_body" style:list-style-name="L6">
      <style:text-properties officeooo:rsid="00e48a1a" officeooo:paragraph-rsid="00e52ed0"/>
    </style:style>
    <style:style style:name="P815" style:family="paragraph" style:parent-style-name="Text_20_body">
      <style:text-properties officeooo:rsid="0069c3e6" officeooo:paragraph-rsid="00bbad3a"/>
    </style:style>
    <style:style style:name="P816" style:family="paragraph" style:parent-style-name="Text_20_body">
      <style:text-properties officeooo:rsid="0069c3e6" officeooo:paragraph-rsid="00bd248e"/>
    </style:style>
    <style:style style:name="P817" style:family="paragraph" style:parent-style-name="Text_20_body">
      <style:text-properties officeooo:rsid="0069c3e6" officeooo:paragraph-rsid="00be81d0"/>
    </style:style>
    <style:style style:name="P818" style:family="paragraph" style:parent-style-name="Text_20_body">
      <style:text-properties officeooo:rsid="0069c3e6" officeooo:paragraph-rsid="00bf3516"/>
    </style:style>
    <style:style style:name="P819" style:family="paragraph" style:parent-style-name="Text_20_body">
      <style:text-properties officeooo:rsid="0069c3e6" officeooo:paragraph-rsid="00d57fe5"/>
    </style:style>
    <style:style style:name="P820" style:family="paragraph" style:parent-style-name="Text_20_body">
      <style:text-properties officeooo:rsid="0069c3e6" officeooo:paragraph-rsid="00ca63ef"/>
    </style:style>
    <style:style style:name="P821" style:family="paragraph" style:parent-style-name="Text_20_body">
      <style:text-properties officeooo:rsid="0069c3e6" officeooo:paragraph-rsid="00ceea1b"/>
    </style:style>
    <style:style style:name="P822" style:family="paragraph" style:parent-style-name="Text_20_body">
      <style:text-properties officeooo:rsid="0069c3e6" officeooo:paragraph-rsid="00d0dbb6"/>
    </style:style>
    <style:style style:name="P823" style:family="paragraph" style:parent-style-name="Text_20_body">
      <style:text-properties officeooo:paragraph-rsid="00bd248e"/>
    </style:style>
    <style:style style:name="P824" style:family="paragraph" style:parent-style-name="Text_20_body">
      <style:text-properties officeooo:rsid="00b33150" officeooo:paragraph-rsid="00bd248e"/>
    </style:style>
    <style:style style:name="P825" style:family="paragraph" style:parent-style-name="Text_20_body">
      <style:text-properties officeooo:rsid="00b33150" officeooo:paragraph-rsid="00d57fe5"/>
    </style:style>
    <style:style style:name="P826" style:family="paragraph" style:parent-style-name="Text_20_body">
      <style:text-properties officeooo:rsid="00b33150" officeooo:paragraph-rsid="00cf7af1"/>
    </style:style>
    <style:style style:name="P827" style:family="paragraph" style:parent-style-name="Text_20_body">
      <style:text-properties officeooo:rsid="00b33150" officeooo:paragraph-rsid="00d0dbb6"/>
    </style:style>
    <style:style style:name="P828" style:family="paragraph" style:parent-style-name="Text_20_body">
      <style:text-properties officeooo:rsid="005a83df" officeooo:paragraph-rsid="00be81d0"/>
    </style:style>
    <style:style style:name="P829" style:family="paragraph" style:parent-style-name="Text_20_body">
      <style:text-properties officeooo:rsid="005a83df" officeooo:paragraph-rsid="00d0dbb6"/>
    </style:style>
    <style:style style:name="P830" style:family="paragraph" style:parent-style-name="Text_20_body">
      <style:text-properties officeooo:paragraph-rsid="00bf3516"/>
    </style:style>
    <style:style style:name="P831" style:family="paragraph" style:parent-style-name="Text_20_body">
      <style:text-properties officeooo:rsid="00c06c5a" officeooo:paragraph-rsid="00c06c5a"/>
    </style:style>
    <style:style style:name="P832" style:family="paragraph" style:parent-style-name="Text_20_body">
      <style:text-properties officeooo:rsid="00a8d1e5" officeooo:paragraph-rsid="00a8d1e5"/>
    </style:style>
    <style:style style:name="P833" style:family="paragraph" style:parent-style-name="Text_20_body">
      <style:text-properties officeooo:paragraph-rsid="00cf7af1"/>
    </style:style>
    <style:style style:name="P834" style:family="paragraph" style:parent-style-name="Text_20_body">
      <style:text-properties officeooo:rsid="0014721b" officeooo:paragraph-rsid="001c6002"/>
    </style:style>
    <style:style style:name="P835" style:family="paragraph" style:parent-style-name="Text_20_body">
      <style:text-properties officeooo:rsid="00c4c2af" officeooo:paragraph-rsid="00c4c2af"/>
    </style:style>
    <style:style style:name="P836" style:family="paragraph" style:parent-style-name="Text_20_body">
      <style:text-properties officeooo:paragraph-rsid="00d0dbb6"/>
    </style:style>
    <style:style style:name="P837" style:family="paragraph" style:parent-style-name="Source_20_Code">
      <style:text-properties officeooo:rsid="00bd248e" officeooo:paragraph-rsid="00bd248e"/>
    </style:style>
    <style:style style:name="P838" style:family="paragraph" style:parent-style-name="Source_20_Code">
      <style:text-properties officeooo:rsid="00bd248e" officeooo:paragraph-rsid="010257fb"/>
    </style:style>
    <style:style style:name="P839" style:family="paragraph" style:parent-style-name="Source_20_Code">
      <style:text-properties officeooo:rsid="00bd248e" officeooo:paragraph-rsid="00ceea1b"/>
    </style:style>
    <style:style style:name="P840" style:family="paragraph" style:parent-style-name="Source_20_Code">
      <style:text-properties officeooo:rsid="00be81d0" officeooo:paragraph-rsid="010257fb"/>
    </style:style>
    <style:style style:name="P841" style:family="paragraph" style:parent-style-name="Source_20_Code">
      <style:text-properties officeooo:rsid="00be81d0" officeooo:paragraph-rsid="00bf3516"/>
    </style:style>
    <style:style style:name="P842" style:family="paragraph" style:parent-style-name="Source_20_Code">
      <style:text-properties officeooo:paragraph-rsid="00bf3516"/>
    </style:style>
    <style:style style:name="P843" style:family="paragraph" style:parent-style-name="Heading_20_7">
      <style:paragraph-properties fo:background-color="#cccccc">
        <style:background-image/>
      </style:paragraph-properties>
    </style:style>
    <style:style style:name="P844" style:family="paragraph" style:parent-style-name="Heading_20_7">
      <style:paragraph-properties fo:background-color="#cccccc">
        <style:background-image/>
      </style:paragraph-properties>
      <style:text-properties officeooo:paragraph-rsid="00581fc7"/>
    </style:style>
    <style:style style:name="P845" style:family="paragraph" style:parent-style-name="Heading_20_7">
      <style:paragraph-properties fo:background-color="#cccccc">
        <style:background-image/>
      </style:paragraph-properties>
      <style:text-properties officeooo:paragraph-rsid="007c8205"/>
    </style:style>
    <style:style style:name="P846" style:family="paragraph" style:parent-style-name="Heading_20_7">
      <style:paragraph-properties fo:background-color="#cccccc">
        <style:background-image/>
      </style:paragraph-properties>
      <style:text-properties officeooo:paragraph-rsid="00db99fe"/>
    </style:style>
    <style:style style:name="P847" style:family="paragraph" style:parent-style-name="Heading_20_7">
      <style:paragraph-properties fo:background-color="#cccccc">
        <style:background-image/>
      </style:paragraph-properties>
      <style:text-properties officeooo:paragraph-rsid="00b4254d"/>
    </style:style>
    <style:style style:name="P848" style:family="paragraph" style:parent-style-name="Heading_20_7">
      <style:paragraph-properties fo:background-color="#cccccc">
        <style:background-image/>
      </style:paragraph-properties>
      <style:text-properties officeooo:paragraph-rsid="00d60635"/>
    </style:style>
    <style:style style:name="P849" style:family="paragraph" style:parent-style-name="Heading_20_7">
      <style:paragraph-properties fo:background-color="#cccccc">
        <style:background-image/>
      </style:paragraph-properties>
      <style:text-properties officeooo:rsid="00d60635" officeooo:paragraph-rsid="00d60635"/>
    </style:style>
    <style:style style:name="P850" style:family="paragraph" style:parent-style-name="Heading_20_7">
      <style:paragraph-properties fo:background-color="#cccccc">
        <style:background-image/>
      </style:paragraph-properties>
      <style:text-properties officeooo:rsid="00d60635" officeooo:paragraph-rsid="00d72f8a"/>
    </style:style>
    <style:style style:name="P851" style:family="paragraph" style:parent-style-name="Heading_20_7">
      <style:paragraph-properties fo:background-color="#cccccc">
        <style:background-image/>
      </style:paragraph-properties>
      <style:text-properties officeooo:paragraph-rsid="00d72f8a"/>
    </style:style>
    <style:style style:name="P852" style:family="paragraph" style:parent-style-name="Contents_20_7">
      <style:paragraph-properties>
        <style:tab-stops>
          <style:tab-stop style:position="17cm" style:type="right" style:leader-style="dotted" style:leader-text="."/>
        </style:tab-stops>
      </style:paragraph-properties>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T128" style:family="text">
      <style:text-properties officeooo:rsid="01018f63"/>
    </style:style>
    <style:style style:name="T129" style:family="text">
      <style:text-properties officeooo:rsid="010257f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3"><text:a xlink:type="simple" xlink:href="#__RefHeading__196_1859622998" text:style-name="Index_20_Link" text:visited-style-name="Index_20_Link">Introduction to RPGSS<text:tab/>12</text:a></text:p>
          <text:p text:style-name="P762"><text:a xlink:type="simple" xlink:href="#__RefHeading__198_1859622998" text:style-name="Index_20_Link" text:visited-style-name="Index_20_Link">Motivation<text:tab/>13</text:a></text:p>
          <text:p text:style-name="P762"><text:a xlink:type="simple" xlink:href="#__RefHeading__433_1683438956" text:style-name="Index_20_Link" text:visited-style-name="Index_20_Link">Advantages of RPGSS<text:tab/>15</text:a></text:p>
          <text:p text:style-name="P763"><text:a xlink:type="simple" xlink:href="#__RefHeading__203_1859622998" text:style-name="Index_20_Link" text:visited-style-name="Index_20_Link">Getting Started<text:tab/>16</text:a></text:p>
          <text:p text:style-name="P762"><text:a xlink:type="simple" xlink:href="#__RefHeading__43108_2025445396" text:style-name="Index_20_Link" text:visited-style-name="Index_20_Link">Installing RPGSS<text:tab/>17</text:a></text:p>
          <text:p text:style-name="P762"><text:a xlink:type="simple" xlink:href="#__RefHeading__43087_2025445396" text:style-name="Index_20_Link" text:visited-style-name="Index_20_Link">Getting Comfortable With Lua<text:tab/>18</text:a></text:p>
          <text:p text:style-name="P762"><text:a xlink:type="simple" xlink:href="#__RefHeading__43089_2025445396" text:style-name="Index_20_Link" text:visited-style-name="Index_20_Link">Understanding The Filesystem<text:tab/>19</text:a></text:p>
          <text:p text:style-name="P762"><text:a xlink:type="simple" xlink:href="#__RefHeading__43095_2025445396" text:style-name="Index_20_Link" text:visited-style-name="Index_20_Link">Writing Scripts<text:tab/>21</text:a></text:p>
          <text:p text:style-name="P762"><text:a xlink:type="simple" xlink:href="#__RefHeading__43097_2025445396" text:style-name="Index_20_Link" text:visited-style-name="Index_20_Link">Defining Callbacks<text:tab/>23</text:a></text:p>
          <text:p text:style-name="P762"><text:a xlink:type="simple" xlink:href="#__RefHeading__43099_2025445396" text:style-name="Index_20_Link" text:visited-style-name="Index_20_Link">Hello World<text:tab/>24</text:a></text:p>
          <text:p text:style-name="P762"><text:a xlink:type="simple" xlink:href="#__RefHeading__43101_2025445396" text:style-name="Index_20_Link" text:visited-style-name="Index_20_Link">Calling Functions From Event Code<text:tab/>25</text:a></text:p>
          <text:p text:style-name="P763"><text:a xlink:type="simple" xlink:href="#__RefHeading__435_1683438956" text:style-name="Index_20_Link" text:visited-style-name="Index_20_Link">Scripting Reference<text:tab/>27</text:a></text:p>
          <text:p text:style-name="P762"><text:a xlink:type="simple" xlink:href="#__RefHeading__437_1683438956" text:style-name="Index_20_Link" text:visited-style-name="Index_20_Link">Callbacks<text:tab/>28</text:a></text:p>
          <text:p text:style-name="P775"><text:a xlink:type="simple" xlink:href="#__RefHeading__668_1328959338" text:style-name="Index_20_Link" text:visited-style-name="Index_20_Link">onInit<text:tab/>29</text:a></text:p>
          <text:p text:style-name="P775"><text:a xlink:type="simple" xlink:href="#__RefHeading__670_1328959338" text:style-name="Index_20_Link" text:visited-style-name="Index_20_Link">onTitleScreen<text:tab/>30</text:a></text:p>
          <text:p text:style-name="P775"><text:a xlink:type="simple" xlink:href="#__RefHeading__672_1328959338" text:style-name="Index_20_Link" text:visited-style-name="Index_20_Link">onNewGame<text:tab/>31</text:a></text:p>
          <text:p text:style-name="P775"><text:a xlink:type="simple" xlink:href="#__RefHeading__674_1328959338" text:style-name="Index_20_Link" text:visited-style-name="Index_20_Link">onLoadGame<text:tab/>32</text:a></text:p>
          <text:p text:style-name="P775"><text:a xlink:type="simple" xlink:href="#__RefHeading__676_1328959338" text:style-name="Index_20_Link" text:visited-style-name="Index_20_Link">onSaveGame<text:tab/>33</text:a></text:p>
          <text:p text:style-name="P775"><text:a xlink:type="simple" xlink:href="#__RefHeading__678_1328959338" text:style-name="Index_20_Link" text:visited-style-name="Index_20_Link">onSceneDrawn<text:tab/>34</text:a></text:p>
          <text:p text:style-name="P775"><text:a xlink:type="simple" xlink:href="#__RefHeading__680_1328959338" text:style-name="Index_20_Link" text:visited-style-name="Index_20_Link">onDrawCharacter<text:tab/>35</text:a></text:p>
          <text:p text:style-name="P775"><text:a xlink:type="simple" xlink:href="#__RefHeading__682_1328959338" text:style-name="Index_20_Link" text:visited-style-name="Index_20_Link">onCharacterDrawn<text:tab/>36</text:a></text:p>
          <text:p text:style-name="P775"><text:a xlink:type="simple" xlink:href="#__RefHeading__684_1328959338" text:style-name="Index_20_Link" text:visited-style-name="Index_20_Link">onDrawBattler<text:tab/>37</text:a></text:p>
          <text:p text:style-name="P775"><text:a xlink:type="simple" xlink:href="#__RefHeading__686_1328959338" text:style-name="Index_20_Link" text:visited-style-name="Index_20_Link">onBattlerDrawn<text:tab/>38</text:a></text:p>
          <text:p text:style-name="P762"><text:a xlink:type="simple" xlink:href="#__RefHeading__12949_1543672148" text:style-name="Index_20_Link" text:visited-style-name="Index_20_Link">Modules<text:tab/>39</text:a></text:p>
          <text:p text:style-name="P775"><text:a xlink:type="simple" xlink:href="#__RefHeading__12951_1543672148" text:style-name="Index_20_Link" text:visited-style-name="Index_20_Link">core<text:tab/>40</text:a></text:p>
          <text:p text:style-name="P783"><text:a xlink:type="simple" xlink:href="#__RefHeading__2051_1982909385" text:style-name="Index_20_Link" text:visited-style-name="Index_20_Link">Types<text:tab/>41</text:a></text:p>
          <text:p text:style-name="P799"><text:a xlink:type="simple" xlink:href="#__RefHeading__712_1328959338" text:style-name="Index_20_Link" text:visited-style-name="Index_20_Link">ByteArray<text:tab/>42</text:a></text:p>
          <text:p text:style-name="P800"><text:a xlink:type="simple" xlink:href="#__RefHeading__720_1328959338" text:style-name="Index_20_Link" text:visited-style-name="Index_20_Link">Metamethods<text:tab/>43</text:a></text:p>
          <text:p text:style-name="P852"><text:a xlink:type="simple" xlink:href="#__RefHeading__722_1328959338" text:style-name="Index_20_Link" text:visited-style-name="Index_20_Link">(ByteArray).__len<text:tab/>44</text:a></text:p>
          <text:p text:style-name="P852"><text:a xlink:type="simple" xlink:href="#__RefHeading__724_1328959338" text:style-name="Index_20_Link" text:visited-style-name="Index_20_Link">(ByteArray).__add<text:tab/>45</text:a></text:p>
          <text:p text:style-name="P852"><text:a xlink:type="simple" xlink:href="#__RefHeading__726_1328959338" text:style-name="Index_20_Link" text:visited-style-name="Index_20_Link">(ByteArray).__concat<text:tab/>46</text:a></text:p>
          <text:p text:style-name="P800"><text:a xlink:type="simple" xlink:href="#__RefHeading__714_1328959338" text:style-name="Index_20_Link" text:visited-style-name="Index_20_Link">Properties<text:tab/>47</text:a></text:p>
          <text:p text:style-name="P852"><text:a xlink:type="simple" xlink:href="#__RefHeading__728_1328959338" text:style-name="Index_20_Link" text:visited-style-name="Index_20_Link">(ByteArray).size<text:tab/>48</text:a></text:p>
          <text:p text:style-name="P800"><text:a xlink:type="simple" xlink:href="#__RefHeading__716_1328959338" text:style-name="Index_20_Link" text:visited-style-name="Index_20_Link">Functions<text:tab/>49</text:a></text:p>
          <text:p text:style-name="P852"><text:a xlink:type="simple" xlink:href="#__RefHeading__730_1328959338" text:style-name="Index_20_Link" text:visited-style-name="Index_20_Link">(ByteArray):toString<text:tab/>50</text:a></text:p>
          <text:p text:style-name="P852"><text:a xlink:type="simple" xlink:href="#__RefHeading__732_1328959338" text:style-name="Index_20_Link" text:visited-style-name="Index_20_Link">(ByteArray):getByte<text:tab/>51</text:a></text:p>
          <text:p text:style-name="P852"><text:a xlink:type="simple" xlink:href="#__RefHeading__734_1328959338" text:style-name="Index_20_Link" text:visited-style-name="Index_20_Link">(ByteArray):setByte<text:tab/>52</text:a></text:p>
          <text:p text:style-name="P852"><text:a xlink:type="simple" xlink:href="#__RefHeading__736_1328959338" text:style-name="Index_20_Link" text:visited-style-name="Index_20_Link">(ByteArray):resize<text:tab/>53</text:a></text:p>
          <text:p text:style-name="P852"><text:a xlink:type="simple" xlink:href="#__RefHeading__738_1328959338" text:style-name="Index_20_Link" text:visited-style-name="Index_20_Link">(ByteArray):memset<text:tab/>54</text:a></text:p>
          <text:p text:style-name="P852"><text:a xlink:type="simple" xlink:href="#__RefHeading__740_1328959338" text:style-name="Index_20_Link" text:visited-style-name="Index_20_Link">(ByteArray):clear<text:tab/>55</text:a></text:p>
          <text:p text:style-name="P783"><text:a xlink:type="simple" xlink:href="#__RefHeading__7455_1467773382" text:style-name="Index_20_Link" text:visited-style-name="Index_20_Link">Functions<text:tab/>56</text:a></text:p>
          <text:p text:style-name="P799"><text:a xlink:type="simple" xlink:href="#__RefHeading__2233_1316642639" text:style-name="Index_20_Link" text:visited-style-name="Index_20_Link">core.newByteArray<text:tab/>57</text:a></text:p>
          <text:p text:style-name="P775"><text:a xlink:type="simple" xlink:href="#__RefHeading__690_1328959338" text:style-name="Index_20_Link" text:visited-style-name="Index_20_Link">io<text:tab/>58</text:a></text:p>
          <text:p text:style-name="P783"><text:a xlink:type="simple" xlink:href="#__RefHeading__12953_1543672148" text:style-name="Index_20_Link" text:visited-style-name="Index_20_Link">Constants<text:tab/>59</text:a></text:p>
          <text:p text:style-name="P799"><text:a xlink:type="simple" xlink:href="#__RefHeading__12955_1543672148" text:style-name="Index_20_Link" text:visited-style-name="Index_20_Link">FileMode<text:tab/>60</text:a></text:p>
          <text:p text:style-name="P799"><text:a xlink:type="simple" xlink:href="#__RefHeading__12957_1543672148" text:style-name="Index_20_Link" text:visited-style-name="Index_20_Link">SeekMode<text:tab/>61</text:a></text:p>
          <text:p text:style-name="P783"><text:a xlink:type="simple" xlink:href="#__RefHeading__2238_1316642639" text:style-name="Index_20_Link" text:visited-style-name="Index_20_Link">Types<text:tab/>62</text:a></text:p>
          <text:p text:style-name="P799"><text:soft-page-break/><text:a xlink:type="simple" xlink:href="#__RefHeading__2240_1316642639" text:style-name="Index_20_Link" text:visited-style-name="Index_20_Link">File<text:tab/>63</text:a></text:p>
          <text:p text:style-name="P800"><text:a xlink:type="simple" xlink:href="#__RefHeading__2333_1316642639" text:style-name="Index_20_Link" text:visited-style-name="Index_20_Link">Metamethods<text:tab/>64</text:a></text:p>
          <text:p text:style-name="P852"><text:a xlink:type="simple" xlink:href="#__RefHeading__2335_1316642639" text:style-name="Index_20_Link" text:visited-style-name="Index_20_Link">(File).__len<text:tab/>65</text:a></text:p>
          <text:p text:style-name="P800"><text:a xlink:type="simple" xlink:href="#__RefHeading__2337_1316642639" text:style-name="Index_20_Link" text:visited-style-name="Index_20_Link">Properties<text:tab/>66</text:a></text:p>
          <text:p text:style-name="P852"><text:a xlink:type="simple" xlink:href="#__RefHeading__2339_1316642639" text:style-name="Index_20_Link" text:visited-style-name="Index_20_Link">(File).isOpen<text:tab/>67</text:a></text:p>
          <text:p text:style-name="P852"><text:a xlink:type="simple" xlink:href="#__RefHeading__2341_1316642639" text:style-name="Index_20_Link" text:visited-style-name="Index_20_Link">(File).size<text:tab/>68</text:a></text:p>
          <text:p text:style-name="P852"><text:a xlink:type="simple" xlink:href="#__RefHeading__2343_1316642639" text:style-name="Index_20_Link" text:visited-style-name="Index_20_Link">(File).eof<text:tab/>69</text:a></text:p>
          <text:p text:style-name="P800"><text:a xlink:type="simple" xlink:href="#__RefHeading__2349_1316642639" text:style-name="Index_20_Link" text:visited-style-name="Index_20_Link">Functions<text:tab/>70</text:a></text:p>
          <text:p text:style-name="P852"><text:a xlink:type="simple" xlink:href="#__RefHeading__2351_1316642639" text:style-name="Index_20_Link" text:visited-style-name="Index_20_Link">(File):close<text:tab/>71</text:a></text:p>
          <text:p text:style-name="P852"><text:a xlink:type="simple" xlink:href="#__RefHeading__2355_1316642639" text:style-name="Index_20_Link" text:visited-style-name="Index_20_Link">(File):seek<text:tab/>72</text:a></text:p>
          <text:p text:style-name="P852"><text:a xlink:type="simple" xlink:href="#__RefHeading__2357_1316642639" text:style-name="Index_20_Link" text:visited-style-name="Index_20_Link">(File):tell<text:tab/>73</text:a></text:p>
          <text:p text:style-name="P852"><text:a xlink:type="simple" xlink:href="#__RefHeading__2359_1316642639" text:style-name="Index_20_Link" text:visited-style-name="Index_20_Link">(File):read<text:tab/>74</text:a></text:p>
          <text:p text:style-name="P852"><text:a xlink:type="simple" xlink:href="#__RefHeading__2361_1316642639" text:style-name="Index_20_Link" text:visited-style-name="Index_20_Link">(File):write<text:tab/>75</text:a></text:p>
          <text:p text:style-name="P852"><text:a xlink:type="simple" xlink:href="#__RefHeading__2363_1316642639" text:style-name="Index_20_Link" text:visited-style-name="Index_20_Link">(File):flush<text:tab/>76</text:a></text:p>
          <text:p text:style-name="P799"><text:a xlink:type="simple" xlink:href="#__RefHeading__2242_1316642639" text:style-name="Index_20_Link" text:visited-style-name="Index_20_Link">MemoryFile : File<text:tab/>77</text:a></text:p>
          <text:p text:style-name="P800"><text:a xlink:type="simple" xlink:href="#__RefHeading__42874_551941262" text:style-name="Index_20_Link" text:visited-style-name="Index_20_Link">Metamethods<text:tab/>78</text:a></text:p>
          <text:p text:style-name="P852"><text:a xlink:type="simple" xlink:href="#__RefHeading__42876_551941262" text:style-name="Index_20_Link" text:visited-style-name="Index_20_Link">(MemoryFile).__len<text:tab/>79</text:a></text:p>
          <text:p text:style-name="P800"><text:a xlink:type="simple" xlink:href="#__RefHeading__2367_1316642639" text:style-name="Index_20_Link" text:visited-style-name="Index_20_Link">Properties<text:tab/>80</text:a></text:p>
          <text:p text:style-name="P852"><text:a xlink:type="simple" xlink:href="#__RefHeading__2369_1316642639" text:style-name="Index_20_Link" text:visited-style-name="Index_20_Link">(MemoryFile).capacity<text:tab/>81</text:a></text:p>
          <text:p text:style-name="P800"><text:a xlink:type="simple" xlink:href="#__RefHeading__2371_1316642639" text:style-name="Index_20_Link" text:visited-style-name="Index_20_Link">Functions<text:tab/>82</text:a></text:p>
          <text:p text:style-name="P852"><text:a xlink:type="simple" xlink:href="#__RefHeading__2373_1316642639" text:style-name="Index_20_Link" text:visited-style-name="Index_20_Link">(MemoryFile):copyBuffer<text:tab/>83</text:a></text:p>
          <text:p text:style-name="P852"><text:a xlink:type="simple" xlink:href="#__RefHeading__2375_1316642639" text:style-name="Index_20_Link" text:visited-style-name="Index_20_Link">(MemoryFile):reserve<text:tab/>84</text:a></text:p>
          <text:p text:style-name="P852"><text:a xlink:type="simple" xlink:href="#__RefHeading__2377_1316642639" text:style-name="Index_20_Link" text:visited-style-name="Index_20_Link">(MemoryFile):clear<text:tab/>85</text:a></text:p>
          <text:p text:style-name="P799"><text:a xlink:type="simple" xlink:href="#__RefHeading__2244_1316642639" text:style-name="Index_20_Link" text:visited-style-name="Index_20_Link">Reader<text:tab/>86</text:a></text:p>
          <text:p text:style-name="P800"><text:a xlink:type="simple" xlink:href="#__RefHeading__2381_1316642639" text:style-name="Index_20_Link" text:visited-style-name="Index_20_Link">Properties<text:tab/>87</text:a></text:p>
          <text:p text:style-name="P852"><text:a xlink:type="simple" xlink:href="#__RefHeading__2383_1316642639" text:style-name="Index_20_Link" text:visited-style-name="Index_20_Link">(Reader).inputStream<text:tab/>88</text:a></text:p>
          <text:p text:style-name="P800"><text:a xlink:type="simple" xlink:href="#__RefHeading__2385_1316642639" text:style-name="Index_20_Link" text:visited-style-name="Index_20_Link">Functions<text:tab/>89</text:a></text:p>
          <text:p text:style-name="P852"><text:a xlink:type="simple" xlink:href="#__RefHeading__2387_1316642639" text:style-name="Index_20_Link" text:visited-style-name="Index_20_Link">(Reader):skipBytes<text:tab/>90</text:a></text:p>
          <text:p text:style-name="P852"><text:a xlink:type="simple" xlink:href="#__RefHeading__2389_1316642639" text:style-name="Index_20_Link" text:visited-style-name="Index_20_Link">(Reader):readByte<text:tab/>91</text:a></text:p>
          <text:p text:style-name="P852"><text:a xlink:type="simple" xlink:href="#__RefHeading__2391_1316642639" text:style-name="Index_20_Link" text:visited-style-name="Index_20_Link">(Reader):readBytes<text:tab/>92</text:a></text:p>
          <text:p text:style-name="P852"><text:a xlink:type="simple" xlink:href="#__RefHeading__2393_1316642639" text:style-name="Index_20_Link" text:visited-style-name="Index_20_Link">(Reader):readString<text:tab/>93</text:a></text:p>
          <text:p text:style-name="P852"><text:a xlink:type="simple" xlink:href="#__RefHeading__2395_1316642639" text:style-name="Index_20_Link" text:visited-style-name="Index_20_Link">(Reader):readBool<text:tab/>94</text:a></text:p>
          <text:p text:style-name="P852"><text:a xlink:type="simple" xlink:href="#__RefHeading__2397_1316642639" text:style-name="Index_20_Link" text:visited-style-name="Index_20_Link">(Reader):readInt8<text:tab/>95</text:a></text:p>
          <text:p text:style-name="P852"><text:a xlink:type="simple" xlink:href="#__RefHeading__2399_1316642639" text:style-name="Index_20_Link" text:visited-style-name="Index_20_Link">(Reader):readInt16<text:tab/>96</text:a></text:p>
          <text:p text:style-name="P852"><text:a xlink:type="simple" xlink:href="#__RefHeading__2401_1316642639" text:style-name="Index_20_Link" text:visited-style-name="Index_20_Link">(Reader):readInt16BE<text:tab/>97</text:a></text:p>
          <text:p text:style-name="P852"><text:a xlink:type="simple" xlink:href="#__RefHeading__2403_1316642639" text:style-name="Index_20_Link" text:visited-style-name="Index_20_Link">(Reader):readInt32<text:tab/>98</text:a></text:p>
          <text:p text:style-name="P852"><text:a xlink:type="simple" xlink:href="#__RefHeading__2405_1316642639" text:style-name="Index_20_Link" text:visited-style-name="Index_20_Link">(Reader):readInt32BE<text:tab/>99</text:a></text:p>
          <text:p text:style-name="P852"><text:a xlink:type="simple" xlink:href="#__RefHeading__2407_1316642639" text:style-name="Index_20_Link" text:visited-style-name="Index_20_Link">(Reader):readUint8<text:tab/>100</text:a></text:p>
          <text:p text:style-name="P852"><text:a xlink:type="simple" xlink:href="#__RefHeading__2409_1316642639" text:style-name="Index_20_Link" text:visited-style-name="Index_20_Link">(Reader):readUint16<text:tab/>101</text:a></text:p>
          <text:p text:style-name="P852"><text:a xlink:type="simple" xlink:href="#__RefHeading__2411_1316642639" text:style-name="Index_20_Link" text:visited-style-name="Index_20_Link">(Reader):readUint16BE<text:tab/>102</text:a></text:p>
          <text:p text:style-name="P852"><text:a xlink:type="simple" xlink:href="#__RefHeading__2413_1316642639" text:style-name="Index_20_Link" text:visited-style-name="Index_20_Link">(Reader):readUint32<text:tab/>103</text:a></text:p>
          <text:p text:style-name="P852"><text:a xlink:type="simple" xlink:href="#__RefHeading__2415_1316642639" text:style-name="Index_20_Link" text:visited-style-name="Index_20_Link">(Reader):readUint32BE<text:tab/>104</text:a></text:p>
          <text:p text:style-name="P852"><text:a xlink:type="simple" xlink:href="#__RefHeading__2417_1316642639" text:style-name="Index_20_Link" text:visited-style-name="Index_20_Link">(Reader):readFloat<text:tab/>105</text:a></text:p>
          <text:p text:style-name="P852"><text:a xlink:type="simple" xlink:href="#__RefHeading__2419_1316642639" text:style-name="Index_20_Link" text:visited-style-name="Index_20_Link">(Reader):readFloatBE<text:tab/>106</text:a></text:p>
          <text:p text:style-name="P852"><text:a xlink:type="simple" xlink:href="#__RefHeading__2421_1316642639" text:style-name="Index_20_Link" text:visited-style-name="Index_20_Link">(Reader):readDouble<text:tab/>107</text:a></text:p>
          <text:p text:style-name="P852"><text:a xlink:type="simple" xlink:href="#__RefHeading__2423_1316642639" text:style-name="Index_20_Link" text:visited-style-name="Index_20_Link">(Reader):readDoubleBE<text:tab/>108</text:a></text:p>
          <text:p text:style-name="P799"><text:a xlink:type="simple" xlink:href="#__RefHeading__2246_1316642639" text:style-name="Index_20_Link" text:visited-style-name="Index_20_Link">Writer<text:tab/>109</text:a></text:p>
          <text:p text:style-name="P800"><text:a xlink:type="simple" xlink:href="#__RefHeading__2427_1316642639" text:style-name="Index_20_Link" text:visited-style-name="Index_20_Link">Properties<text:tab/>110</text:a></text:p>
          <text:p text:style-name="P852"><text:a xlink:type="simple" xlink:href="#__RefHeading__2429_1316642639" text:style-name="Index_20_Link" text:visited-style-name="Index_20_Link">(Writer).outputStream<text:tab/>111</text:a></text:p>
          <text:p text:style-name="P800"><text:a xlink:type="simple" xlink:href="#__RefHeading__2431_1316642639" text:style-name="Index_20_Link" text:visited-style-name="Index_20_Link">Functions<text:tab/>112</text:a></text:p>
          <text:p text:style-name="P852"><text:a xlink:type="simple" xlink:href="#__RefHeading__2433_1316642639" text:style-name="Index_20_Link" text:visited-style-name="Index_20_Link">(Writer):writeByte<text:tab/>113</text:a></text:p>
          <text:p text:style-name="P852"><text:a xlink:type="simple" xlink:href="#__RefHeading__2435_1316642639" text:style-name="Index_20_Link" text:visited-style-name="Index_20_Link">(Writer):writeBytes<text:tab/>114</text:a></text:p>
          <text:p text:style-name="P852"><text:soft-page-break/><text:a xlink:type="simple" xlink:href="#__RefHeading__2437_1316642639" text:style-name="Index_20_Link" text:visited-style-name="Index_20_Link">(Writer):writeString<text:tab/>115</text:a></text:p>
          <text:p text:style-name="P852"><text:a xlink:type="simple" xlink:href="#__RefHeading__2439_1316642639" text:style-name="Index_20_Link" text:visited-style-name="Index_20_Link">(Writer):writeBool<text:tab/>116</text:a></text:p>
          <text:p text:style-name="P852"><text:a xlink:type="simple" xlink:href="#__RefHeading__2441_1316642639" text:style-name="Index_20_Link" text:visited-style-name="Index_20_Link">(Writer):writeInt8<text:tab/>117</text:a></text:p>
          <text:p text:style-name="P852"><text:a xlink:type="simple" xlink:href="#__RefHeading__2443_1316642639" text:style-name="Index_20_Link" text:visited-style-name="Index_20_Link">(Writer):writeInt16<text:tab/>118</text:a></text:p>
          <text:p text:style-name="P852"><text:a xlink:type="simple" xlink:href="#__RefHeading__2445_1316642639" text:style-name="Index_20_Link" text:visited-style-name="Index_20_Link">(Writer):writeInt16BE<text:tab/>119</text:a></text:p>
          <text:p text:style-name="P852"><text:a xlink:type="simple" xlink:href="#__RefHeading__2447_1316642639" text:style-name="Index_20_Link" text:visited-style-name="Index_20_Link">(Writer):writeInt32<text:tab/>120</text:a></text:p>
          <text:p text:style-name="P852"><text:a xlink:type="simple" xlink:href="#__RefHeading__2449_1316642639" text:style-name="Index_20_Link" text:visited-style-name="Index_20_Link">(Writer):writeInt32BE<text:tab/>121</text:a></text:p>
          <text:p text:style-name="P852"><text:a xlink:type="simple" xlink:href="#__RefHeading__2451_1316642639" text:style-name="Index_20_Link" text:visited-style-name="Index_20_Link">(Writer):writeUint8<text:tab/>122</text:a></text:p>
          <text:p text:style-name="P852"><text:a xlink:type="simple" xlink:href="#__RefHeading__2453_1316642639" text:style-name="Index_20_Link" text:visited-style-name="Index_20_Link">(Writer):writeUint16<text:tab/>123</text:a></text:p>
          <text:p text:style-name="P852"><text:a xlink:type="simple" xlink:href="#__RefHeading__2455_1316642639" text:style-name="Index_20_Link" text:visited-style-name="Index_20_Link">(Writer):writeUint16BE<text:tab/>124</text:a></text:p>
          <text:p text:style-name="P852"><text:a xlink:type="simple" xlink:href="#__RefHeading__2457_1316642639" text:style-name="Index_20_Link" text:visited-style-name="Index_20_Link">(Writer):writeUint32<text:tab/>125</text:a></text:p>
          <text:p text:style-name="P852"><text:a xlink:type="simple" xlink:href="#__RefHeading__2459_1316642639" text:style-name="Index_20_Link" text:visited-style-name="Index_20_Link">(Writer):writeUint32BE<text:tab/>126</text:a></text:p>
          <text:p text:style-name="P852"><text:a xlink:type="simple" xlink:href="#__RefHeading__2461_1316642639" text:style-name="Index_20_Link" text:visited-style-name="Index_20_Link">(Writer):writeFloat<text:tab/>127</text:a></text:p>
          <text:p text:style-name="P852"><text:a xlink:type="simple" xlink:href="#__RefHeading__2463_1316642639" text:style-name="Index_20_Link" text:visited-style-name="Index_20_Link">(Writer):writeFloatBE<text:tab/>128</text:a></text:p>
          <text:p text:style-name="P852"><text:a xlink:type="simple" xlink:href="#__RefHeading__2465_1316642639" text:style-name="Index_20_Link" text:visited-style-name="Index_20_Link">(Writer):writeDouble<text:tab/>129</text:a></text:p>
          <text:p text:style-name="P852"><text:a xlink:type="simple" xlink:href="#__RefHeading__2467_1316642639" text:style-name="Index_20_Link" text:visited-style-name="Index_20_Link">(Writer):writeDoubleBE<text:tab/>130</text:a></text:p>
          <text:p text:style-name="P783"><text:a xlink:type="simple" xlink:href="#__RefHeading__2250_1316642639" text:style-name="Index_20_Link" text:visited-style-name="Index_20_Link">Functions<text:tab/>131</text:a></text:p>
          <text:p text:style-name="P799"><text:a xlink:type="simple" xlink:href="#__RefHeading__2299_1316642639" text:style-name="Index_20_Link" text:visited-style-name="Index_20_Link">io.newMemoryFile<text:tab/>132</text:a></text:p>
          <text:p text:style-name="P799"><text:a xlink:type="simple" xlink:href="#__RefHeading__2301_1316642639" text:style-name="Index_20_Link" text:visited-style-name="Index_20_Link">io.newReader<text:tab/>133</text:a></text:p>
          <text:p text:style-name="P799"><text:a xlink:type="simple" xlink:href="#__RefHeading__2303_1316642639" text:style-name="Index_20_Link" text:visited-style-name="Index_20_Link">io.newWriter<text:tab/>134</text:a></text:p>
          <text:p text:style-name="P799"><text:a xlink:type="simple" xlink:href="#__RefHeading__10217_1669104629" text:style-name="Index_20_Link" text:visited-style-name="Index_20_Link">io.openFile<text:tab/>135</text:a></text:p>
          <text:p text:style-name="P799"><text:a xlink:type="simple" xlink:href="#__RefHeading__2305_1316642639" text:style-name="Index_20_Link" text:visited-style-name="Index_20_Link">io.makeDirectory<text:tab/>136</text:a></text:p>
          <text:p text:style-name="P799"><text:a xlink:type="simple" xlink:href="#__RefHeading__2307_1316642639" text:style-name="Index_20_Link" text:visited-style-name="Index_20_Link">io.remove<text:tab/>137</text:a></text:p>
          <text:p text:style-name="P799"><text:a xlink:type="simple" xlink:href="#__RefHeading__2309_1316642639" text:style-name="Index_20_Link" text:visited-style-name="Index_20_Link">io.enumerate<text:tab/>138</text:a></text:p>
          <text:p text:style-name="P799"><text:a xlink:type="simple" xlink:href="#__RefHeading__2311_1316642639" text:style-name="Index_20_Link" text:visited-style-name="Index_20_Link">io.exists<text:tab/>139</text:a></text:p>
          <text:p text:style-name="P799"><text:a xlink:type="simple" xlink:href="#__RefHeading__2313_1316642639" text:style-name="Index_20_Link" text:visited-style-name="Index_20_Link">io.lastWriteTime<text:tab/>140</text:a></text:p>
          <text:p text:style-name="P799"><text:a xlink:type="simple" xlink:href="#__RefHeading__2315_1316642639" text:style-name="Index_20_Link" text:visited-style-name="Index_20_Link">io.isDirectory<text:tab/>141</text:a></text:p>
          <text:p text:style-name="P799"><text:a xlink:type="simple" xlink:href="#__RefHeading__2317_1316642639" text:style-name="Index_20_Link" text:visited-style-name="Index_20_Link">io.isFile<text:tab/>142</text:a></text:p>
          <text:p text:style-name="P799"><text:a xlink:type="simple" xlink:href="#__RefHeading__2319_1316642639" text:style-name="Index_20_Link" text:visited-style-name="Index_20_Link">io.mount<text:tab/>143</text:a></text:p>
          <text:p text:style-name="P799"><text:a xlink:type="simple" xlink:href="#__RefHeading__2321_1316642639" text:style-name="Index_20_Link" text:visited-style-name="Index_20_Link">io.unmount<text:tab/>144</text:a></text:p>
          <text:p text:style-name="P775"><text:a xlink:type="simple" xlink:href="#__RefHeading__692_1328959338" text:style-name="Index_20_Link" text:visited-style-name="Index_20_Link">audio<text:tab/>145</text:a></text:p>
          <text:p text:style-name="P783"><text:a xlink:type="simple" xlink:href="#__RefHeading__2252_1316642639" text:style-name="Index_20_Link" text:visited-style-name="Index_20_Link">Types<text:tab/>146</text:a></text:p>
          <text:p text:style-name="P799"><text:a xlink:type="simple" xlink:href="#__RefHeading__13145_1543672148" text:style-name="Index_20_Link" text:visited-style-name="Index_20_Link">Sound<text:tab/>147</text:a></text:p>
          <text:p text:style-name="P800"><text:a xlink:type="simple" xlink:href="#__RefHeading__13147_1543672148" text:style-name="Index_20_Link" text:visited-style-name="Index_20_Link">Metamethods<text:tab/>148</text:a></text:p>
          <text:p text:style-name="P852"><text:a xlink:type="simple" xlink:href="#__RefHeading__13149_1543672148" text:style-name="Index_20_Link" text:visited-style-name="Index_20_Link">(Sound).__len<text:tab/>149</text:a></text:p>
          <text:p text:style-name="P800"><text:a xlink:type="simple" xlink:href="#__RefHeading__13151_1543672148" text:style-name="Index_20_Link" text:visited-style-name="Index_20_Link">Properties<text:tab/>150</text:a></text:p>
          <text:p text:style-name="P852"><text:a xlink:type="simple" xlink:href="#__RefHeading__13153_1543672148" text:style-name="Index_20_Link" text:visited-style-name="Index_20_Link">(Sound).isPlaying<text:tab/>151</text:a></text:p>
          <text:p text:style-name="P852"><text:a xlink:type="simple" xlink:href="#__RefHeading__13155_1543672148" text:style-name="Index_20_Link" text:visited-style-name="Index_20_Link">(Sound).isSeekable<text:tab/>152</text:a></text:p>
          <text:p text:style-name="P852"><text:a xlink:type="simple" xlink:href="#__RefHeading__13157_1543672148" text:style-name="Index_20_Link" text:visited-style-name="Index_20_Link">(Sound).length<text:tab/>153</text:a></text:p>
          <text:p text:style-name="P852"><text:a xlink:type="simple" xlink:href="#__RefHeading__13159_1543672148" text:style-name="Index_20_Link" text:visited-style-name="Index_20_Link">(Sound).repeat<text:tab/>154</text:a></text:p>
          <text:p text:style-name="P852"><text:a xlink:type="simple" xlink:href="#__RefHeading__13161_1543672148" text:style-name="Index_20_Link" text:visited-style-name="Index_20_Link">(Sound).volume<text:tab/>155</text:a></text:p>
          <text:p text:style-name="P852"><text:a xlink:type="simple" xlink:href="#__RefHeading__13163_1543672148" text:style-name="Index_20_Link" text:visited-style-name="Index_20_Link">(Sound).position<text:tab/>156</text:a></text:p>
          <text:p text:style-name="P800"><text:a xlink:type="simple" xlink:href="#__RefHeading__13165_1543672148" text:style-name="Index_20_Link" text:visited-style-name="Index_20_Link">Functions<text:tab/>157</text:a></text:p>
          <text:p text:style-name="P852"><text:a xlink:type="simple" xlink:href="#__RefHeading__13167_1543672148" text:style-name="Index_20_Link" text:visited-style-name="Index_20_Link">(Sound):play<text:tab/>158</text:a></text:p>
          <text:p text:style-name="P852"><text:a xlink:type="simple" xlink:href="#__RefHeading__13169_1543672148" text:style-name="Index_20_Link" text:visited-style-name="Index_20_Link">(Sound):stop<text:tab/>159</text:a></text:p>
          <text:p text:style-name="P852"><text:a xlink:type="simple" xlink:href="#__RefHeading__13171_1543672148" text:style-name="Index_20_Link" text:visited-style-name="Index_20_Link">(Sound):reset<text:tab/>160</text:a></text:p>
          <text:p text:style-name="P799"><text:a xlink:type="simple" xlink:href="#__RefHeading__13200_1543672148" text:style-name="Index_20_Link" text:visited-style-name="Index_20_Link">SoundEffect<text:tab/>161</text:a></text:p>
          <text:p text:style-name="P800"><text:a xlink:type="simple" xlink:href="#__RefHeading__13151_15436721481" text:style-name="Index_20_Link" text:visited-style-name="Index_20_Link">Properties<text:tab/>162</text:a></text:p>
          <text:p text:style-name="P852"><text:a xlink:type="simple" xlink:href="#__RefHeading__13161_15436721481" text:style-name="Index_20_Link" text:visited-style-name="Index_20_Link">(SoundEffect).volume<text:tab/>163</text:a></text:p>
          <text:p text:style-name="P800"><text:a xlink:type="simple" xlink:href="#__RefHeading__13165_15436721481" text:style-name="Index_20_Link" text:visited-style-name="Index_20_Link">Functions<text:tab/>164</text:a></text:p>
          <text:p text:style-name="P852"><text:a xlink:type="simple" xlink:href="#__RefHeading__13167_15436721481" text:style-name="Index_20_Link" text:visited-style-name="Index_20_Link">(SoundEffect):play<text:tab/>165</text:a></text:p>
          <text:p text:style-name="P852"><text:a xlink:type="simple" xlink:href="#__RefHeading__13169_15436721481" text:style-name="Index_20_Link" text:visited-style-name="Index_20_Link">(SoundEffect):stop<text:tab/>166</text:a></text:p>
          <text:p text:style-name="P783"><text:soft-page-break/><text:a xlink:type="simple" xlink:href="#__RefHeading__2256_1316642639" text:style-name="Index_20_Link" text:visited-style-name="Index_20_Link">Functions<text:tab/>167</text:a></text:p>
          <text:p text:style-name="P799"><text:a xlink:type="simple" xlink:href="#__RefHeading__13132_1543672148" text:style-name="Index_20_Link" text:visited-style-name="Index_20_Link">audio.openSound<text:tab/>168</text:a></text:p>
          <text:p text:style-name="P799"><text:a xlink:type="simple" xlink:href="#__RefHeading__13134_1543672148" text:style-name="Index_20_Link" text:visited-style-name="Index_20_Link">audio.openSoundEffect<text:tab/>169</text:a></text:p>
          <text:p text:style-name="P775"><text:a xlink:type="simple" xlink:href="#__RefHeading__694_1328959338" text:style-name="Index_20_Link" text:visited-style-name="Index_20_Link">graphics<text:tab/>170</text:a></text:p>
          <text:p text:style-name="P783"><text:a xlink:type="simple" xlink:href="#__RefHeading__13136_1543672148" text:style-name="Index_20_Link" text:visited-style-name="Index_20_Link">Constants<text:tab/>171</text:a></text:p>
          <text:p text:style-name="P799"><text:a xlink:type="simple" xlink:href="#__RefHeading__13205_1543672148" text:style-name="Index_20_Link" text:visited-style-name="Index_20_Link">BlendMode<text:tab/>172</text:a></text:p>
          <text:p text:style-name="P783"><text:a xlink:type="simple" xlink:href="#__RefHeading__2258_1316642639" text:style-name="Index_20_Link" text:visited-style-name="Index_20_Link">Types<text:tab/>173</text:a></text:p>
          <text:p text:style-name="P799"><text:a xlink:type="simple" xlink:href="#__RefHeading__20970_752421376" text:style-name="Index_20_Link" text:visited-style-name="Index_20_Link">Image<text:tab/>174</text:a></text:p>
          <text:p text:style-name="P800"><text:a xlink:type="simple" xlink:href="#__RefHeading__20972_752421376" text:style-name="Index_20_Link" text:visited-style-name="Index_20_Link">Metamethods<text:tab/>175</text:a></text:p>
          <text:p text:style-name="P852"><text:a xlink:type="simple" xlink:href="#__RefHeading__20974_752421376" text:style-name="Index_20_Link" text:visited-style-name="Index_20_Link">(Image).__len<text:tab/>176</text:a></text:p>
          <text:p text:style-name="P800"><text:a xlink:type="simple" xlink:href="#__RefHeading__20976_752421376" text:style-name="Index_20_Link" text:visited-style-name="Index_20_Link">Properties<text:tab/>177</text:a></text:p>
          <text:p text:style-name="P852"><text:a xlink:type="simple" xlink:href="#__RefHeading__20978_752421376" text:style-name="Index_20_Link" text:visited-style-name="Index_20_Link">(Image).width<text:tab/>178</text:a></text:p>
          <text:p text:style-name="P852"><text:a xlink:type="simple" xlink:href="#__RefHeading__20980_752421376" text:style-name="Index_20_Link" text:visited-style-name="Index_20_Link">(Image).height<text:tab/>179</text:a></text:p>
          <text:p text:style-name="P800"><text:a xlink:type="simple" xlink:href="#__RefHeading__20982_752421376" text:style-name="Index_20_Link" text:visited-style-name="Index_20_Link">Functions<text:tab/>180</text:a></text:p>
          <text:p text:style-name="P852"><text:a xlink:type="simple" xlink:href="#__RefHeading__20984_752421376" text:style-name="Index_20_Link" text:visited-style-name="Index_20_Link">(Image):getDimensions<text:tab/>181</text:a></text:p>
          <text:p text:style-name="P852"><text:a xlink:type="simple" xlink:href="#__RefHeading__20990_752421376" text:style-name="Index_20_Link" text:visited-style-name="Index_20_Link">(Image):getClipRect<text:tab/>182</text:a></text:p>
          <text:p text:style-name="P852"><text:a xlink:type="simple" xlink:href="#__RefHeading__20992_752421376" text:style-name="Index_20_Link" text:visited-style-name="Index_20_Link">(Image):setClipRect<text:tab/>183</text:a></text:p>
          <text:p text:style-name="P852"><text:a xlink:type="simple" xlink:href="#__RefHeading__20994_752421376" text:style-name="Index_20_Link" text:visited-style-name="Index_20_Link">(Image):copyPixels<text:tab/>184</text:a></text:p>
          <text:p text:style-name="P852"><text:a xlink:type="simple" xlink:href="#__RefHeading__20996_752421376" text:style-name="Index_20_Link" text:visited-style-name="Index_20_Link">(Image):copyRect<text:tab/>185</text:a></text:p>
          <text:p text:style-name="P852"><text:a xlink:type="simple" xlink:href="#__RefHeading__20998_752421376" text:style-name="Index_20_Link" text:visited-style-name="Index_20_Link">(Image):resize<text:tab/>186</text:a></text:p>
          <text:p text:style-name="P852"><text:a xlink:type="simple" xlink:href="#__RefHeading__21000_752421376" text:style-name="Index_20_Link" text:visited-style-name="Index_20_Link">(Image):setAlpha<text:tab/>187</text:a></text:p>
          <text:p text:style-name="P852"><text:a xlink:type="simple" xlink:href="#__RefHeading__21002_752421376" text:style-name="Index_20_Link" text:visited-style-name="Index_20_Link">(Image):clear<text:tab/>188</text:a></text:p>
          <text:p text:style-name="P852"><text:a xlink:type="simple" xlink:href="#__RefHeading__21004_752421376" text:style-name="Index_20_Link" text:visited-style-name="Index_20_Link">(Image):grey<text:tab/>189</text:a></text:p>
          <text:p text:style-name="P852"><text:a xlink:type="simple" xlink:href="#__RefHeading__21006_752421376" text:style-name="Index_20_Link" text:visited-style-name="Index_20_Link">(Image):flip<text:tab/>190</text:a></text:p>
          <text:p text:style-name="P852"><text:a xlink:type="simple" xlink:href="#__RefHeading__21008_752421376" text:style-name="Index_20_Link" text:visited-style-name="Index_20_Link">(Image):rotate<text:tab/>191</text:a></text:p>
          <text:p text:style-name="P852"><text:a xlink:type="simple" xlink:href="#__RefHeading__21010_752421376" text:style-name="Index_20_Link" text:visited-style-name="Index_20_Link">(Image):getPixel<text:tab/>192</text:a></text:p>
          <text:p text:style-name="P852"><text:a xlink:type="simple" xlink:href="#__RefHeading__21012_752421376" text:style-name="Index_20_Link" text:visited-style-name="Index_20_Link">(Image):setPixel<text:tab/>193</text:a></text:p>
          <text:p text:style-name="P852"><text:a xlink:type="simple" xlink:href="#__RefHeading__21014_752421376" text:style-name="Index_20_Link" text:visited-style-name="Index_20_Link">(Image):drawPoint<text:tab/>194</text:a></text:p>
          <text:p text:style-name="P852"><text:a xlink:type="simple" xlink:href="#__RefHeading__21016_752421376" text:style-name="Index_20_Link" text:visited-style-name="Index_20_Link">(Image):drawLine<text:tab/>195</text:a></text:p>
          <text:p text:style-name="P852"><text:a xlink:type="simple" xlink:href="#__RefHeading__21018_752421376" text:style-name="Index_20_Link" text:visited-style-name="Index_20_Link">(Image):drawRectangle<text:tab/>196</text:a></text:p>
          <text:p text:style-name="P852"><text:a xlink:type="simple" xlink:href="#__RefHeading__21020_752421376" text:style-name="Index_20_Link" text:visited-style-name="Index_20_Link">(Image):drawCircle<text:tab/>198</text:a></text:p>
          <text:p text:style-name="P852"><text:a xlink:type="simple" xlink:href="#__RefHeading__21022_752421376" text:style-name="Index_20_Link" text:visited-style-name="Index_20_Link">(Image):draw<text:tab/>199</text:a></text:p>
          <text:p text:style-name="P852"><text:a xlink:type="simple" xlink:href="#__RefHeading__21024_752421376" text:style-name="Index_20_Link" text:visited-style-name="Index_20_Link">(Image):drawq<text:tab/>201</text:a></text:p>
          <text:p text:style-name="P852"><text:a xlink:type="simple" xlink:href="#__RefHeading__21026_752421376" text:style-name="Index_20_Link" text:visited-style-name="Index_20_Link">(Image):drawText<text:tab/>203</text:a></text:p>
          <text:p text:style-name="P852"><text:a xlink:type="simple" xlink:href="#__RefHeading__21028_752421376" text:style-name="Index_20_Link" text:visited-style-name="Index_20_Link">(Image):drawWindow<text:tab/>204</text:a></text:p>
          <text:p text:style-name="P799"><text:a xlink:type="simple" xlink:href="#__RefHeading__21030_752421376" text:style-name="Index_20_Link" text:visited-style-name="Index_20_Link">Font<text:tab/>205</text:a></text:p>
          <text:p text:style-name="P800"><text:a xlink:type="simple" xlink:href="#__RefHeading__21032_752421376" text:style-name="Index_20_Link" text:visited-style-name="Index_20_Link">Properties<text:tab/>206</text:a></text:p>
          <text:p text:style-name="P852"><text:a xlink:type="simple" xlink:href="#__RefHeading__21034_752421376" text:style-name="Index_20_Link" text:visited-style-name="Index_20_Link">(Font).maxCharWidth<text:tab/>207</text:a></text:p>
          <text:p text:style-name="P852"><text:a xlink:type="simple" xlink:href="#__RefHeading__21036_752421376" text:style-name="Index_20_Link" text:visited-style-name="Index_20_Link">(Font).maxCharHeight<text:tab/>208</text:a></text:p>
          <text:p text:style-name="P852"><text:a xlink:type="simple" xlink:href="#__RefHeading__21038_752421376" text:style-name="Index_20_Link" text:visited-style-name="Index_20_Link">(Font).tabWidth<text:tab/>209</text:a></text:p>
          <text:p text:style-name="P800"><text:a xlink:type="simple" xlink:href="#__RefHeading__21040_752421376" text:style-name="Index_20_Link" text:visited-style-name="Index_20_Link">Functions<text:tab/>210</text:a></text:p>
          <text:p text:style-name="P852"><text:a xlink:type="simple" xlink:href="#__RefHeading__21042_752421376" text:style-name="Index_20_Link" text:visited-style-name="Index_20_Link">(Font):getTextWidth<text:tab/>211</text:a></text:p>
          <text:p text:style-name="P852"><text:a xlink:type="simple" xlink:href="#__RefHeading__21044_752421376" text:style-name="Index_20_Link" text:visited-style-name="Index_20_Link">(Font):wordWrapText<text:tab/>212</text:a></text:p>
          <text:p text:style-name="P799"><text:a xlink:type="simple" xlink:href="#__RefHeading__21046_752421376" text:style-name="Index_20_Link" text:visited-style-name="Index_20_Link">WindowSkin<text:tab/>213</text:a></text:p>
          <text:p text:style-name="P800"><text:a xlink:type="simple" xlink:href="#__RefHeading__21048_752421376" text:style-name="Index_20_Link" text:visited-style-name="Index_20_Link">Properties<text:tab/>214</text:a></text:p>
          <text:p text:style-name="P852"><text:a xlink:type="simple" xlink:href="#__RefHeading__21050_752421376" text:style-name="Index_20_Link" text:visited-style-name="Index_20_Link">(WindowSkin).topLeftColor<text:tab/>215</text:a></text:p>
          <text:p text:style-name="P852"><text:a xlink:type="simple" xlink:href="#__RefHeading__21052_752421376" text:style-name="Index_20_Link" text:visited-style-name="Index_20_Link">(WindowSkin).topRightColor<text:tab/>216</text:a></text:p>
          <text:p text:style-name="P852"><text:a xlink:type="simple" xlink:href="#__RefHeading__21054_752421376" text:style-name="Index_20_Link" text:visited-style-name="Index_20_Link">(WindowSkin).bottomRightColor<text:tab/>217</text:a></text:p>
          <text:p text:style-name="P852"><text:a xlink:type="simple" xlink:href="#__RefHeading__21056_752421376" text:style-name="Index_20_Link" text:visited-style-name="Index_20_Link">(WindowSkin).bottomLeftColor<text:tab/>218</text:a></text:p>
          <text:p text:style-name="P783"><text:a xlink:type="simple" xlink:href="#__RefHeading__2262_1316642639" text:style-name="Index_20_Link" text:visited-style-name="Index_20_Link">Functions<text:tab/>219</text:a></text:p>
          <text:p text:style-name="P799"><text:a xlink:type="simple" xlink:href="#__RefHeading__13207_1543672148" text:style-name="Index_20_Link" text:visited-style-name="Index_20_Link">graphics.readImage<text:tab/>220</text:a></text:p>
          <text:p text:style-name="P799"><text:a xlink:type="simple" xlink:href="#__RefHeading__13209_1543672148" text:style-name="Index_20_Link" text:visited-style-name="Index_20_Link">graphics.writeImage<text:tab/>221</text:a></text:p>
          <text:p text:style-name="P799"><text:soft-page-break/><text:a xlink:type="simple" xlink:href="#__RefHeading__13211_1543672148" text:style-name="Index_20_Link" text:visited-style-name="Index_20_Link">graphics.newImage<text:tab/>222</text:a></text:p>
          <text:p text:style-name="P799"><text:a xlink:type="simple" xlink:href="#__RefHeading__13213_1543672148" text:style-name="Index_20_Link" text:visited-style-name="Index_20_Link">graphics.newFont<text:tab/>223</text:a></text:p>
          <text:p text:style-name="P799"><text:a xlink:type="simple" xlink:href="#__RefHeading__13215_1543672148" text:style-name="Index_20_Link" text:visited-style-name="Index_20_Link">graphics.newWindowSkin<text:tab/>224</text:a></text:p>
          <text:p text:style-name="P799"><text:a xlink:type="simple" xlink:href="#__RefHeading__13217_1543672148" text:style-name="Index_20_Link" text:visited-style-name="Index_20_Link">graphics.packColor<text:tab/>225</text:a></text:p>
          <text:p text:style-name="P799"><text:a xlink:type="simple" xlink:href="#__RefHeading__13219_1543672148" text:style-name="Index_20_Link" text:visited-style-name="Index_20_Link">graphics.unpackColor<text:tab/>226</text:a></text:p>
          <text:p text:style-name="P775"><text:a xlink:type="simple" xlink:href="#__RefHeading__12959_1543672148" text:style-name="Index_20_Link" text:visited-style-name="Index_20_Link">keyboard<text:tab/>227</text:a></text:p>
          <text:p text:style-name="P783"><text:a xlink:type="simple" xlink:href="#__RefHeading__2266_1316642639" text:style-name="Index_20_Link" text:visited-style-name="Index_20_Link">Constants<text:tab/>228</text:a></text:p>
          <text:p text:style-name="P799"><text:a xlink:type="simple" xlink:href="#__RefHeading__13090_1543672148" text:style-name="Index_20_Link" text:visited-style-name="Index_20_Link">Key<text:tab/>229</text:a></text:p>
          <text:p text:style-name="P783"><text:a xlink:type="simple" xlink:href="#__RefHeading__2268_1316642639" text:style-name="Index_20_Link" text:visited-style-name="Index_20_Link">Functions<text:tab/>231</text:a></text:p>
          <text:p text:style-name="P799"><text:a xlink:type="simple" xlink:href="#__RefHeading__13092_1543672148" text:style-name="Index_20_Link" text:visited-style-name="Index_20_Link">keyboard.isDown<text:tab/>232</text:a></text:p>
          <text:p text:style-name="P799"><text:a xlink:type="simple" xlink:href="#__RefHeading__13094_1543672148" text:style-name="Index_20_Link" text:visited-style-name="Index_20_Link">keyboard.isAnyDown<text:tab/>233</text:a></text:p>
          <text:p text:style-name="P775"><text:a xlink:type="simple" xlink:href="#__RefHeading__698_1328959338" text:style-name="Index_20_Link" text:visited-style-name="Index_20_Link">mouse<text:tab/>234</text:a></text:p>
          <text:p text:style-name="P783"><text:a xlink:type="simple" xlink:href="#__RefHeading__2272_1316642639" text:style-name="Index_20_Link" text:visited-style-name="Index_20_Link">Constants<text:tab/>235</text:a></text:p>
          <text:p text:style-name="P799"><text:a xlink:type="simple" xlink:href="#__RefHeading__13096_1543672148" text:style-name="Index_20_Link" text:visited-style-name="Index_20_Link">MouseButton<text:tab/>236</text:a></text:p>
          <text:p text:style-name="P783"><text:a xlink:type="simple" xlink:href="#__RefHeading__13098_1543672148" text:style-name="Index_20_Link" text:visited-style-name="Index_20_Link">Properties<text:tab/>237</text:a></text:p>
          <text:p text:style-name="P799"><text:a xlink:type="simple" xlink:href="#__RefHeading__13100_1543672148" text:style-name="Index_20_Link" text:visited-style-name="Index_20_Link">mouse.x<text:tab/>238</text:a></text:p>
          <text:p text:style-name="P799"><text:a xlink:type="simple" xlink:href="#__RefHeading__13102_1543672148" text:style-name="Index_20_Link" text:visited-style-name="Index_20_Link">mouse.y<text:tab/>239</text:a></text:p>
          <text:p text:style-name="P783"><text:a xlink:type="simple" xlink:href="#__RefHeading__2274_1316642639" text:style-name="Index_20_Link" text:visited-style-name="Index_20_Link">Functions<text:tab/>240</text:a></text:p>
          <text:p text:style-name="P799"><text:a xlink:type="simple" xlink:href="#__RefHeading__13104_1543672148" text:style-name="Index_20_Link" text:visited-style-name="Index_20_Link">mouse.getPosition<text:tab/>241</text:a></text:p>
          <text:p text:style-name="P799"><text:a xlink:type="simple" xlink:href="#__RefHeading__13106_1543672148" text:style-name="Index_20_Link" text:visited-style-name="Index_20_Link">mouse.isDown<text:tab/>242</text:a></text:p>
          <text:p text:style-name="P799"><text:a xlink:type="simple" xlink:href="#__RefHeading__13108_1543672148" text:style-name="Index_20_Link" text:visited-style-name="Index_20_Link">mouse.isAnyDown<text:tab/>243</text:a></text:p>
          <text:p text:style-name="P775"><text:a xlink:type="simple" xlink:href="#__RefHeading__700_1328959338" text:style-name="Index_20_Link" text:visited-style-name="Index_20_Link">timer<text:tab/>244</text:a></text:p>
          <text:p text:style-name="P783"><text:a xlink:type="simple" xlink:href="#__RefHeading__2280_1316642639" text:style-name="Index_20_Link" text:visited-style-name="Index_20_Link">Functions<text:tab/>245</text:a></text:p>
          <text:p text:style-name="P799"><text:a xlink:type="simple" xlink:href="#__RefHeading__13116_1543672148" text:style-name="Index_20_Link" text:visited-style-name="Index_20_Link">timer.getTicks<text:tab/>246</text:a></text:p>
          <text:p text:style-name="P799"><text:a xlink:type="simple" xlink:href="#__RefHeading__13118_1543672148" text:style-name="Index_20_Link" text:visited-style-name="Index_20_Link">timer.getTime<text:tab/>247</text:a></text:p>
          <text:p text:style-name="P799"><text:a xlink:type="simple" xlink:href="#__RefHeading__13120_1543672148" text:style-name="Index_20_Link" text:visited-style-name="Index_20_Link">timer.getTimeInfo<text:tab/>248</text:a></text:p>
          <text:p text:style-name="P775"><text:a xlink:type="simple" xlink:href="#__RefHeading__702_1328959338" text:style-name="Index_20_Link" text:visited-style-name="Index_20_Link">util<text:tab/>250</text:a></text:p>
          <text:p text:style-name="P783"><text:a xlink:type="simple" xlink:href="#__RefHeading__2286_1316642639" text:style-name="Index_20_Link" text:visited-style-name="Index_20_Link">Functions<text:tab/>251</text:a></text:p>
          <text:p text:style-name="P799"><text:a xlink:type="simple" xlink:href="#__RefHeading__13122_1543672148" text:style-name="Index_20_Link" text:visited-style-name="Index_20_Link">util.compress<text:tab/>252</text:a></text:p>
          <text:p text:style-name="P799"><text:a xlink:type="simple" xlink:href="#__RefHeading__13124_1543672148" text:style-name="Index_20_Link" text:visited-style-name="Index_20_Link">util.decompress<text:tab/>253</text:a></text:p>
          <text:p text:style-name="P775"><text:a xlink:type="simple" xlink:href="#__RefHeading__704_1328959338" text:style-name="Index_20_Link" text:visited-style-name="Index_20_Link">game<text:tab/>254</text:a></text:p>
          <text:p text:style-name="P783"><text:a xlink:type="simple" xlink:href="#__RefHeading__13138_1543672148" text:style-name="Index_20_Link" text:visited-style-name="Index_20_Link">Constants<text:tab/>255</text:a></text:p>
          <text:p text:style-name="P799"><text:a xlink:type="simple" xlink:href="#__RefHeading__21129_752421376" text:style-name="Index_20_Link" text:visited-style-name="Index_20_Link">Scene<text:tab/>256</text:a></text:p>
          <text:p text:style-name="P799"><text:a xlink:type="simple" xlink:href="#__RefHeading__21147_752421376" text:style-name="Index_20_Link" text:visited-style-name="Index_20_Link">Direction<text:tab/>257</text:a></text:p>
          <text:p text:style-name="P799"><text:a xlink:type="simple" xlink:href="#__RefHeading__21149_752421376" text:style-name="Index_20_Link" text:visited-style-name="Index_20_Link">Facing<text:tab/>258</text:a></text:p>
          <text:p text:style-name="P799"><text:a xlink:type="simple" xlink:href="#__RefHeading__21151_752421376" text:style-name="Index_20_Link" text:visited-style-name="Index_20_Link">Layer<text:tab/>259</text:a></text:p>
          <text:p text:style-name="P799"><text:a xlink:type="simple" xlink:href="#__RefHeading__21153_752421376" text:style-name="Index_20_Link" text:visited-style-name="Index_20_Link">AnimationType<text:tab/>260</text:a></text:p>
          <text:p text:style-name="P799"><text:a xlink:type="simple" xlink:href="#__RefHeading__21155_752421376" text:style-name="Index_20_Link" text:visited-style-name="Index_20_Link">ControlMode<text:tab/>261</text:a></text:p>
          <text:p text:style-name="P799"><text:a xlink:type="simple" xlink:href="#__RefHeading__21157_752421376" text:style-name="Index_20_Link" text:visited-style-name="Index_20_Link">HeroVehicle<text:tab/>262</text:a></text:p>
          <text:p text:style-name="P799"><text:a xlink:type="simple" xlink:href="#__RefHeading__21159_752421376" text:style-name="Index_20_Link" text:visited-style-name="Index_20_Link">GameKey<text:tab/>263</text:a></text:p>
          <text:p text:style-name="P783"><text:a xlink:type="simple" xlink:href="#__RefHeading__30670_227224897" text:style-name="Index_20_Link" text:visited-style-name="Index_20_Link">Types<text:tab/>264</text:a></text:p>
          <text:p text:style-name="P799"><text:a xlink:type="simple" xlink:href="#__RefHeading__30672_227224897" text:style-name="Index_20_Link" text:visited-style-name="Index_20_Link">Character<text:tab/>265</text:a></text:p>
          <text:p text:style-name="P800"><text:a xlink:type="simple" xlink:href="#__RefHeading__36190_570825469" text:style-name="Index_20_Link" text:visited-style-name="Index_20_Link">Properties<text:tab/>266</text:a></text:p>
          <text:p text:style-name="P852"><text:a xlink:type="simple" xlink:href="#__RefHeading__36192_570825469" text:style-name="Index_20_Link" text:visited-style-name="Index_20_Link">(Character).id<text:tab/>267</text:a></text:p>
          <text:p text:style-name="P852"><text:a xlink:type="simple" xlink:href="#__RefHeading__36194_570825469" text:style-name="Index_20_Link" text:visited-style-name="Index_20_Link">(Character).name<text:tab/>268</text:a></text:p>
          <text:p text:style-name="P852"><text:a xlink:type="simple" xlink:href="#__RefHeading__36196_570825469" text:style-name="Index_20_Link" text:visited-style-name="Index_20_Link">(Character).charsetFilename<text:tab/>269</text:a></text:p>
          <text:p text:style-name="P852"><text:a xlink:type="simple" xlink:href="#__RefHeading__36198_570825469" text:style-name="Index_20_Link" text:visited-style-name="Index_20_Link">(Character).charsetId<text:tab/>270</text:a></text:p>
          <text:p text:style-name="P852"><text:a xlink:type="simple" xlink:href="#__RefHeading__36200_570825469" text:style-name="Index_20_Link" text:visited-style-name="Index_20_Link">(Character).enabled<text:tab/>271</text:a></text:p>
          <text:p text:style-name="P852"><text:a xlink:type="simple" xlink:href="#__RefHeading__36202_570825469" text:style-name="Index_20_Link" text:visited-style-name="Index_20_Link">(Character).screenX<text:tab/>272</text:a></text:p>
          <text:p text:style-name="P852"><text:a xlink:type="simple" xlink:href="#__RefHeading__36204_570825469" text:style-name="Index_20_Link" text:visited-style-name="Index_20_Link">(Character).screenY<text:tab/>273</text:a></text:p>
          <text:p text:style-name="P852"><text:a xlink:type="simple" xlink:href="#__RefHeading__36206_570825469" text:style-name="Index_20_Link" text:visited-style-name="Index_20_Link">(Character).x<text:tab/>274</text:a></text:p>
          <text:p text:style-name="P852"><text:a xlink:type="simple" xlink:href="#__RefHeading__36208_570825469" text:style-name="Index_20_Link" text:visited-style-name="Index_20_Link">(Character).y<text:tab/>275</text:a></text:p>
          <text:p text:style-name="P852"><text:soft-page-break/><text:a xlink:type="simple" xlink:href="#__RefHeading__36210_570825469" text:style-name="Index_20_Link" text:visited-style-name="Index_20_Link">(Character).offsetX<text:tab/>276</text:a></text:p>
          <text:p text:style-name="P852"><text:a xlink:type="simple" xlink:href="#__RefHeading__36212_570825469" text:style-name="Index_20_Link" text:visited-style-name="Index_20_Link">(Character).offsetY<text:tab/>277</text:a></text:p>
          <text:p text:style-name="P852"><text:a xlink:type="simple" xlink:href="#__RefHeading__36214_570825469" text:style-name="Index_20_Link" text:visited-style-name="Index_20_Link">(Character).direction<text:tab/>278</text:a></text:p>
          <text:p text:style-name="P852"><text:a xlink:type="simple" xlink:href="#__RefHeading__36216_570825469" text:style-name="Index_20_Link" text:visited-style-name="Index_20_Link">(Character).facing<text:tab/>279</text:a></text:p>
          <text:p text:style-name="P852"><text:a xlink:type="simple" xlink:href="#__RefHeading__36218_570825469" text:style-name="Index_20_Link" text:visited-style-name="Index_20_Link">(Character).step<text:tab/>280</text:a></text:p>
          <text:p text:style-name="P852"><text:a xlink:type="simple" xlink:href="#__RefHeading__36220_570825469" text:style-name="Index_20_Link" text:visited-style-name="Index_20_Link">(Character).transparency<text:tab/>281</text:a></text:p>
          <text:p text:style-name="P852"><text:a xlink:type="simple" xlink:href="#__RefHeading__36222_570825469" text:style-name="Index_20_Link" text:visited-style-name="Index_20_Link">(Character).frequency<text:tab/>282</text:a></text:p>
          <text:p text:style-name="P852"><text:a xlink:type="simple" xlink:href="#__RefHeading__36224_570825469" text:style-name="Index_20_Link" text:visited-style-name="Index_20_Link">(Character).layer<text:tab/>283</text:a></text:p>
          <text:p text:style-name="P852"><text:a xlink:type="simple" xlink:href="#__RefHeading__36226_570825469" text:style-name="Index_20_Link" text:visited-style-name="Index_20_Link">(Character).forbidEventOverlap<text:tab/>284</text:a></text:p>
          <text:p text:style-name="P852"><text:a xlink:type="simple" xlink:href="#__RefHeading__36228_570825469" text:style-name="Index_20_Link" text:visited-style-name="Index_20_Link">(Character).animationType<text:tab/>285</text:a></text:p>
          <text:p text:style-name="P852"><text:a xlink:type="simple" xlink:href="#__RefHeading__36230_570825469" text:style-name="Index_20_Link" text:visited-style-name="Index_20_Link">(Character).fixedDirection<text:tab/>286</text:a></text:p>
          <text:p text:style-name="P852"><text:a xlink:type="simple" xlink:href="#__RefHeading__36232_570825469" text:style-name="Index_20_Link" text:visited-style-name="Index_20_Link">(Character).speed<text:tab/>287</text:a></text:p>
          <text:p text:style-name="P852"><text:a xlink:type="simple" xlink:href="#__RefHeading__36234_570825469" text:style-name="Index_20_Link" text:visited-style-name="Index_20_Link">(Character).moving<text:tab/>288</text:a></text:p>
          <text:p text:style-name="P852"><text:a xlink:type="simple" xlink:href="#__RefHeading__36236_570825469" text:style-name="Index_20_Link" text:visited-style-name="Index_20_Link">(Character).phasing<text:tab/>289</text:a></text:p>
          <text:p text:style-name="P800"><text:a xlink:type="simple" xlink:href="#__RefHeading__36238_570825469" text:style-name="Index_20_Link" text:visited-style-name="Index_20_Link">Functions<text:tab/>290</text:a></text:p>
          <text:p text:style-name="P852"><text:a xlink:type="simple" xlink:href="#__RefHeading__36240_570825469" text:style-name="Index_20_Link" text:visited-style-name="Index_20_Link">(Character):getScreenPosition<text:tab/>291</text:a></text:p>
          <text:p text:style-name="P852"><text:a xlink:type="simple" xlink:href="#__RefHeading__36242_570825469" text:style-name="Index_20_Link" text:visited-style-name="Index_20_Link">(Character):getPosition<text:tab/>292</text:a></text:p>
          <text:p text:style-name="P852"><text:a xlink:type="simple" xlink:href="#__RefHeading__36244_570825469" text:style-name="Index_20_Link" text:visited-style-name="Index_20_Link">(Character):setPosition<text:tab/>293</text:a></text:p>
          <text:p text:style-name="P852"><text:a xlink:type="simple" xlink:href="#__RefHeading__36246_570825469" text:style-name="Index_20_Link" text:visited-style-name="Index_20_Link">(Character):getPositionOffset<text:tab/>294</text:a></text:p>
          <text:p text:style-name="P852"><text:a xlink:type="simple" xlink:href="#__RefHeading__36248_570825469" text:style-name="Index_20_Link" text:visited-style-name="Index_20_Link">(Character):setPositionOffset<text:tab/>295</text:a></text:p>
          <text:p text:style-name="P852"><text:a xlink:type="simple" xlink:href="#__RefHeading__36250_570825469" text:style-name="Index_20_Link" text:visited-style-name="Index_20_Link">(Character):setFixedStep<text:tab/>296</text:a></text:p>
          <text:p text:style-name="P852"><text:a xlink:type="simple" xlink:href="#__RefHeading__36252_570825469" text:style-name="Index_20_Link" text:visited-style-name="Index_20_Link">(Character):setNormalStep<text:tab/>297</text:a></text:p>
          <text:p text:style-name="P852"><text:a xlink:type="simple" xlink:href="#__RefHeading__36254_570825469" text:style-name="Index_20_Link" text:visited-style-name="Index_20_Link">(Character):isMovePossible<text:tab/>298</text:a></text:p>
          <text:p text:style-name="P852"><text:a xlink:type="simple" xlink:href="#__RefHeading__36256_570825469" text:style-name="Index_20_Link" text:visited-style-name="Index_20_Link">(Character):stop<text:tab/>299</text:a></text:p>
          <text:p text:style-name="P852"><text:a xlink:type="simple" xlink:href="#__RefHeading__36258_570825469" text:style-name="Index_20_Link" text:visited-style-name="Index_20_Link">(Character):doStep<text:tab/>300</text:a></text:p>
          <text:p text:style-name="P799"><text:a xlink:type="simple" xlink:href="#__RefHeading__30676_227224897" text:style-name="Index_20_Link" text:visited-style-name="Index_20_Link">Event : Character<text:tab/>301</text:a></text:p>
          <text:p text:style-name="P799"><text:a xlink:type="simple" xlink:href="#__RefHeading__30674_227224897" text:style-name="Index_20_Link" text:visited-style-name="Index_20_Link">Hero : Character<text:tab/>302</text:a></text:p>
          <text:p text:style-name="P800"><text:a xlink:type="simple" xlink:href="#__RefHeading__36260_570825469" text:style-name="Index_20_Link" text:visited-style-name="Index_20_Link">Properties<text:tab/>303</text:a></text:p>
          <text:p text:style-name="P852"><text:a xlink:type="simple" xlink:href="#__RefHeading__36262_570825469" text:style-name="Index_20_Link" text:visited-style-name="Index_20_Link">(Hero).vehicle<text:tab/>304</text:a></text:p>
          <text:p text:style-name="P852"><text:a xlink:type="simple" xlink:href="#__RefHeading__36264_570825469" text:style-name="Index_20_Link" text:visited-style-name="Index_20_Link">(Hero).controlMode<text:tab/>305</text:a></text:p>
          <text:p text:style-name="P799"><text:a xlink:type="simple" xlink:href="#__RefHeading__30678_227224897" text:style-name="Index_20_Link" text:visited-style-name="Index_20_Link">Battler<text:tab/>306</text:a></text:p>
          <text:p text:style-name="P800"><text:a xlink:type="simple" xlink:href="#__RefHeading__36266_570825469" text:style-name="Index_20_Link" text:visited-style-name="Index_20_Link">Properties<text:tab/>307</text:a></text:p>
          <text:p text:style-name="P852"><text:a xlink:type="simple" xlink:href="#__RefHeading__36268_570825469" text:style-name="Index_20_Link" text:visited-style-name="Index_20_Link">(Battler).databaseId<text:tab/>308</text:a></text:p>
          <text:p text:style-name="P852"><text:a xlink:type="simple" xlink:href="#__RefHeading__36270_570825469" text:style-name="Index_20_Link" text:visited-style-name="Index_20_Link">(Battler).name<text:tab/>309</text:a></text:p>
          <text:p text:style-name="P852"><text:a xlink:type="simple" xlink:href="#__RefHeading__36272_570825469" text:style-name="Index_20_Link" text:visited-style-name="Index_20_Link">(Battler).isMonster<text:tab/>310</text:a></text:p>
          <text:p text:style-name="P852"><text:a xlink:type="simple" xlink:href="#__RefHeading__36274_570825469" text:style-name="Index_20_Link" text:visited-style-name="Index_20_Link">(Battler).notHidden<text:tab/>311</text:a></text:p>
          <text:p text:style-name="P852"><text:a xlink:type="simple" xlink:href="#__RefHeading__36276_570825469" text:style-name="Index_20_Link" text:visited-style-name="Index_20_Link">(Battler).mirrored<text:tab/>312</text:a></text:p>
          <text:p text:style-name="P852"><text:a xlink:type="simple" xlink:href="#__RefHeading__36278_570825469" text:style-name="Index_20_Link" text:visited-style-name="Index_20_Link">(Battler).hp<text:tab/>313</text:a></text:p>
          <text:p text:style-name="P852"><text:a xlink:type="simple" xlink:href="#__RefHeading__36280_570825469" text:style-name="Index_20_Link" text:visited-style-name="Index_20_Link">(Battler).mp<text:tab/>314</text:a></text:p>
          <text:p text:style-name="P852"><text:a xlink:type="simple" xlink:href="#__RefHeading__36282_570825469" text:style-name="Index_20_Link" text:visited-style-name="Index_20_Link">(Battler).maxHp<text:tab/>315</text:a></text:p>
          <text:p text:style-name="P852"><text:a xlink:type="simple" xlink:href="#__RefHeading__36284_570825469" text:style-name="Index_20_Link" text:visited-style-name="Index_20_Link">(Battler).maxMp<text:tab/>316</text:a></text:p>
          <text:p text:style-name="P852"><text:a xlink:type="simple" xlink:href="#__RefHeading__36286_570825469" text:style-name="Index_20_Link" text:visited-style-name="Index_20_Link">(Battler).attack<text:tab/>317</text:a></text:p>
          <text:p text:style-name="P852"><text:a xlink:type="simple" xlink:href="#__RefHeading__36288_570825469" text:style-name="Index_20_Link" text:visited-style-name="Index_20_Link">(Battler).defense<text:tab/>318</text:a></text:p>
          <text:p text:style-name="P852"><text:a xlink:type="simple" xlink:href="#__RefHeading__36290_570825469" text:style-name="Index_20_Link" text:visited-style-name="Index_20_Link">(Battler).intelligence<text:tab/>319</text:a></text:p>
          <text:p text:style-name="P852"><text:a xlink:type="simple" xlink:href="#__RefHeading__36292_570825469" text:style-name="Index_20_Link" text:visited-style-name="Index_20_Link">(Battler).agility<text:tab/>320</text:a></text:p>
          <text:p text:style-name="P852"><text:a xlink:type="simple" xlink:href="#__RefHeading__36294_570825469" text:style-name="Index_20_Link" text:visited-style-name="Index_20_Link">(Battler).atbValue<text:tab/>321</text:a></text:p>
          <text:p text:style-name="P852"><text:a xlink:type="simple" xlink:href="#__RefHeading__36296_570825469" text:style-name="Index_20_Link" text:visited-style-name="Index_20_Link">(Battler).turnsTaken<text:tab/>322</text:a></text:p>
          <text:p text:style-name="P852"><text:a xlink:type="simple" xlink:href="#__RefHeading__36298_570825469" text:style-name="Index_20_Link" text:visited-style-name="Index_20_Link">(Battler).screenX<text:tab/>323</text:a></text:p>
          <text:p text:style-name="P852"><text:a xlink:type="simple" xlink:href="#__RefHeading__36300_570825469" text:style-name="Index_20_Link" text:visited-style-name="Index_20_Link">(Battler).screenY<text:tab/>324</text:a></text:p>
          <text:p text:style-name="P800"><text:a xlink:type="simple" xlink:href="#__RefHeading__36302_570825469" text:style-name="Index_20_Link" text:visited-style-name="Index_20_Link">Functions<text:tab/>325</text:a></text:p>
          <text:p text:style-name="P852"><text:a xlink:type="simple" xlink:href="#__RefHeading__36304_570825469" text:style-name="Index_20_Link" text:visited-style-name="Index_20_Link">(Battler):getScreenPosition<text:tab/>326</text:a></text:p>
          <text:p text:style-name="P799"><text:a xlink:type="simple" xlink:href="#__RefHeading__30680_227224897" text:style-name="Index_20_Link" text:visited-style-name="Index_20_Link">Actor : Battler<text:tab/>327</text:a></text:p>
          <text:p text:style-name="P800"><text:soft-page-break/><text:a xlink:type="simple" xlink:href="#__RefHeading__36306_570825469" text:style-name="Index_20_Link" text:visited-style-name="Index_20_Link">Properties<text:tab/>328</text:a></text:p>
          <text:p text:style-name="P852"><text:a xlink:type="simple" xlink:href="#__RefHeading__36308_570825469" text:style-name="Index_20_Link" text:visited-style-name="Index_20_Link">(Actor).degree<text:tab/>329</text:a></text:p>
          <text:p text:style-name="P852"><text:a xlink:type="simple" xlink:href="#__RefHeading__36310_570825469" text:style-name="Index_20_Link" text:visited-style-name="Index_20_Link">(Actor).charsetFilename<text:tab/>330</text:a></text:p>
          <text:p text:style-name="P852"><text:a xlink:type="simple" xlink:href="#__RefHeading__36312_570825469" text:style-name="Index_20_Link" text:visited-style-name="Index_20_Link">(Actor).charsetId<text:tab/>331</text:a></text:p>
          <text:p text:style-name="P852"><text:a xlink:type="simple" xlink:href="#__RefHeading__36314_570825469" text:style-name="Index_20_Link" text:visited-style-name="Index_20_Link">(Actor).facesetFilename<text:tab/>332</text:a></text:p>
          <text:p text:style-name="P852"><text:a xlink:type="simple" xlink:href="#__RefHeading__36316_570825469" text:style-name="Index_20_Link" text:visited-style-name="Index_20_Link">(Actor).facesetId<text:tab/>333</text:a></text:p>
          <text:p text:style-name="P852"><text:a xlink:type="simple" xlink:href="#__RefHeading__36318_570825469" text:style-name="Index_20_Link" text:visited-style-name="Index_20_Link">(Actor).level<text:tab/>334</text:a></text:p>
          <text:p text:style-name="P852"><text:a xlink:type="simple" xlink:href="#__RefHeading__36320_570825469" text:style-name="Index_20_Link" text:visited-style-name="Index_20_Link">(Actor).exp<text:tab/>335</text:a></text:p>
          <text:p text:style-name="P852"><text:a xlink:type="simple" xlink:href="#__RefHeading__36322_570825469" text:style-name="Index_20_Link" text:visited-style-name="Index_20_Link">(Actor).weaponId<text:tab/>336</text:a></text:p>
          <text:p text:style-name="P852"><text:a xlink:type="simple" xlink:href="#__RefHeading__36324_570825469" text:style-name="Index_20_Link" text:visited-style-name="Index_20_Link">(Actor).shieldId<text:tab/>337</text:a></text:p>
          <text:p text:style-name="P852"><text:a xlink:type="simple" xlink:href="#__RefHeading__36326_570825469" text:style-name="Index_20_Link" text:visited-style-name="Index_20_Link">(Actor).armorId<text:tab/>338</text:a></text:p>
          <text:p text:style-name="P852"><text:a xlink:type="simple" xlink:href="#__RefHeading__36328_570825469" text:style-name="Index_20_Link" text:visited-style-name="Index_20_Link">(Actor).helmetId<text:tab/>339</text:a></text:p>
          <text:p text:style-name="P852"><text:a xlink:type="simple" xlink:href="#__RefHeading__36330_570825469" text:style-name="Index_20_Link" text:visited-style-name="Index_20_Link">(Actor).accessoryId<text:tab/>340</text:a></text:p>
          <text:p text:style-name="P852"><text:a xlink:type="simple" xlink:href="#__RefHeading__36332_570825469" text:style-name="Index_20_Link" text:visited-style-name="Index_20_Link">(Actor).twoWeapons<text:tab/>341</text:a></text:p>
          <text:p text:style-name="P852"><text:a xlink:type="simple" xlink:href="#__RefHeading__36334_570825469" text:style-name="Index_20_Link" text:visited-style-name="Index_20_Link">(Actor).lockEquipment<text:tab/>342</text:a></text:p>
          <text:p text:style-name="P852"><text:a xlink:type="simple" xlink:href="#__RefHeading__36336_570825469" text:style-name="Index_20_Link" text:visited-style-name="Index_20_Link">(Actor).autoBattle<text:tab/>343</text:a></text:p>
          <text:p text:style-name="P852"><text:a xlink:type="simple" xlink:href="#__RefHeading__36338_570825469" text:style-name="Index_20_Link" text:visited-style-name="Index_20_Link">(Actor).mightyGuard<text:tab/>344</text:a></text:p>
          <text:p text:style-name="P799"><text:a xlink:type="simple" xlink:href="#__RefHeading__30682_227224897" text:style-name="Index_20_Link" text:visited-style-name="Index_20_Link">Monster : Battler<text:tab/>345</text:a></text:p>
          <text:p text:style-name="P800"><text:a xlink:type="simple" xlink:href="#__RefHeading__36340_570825469" text:style-name="Index_20_Link" text:visited-style-name="Index_20_Link">Properties<text:tab/>346</text:a></text:p>
          <text:p text:style-name="P852"><text:a xlink:type="simple" xlink:href="#__RefHeading__36342_570825469" text:style-name="Index_20_Link" text:visited-style-name="Index_20_Link">(Monster).monsterPartyId<text:tab/>347</text:a></text:p>
          <text:p text:style-name="P783"><text:a xlink:type="simple" xlink:href="#__RefHeading__2290_1316642639" text:style-name="Index_20_Link" text:visited-style-name="Index_20_Link">Properties<text:tab/>348</text:a></text:p>
          <text:p text:style-name="P799"><text:a xlink:type="simple" xlink:href="#__RefHeading__21131_752421376" text:style-name="Index_20_Link" text:visited-style-name="Index_20_Link">game.scene<text:tab/>349</text:a></text:p>
          <text:p text:style-name="P799"><text:a xlink:type="simple" xlink:href="#__RefHeading__21133_752421376" text:style-name="Index_20_Link" text:visited-style-name="Index_20_Link">game.isTestPlay<text:tab/>350</text:a></text:p>
          <text:p text:style-name="P799"><text:a xlink:type="simple" xlink:href="#__RefHeading__21135_752421376" text:style-name="Index_20_Link" text:visited-style-name="Index_20_Link">game.isBattleTest<text:tab/>351</text:a></text:p>
          <text:p text:style-name="P799"><text:a xlink:type="simple" xlink:href="#__RefHeading__21137_752421376" text:style-name="Index_20_Link" text:visited-style-name="Index_20_Link">game.saveCount<text:tab/>352</text:a></text:p>
          <text:p text:style-name="P799"><text:a xlink:type="simple" xlink:href="#__RefHeading__21139_752421376" text:style-name="Index_20_Link" text:visited-style-name="Index_20_Link">game.variables<text:tab/>353</text:a></text:p>
          <text:p text:style-name="P799"><text:a xlink:type="simple" xlink:href="#__RefHeading__21141_752421376" text:style-name="Index_20_Link" text:visited-style-name="Index_20_Link">game.switches<text:tab/>354</text:a></text:p>
          <text:p text:style-name="P799"><text:a xlink:type="simple" xlink:href="#__RefHeading__21143_752421376" text:style-name="Index_20_Link" text:visited-style-name="Index_20_Link">game.actors<text:tab/>355</text:a></text:p>
          <text:p text:style-name="P799"><text:a xlink:type="simple" xlink:href="#__RefHeading__21145_752421376" text:style-name="Index_20_Link" text:visited-style-name="Index_20_Link">game.party<text:tab/>356</text:a></text:p>
          <text:p text:style-name="P775"><text:a xlink:type="simple" xlink:href="#__RefHeading__21060_752421376" text:style-name="Index_20_Link" text:visited-style-name="Index_20_Link">game.map<text:tab/>357</text:a></text:p>
          <text:p text:style-name="P783"><text:a xlink:type="simple" xlink:href="#__RefHeading__21066_752421376" text:style-name="Index_20_Link" text:visited-style-name="Index_20_Link">Properties<text:tab/>358</text:a></text:p>
          <text:p text:style-name="P799"><text:a xlink:type="simple" xlink:href="#__RefHeading__30694_227224897" text:style-name="Index_20_Link" text:visited-style-name="Index_20_Link">game.map.id<text:tab/>359</text:a></text:p>
          <text:p text:style-name="P799"><text:a xlink:type="simple" xlink:href="#__RefHeading__30696_227224897" text:style-name="Index_20_Link" text:visited-style-name="Index_20_Link">game.map.width<text:tab/>360</text:a></text:p>
          <text:p text:style-name="P799"><text:a xlink:type="simple" xlink:href="#__RefHeading__30698_227224897" text:style-name="Index_20_Link" text:visited-style-name="Index_20_Link">game.map.height<text:tab/>361</text:a></text:p>
          <text:p text:style-name="P799"><text:a xlink:type="simple" xlink:href="#__RefHeading__30700_227224897" text:style-name="Index_20_Link" text:visited-style-name="Index_20_Link">game.map.cameraX<text:tab/>362</text:a></text:p>
          <text:p text:style-name="P799"><text:a xlink:type="simple" xlink:href="#__RefHeading__30702_227224897" text:style-name="Index_20_Link" text:visited-style-name="Index_20_Link">game.map.cameraY<text:tab/>363</text:a></text:p>
          <text:p text:style-name="P799"><text:a xlink:type="simple" xlink:href="#__RefHeading__30704_227224897" text:style-name="Index_20_Link" text:visited-style-name="Index_20_Link">game.map.hero<text:tab/>364</text:a></text:p>
          <text:p text:style-name="P799"><text:a xlink:type="simple" xlink:href="#__RefHeading__30706_227224897" text:style-name="Index_20_Link" text:visited-style-name="Index_20_Link">game.map.events<text:tab/>365</text:a></text:p>
          <text:p text:style-name="P783"><text:a xlink:type="simple" xlink:href="#__RefHeading__21068_752421376" text:style-name="Index_20_Link" text:visited-style-name="Index_20_Link">Functions<text:tab/>366</text:a></text:p>
          <text:p text:style-name="P799"><text:a xlink:type="simple" xlink:href="#__RefHeading__30708_227224897" text:style-name="Index_20_Link" text:visited-style-name="Index_20_Link">game.map.findEventById<text:tab/>367</text:a></text:p>
          <text:p text:style-name="P799"><text:a xlink:type="simple" xlink:href="#__RefHeading__30710_227224897" text:style-name="Index_20_Link" text:visited-style-name="Index_20_Link">game.map.findEventByName<text:tab/>368</text:a></text:p>
          <text:p text:style-name="P799"><text:a xlink:type="simple" xlink:href="#__RefHeading__30712_227224897" text:style-name="Index_20_Link" text:visited-style-name="Index_20_Link">game.map.updateEvents<text:tab/>369</text:a></text:p>
          <text:p text:style-name="P799"><text:a xlink:type="simple" xlink:href="#__RefHeading__30714_227224897" text:style-name="Index_20_Link" text:visited-style-name="Index_20_Link">game.map.getCameraPosition<text:tab/>370</text:a></text:p>
          <text:p text:style-name="P799"><text:a xlink:type="simple" xlink:href="#__RefHeading__30716_227224897" text:style-name="Index_20_Link" text:visited-style-name="Index_20_Link">game.map.setCameraPosition<text:tab/>371</text:a></text:p>
          <text:p text:style-name="P799"><text:a xlink:type="simple" xlink:href="#__RefHeading__30718_227224897" text:style-name="Index_20_Link" text:visited-style-name="Index_20_Link">game.map.moveCamera<text:tab/>372</text:a></text:p>
          <text:p text:style-name="P799"><text:a xlink:type="simple" xlink:href="#__RefHeading__30720_227224897" text:style-name="Index_20_Link" text:visited-style-name="Index_20_Link">game.map.getLowerLayerTileId<text:tab/>373</text:a></text:p>
          <text:p text:style-name="P799"><text:a xlink:type="simple" xlink:href="#__RefHeading__30722_227224897" text:style-name="Index_20_Link" text:visited-style-name="Index_20_Link">game.map.getUpperLayerTileId<text:tab/>374</text:a></text:p>
          <text:p text:style-name="P799"><text:a xlink:type="simple" xlink:href="#__RefHeading__30724_227224897" text:style-name="Index_20_Link" text:visited-style-name="Index_20_Link">game.map.getTerrainId<text:tab/>375</text:a></text:p>
          <text:p text:style-name="P775"><text:a xlink:type="simple" xlink:href="#__RefHeading__21070_752421376" text:style-name="Index_20_Link" text:visited-style-name="Index_20_Link">game.battle<text:tab/>376</text:a></text:p>
          <text:p text:style-name="P783"><text:a xlink:type="simple" xlink:href="#__RefHeading__21076_752421376" text:style-name="Index_20_Link" text:visited-style-name="Index_20_Link">Properties<text:tab/>377</text:a></text:p>
          <text:p text:style-name="P799"><text:a xlink:type="simple" xlink:href="#__RefHeading__30567_227224897" text:style-name="Index_20_Link" text:visited-style-name="Index_20_Link">game.battle.enemies<text:tab/>378</text:a></text:p>
          <text:p text:style-name="P775"><text:a xlink:type="simple" xlink:href="#__RefHeading__21080_752421376" text:style-name="Index_20_Link" text:visited-style-name="Index_20_Link">game.input<text:tab/>379</text:a></text:p>
          <text:p text:style-name="P783"><text:soft-page-break/><text:a xlink:type="simple" xlink:href="#__RefHeading__21088_752421376" text:style-name="Index_20_Link" text:visited-style-name="Index_20_Link">Functions<text:tab/>380</text:a></text:p>
          <text:p text:style-name="P799"><text:a xlink:type="simple" xlink:href="#__RefHeading__30569_227224897" text:style-name="Index_20_Link" text:visited-style-name="Index_20_Link">game.input.pressed<text:tab/>381</text:a></text:p>
          <text:p text:style-name="P799"><text:a xlink:type="simple" xlink:href="#__RefHeading__30571_227224897" text:style-name="Index_20_Link" text:visited-style-name="Index_20_Link">game.input.assign<text:tab/>382</text:a></text:p>
          <text:p text:style-name="P775"><text:a xlink:type="simple" xlink:href="#__RefHeading__21090_752421376" text:style-name="Index_20_Link" text:visited-style-name="Index_20_Link">game.music<text:tab/>383</text:a></text:p>
          <text:p text:style-name="P783"><text:a xlink:type="simple" xlink:href="#__RefHeading__21098_752421376" text:style-name="Index_20_Link" text:visited-style-name="Index_20_Link">Functions<text:tab/>384</text:a></text:p>
          <text:p text:style-name="P799"><text:a xlink:type="simple" xlink:href="#__RefHeading__30573_227224897" text:style-name="Index_20_Link" text:visited-style-name="Index_20_Link">game.music.play<text:tab/>385</text:a></text:p>
          <text:p text:style-name="P799"><text:a xlink:type="simple" xlink:href="#__RefHeading__30575_227224897" text:style-name="Index_20_Link" text:visited-style-name="Index_20_Link">game.music.fadeOut<text:tab/>386</text:a></text:p>
          <text:p text:style-name="P799"><text:a xlink:type="simple" xlink:href="#__RefHeading__30577_227224897" text:style-name="Index_20_Link" text:visited-style-name="Index_20_Link">game.music.stop<text:tab/>387</text:a></text:p>
          <text:p text:style-name="P775"><text:a xlink:type="simple" xlink:href="#__RefHeading__21100_752421376" text:style-name="Index_20_Link" text:visited-style-name="Index_20_Link">game.sound<text:tab/>388</text:a></text:p>
          <text:p text:style-name="P783"><text:a xlink:type="simple" xlink:href="#__RefHeading__21108_752421376" text:style-name="Index_20_Link" text:visited-style-name="Index_20_Link">Functions<text:tab/>389</text:a></text:p>
          <text:p text:style-name="P799"><text:a xlink:type="simple" xlink:href="#__RefHeading__30579_227224897" text:style-name="Index_20_Link" text:visited-style-name="Index_20_Link">game.sound.play<text:tab/>390</text:a></text:p>
          <text:p text:style-name="P799"><text:a xlink:type="simple" xlink:href="#__RefHeading__30581_227224897" text:style-name="Index_20_Link" text:visited-style-name="Index_20_Link">game.sound.stop<text:tab/>391</text:a></text:p>
          <text:p text:style-name="P775"><text:a xlink:type="simple" xlink:href="#__RefHeading__21110_752421376" text:style-name="Index_20_Link" text:visited-style-name="Index_20_Link">game.screen<text:tab/>392</text:a></text:p>
          <text:p text:style-name="P783"><text:a xlink:type="simple" xlink:href="#__RefHeading__21116_752421376" text:style-name="Index_20_Link" text:visited-style-name="Index_20_Link">Properties<text:tab/>393</text:a></text:p>
          <text:p text:style-name="P799"><text:a xlink:type="simple" xlink:href="#__RefHeading__30601_227224897" text:style-name="Index_20_Link" text:visited-style-name="Index_20_Link">game.screen.width<text:tab/>394</text:a></text:p>
          <text:p text:style-name="P799"><text:a xlink:type="simple" xlink:href="#__RefHeading__30603_227224897" text:style-name="Index_20_Link" text:visited-style-name="Index_20_Link">game.screen.height<text:tab/>395</text:a></text:p>
          <text:p text:style-name="P799"><text:a xlink:type="simple" xlink:href="#__RefHeading__30605_227224897" text:style-name="Index_20_Link" text:visited-style-name="Index_20_Link">game.screen.brightness<text:tab/>396</text:a></text:p>
          <text:p text:style-name="P783"><text:a xlink:type="simple" xlink:href="#__RefHeading__21118_752421376" text:style-name="Index_20_Link" text:visited-style-name="Index_20_Link">Functions<text:tab/>397</text:a></text:p>
          <text:p text:style-name="P799"><text:a xlink:type="simple" xlink:href="#__RefHeading__30607_227224897" text:style-name="Index_20_Link" text:visited-style-name="Index_20_Link">game.screen.getDimensions<text:tab/>398</text:a></text:p>
          <text:p text:style-name="P799"><text:a xlink:type="simple" xlink:href="#__RefHeading__30613_227224897" text:style-name="Index_20_Link" text:visited-style-name="Index_20_Link">game.screen.getClipRect<text:tab/>399</text:a></text:p>
          <text:p text:style-name="P799"><text:a xlink:type="simple" xlink:href="#__RefHeading__30615_227224897" text:style-name="Index_20_Link" text:visited-style-name="Index_20_Link">game.screen.setClipRect<text:tab/>400</text:a></text:p>
          <text:p text:style-name="P799"><text:a xlink:type="simple" xlink:href="#__RefHeading__30617_227224897" text:style-name="Index_20_Link" text:visited-style-name="Index_20_Link">game.screen.copyRect<text:tab/>401</text:a></text:p>
          <text:p text:style-name="P799"><text:a xlink:type="simple" xlink:href="#__RefHeading__30619_227224897" text:style-name="Index_20_Link" text:visited-style-name="Index_20_Link">game.screen.clear<text:tab/>402</text:a></text:p>
          <text:p text:style-name="P799"><text:a xlink:type="simple" xlink:href="#__RefHeading__30621_227224897" text:style-name="Index_20_Link" text:visited-style-name="Index_20_Link">game.screen.grey<text:tab/>403</text:a></text:p>
          <text:p text:style-name="P799"><text:a xlink:type="simple" xlink:href="#__RefHeading__30623_227224897" text:style-name="Index_20_Link" text:visited-style-name="Index_20_Link">game.screen.getPixel<text:tab/>404</text:a></text:p>
          <text:p text:style-name="P799"><text:a xlink:type="simple" xlink:href="#__RefHeading__30625_227224897" text:style-name="Index_20_Link" text:visited-style-name="Index_20_Link">game.screen.setPixel<text:tab/>405</text:a></text:p>
          <text:p text:style-name="P799"><text:a xlink:type="simple" xlink:href="#__RefHeading__30627_227224897" text:style-name="Index_20_Link" text:visited-style-name="Index_20_Link">game.screen.drawPoint<text:tab/>406</text:a></text:p>
          <text:p text:style-name="P799"><text:a xlink:type="simple" xlink:href="#__RefHeading__30629_227224897" text:style-name="Index_20_Link" text:visited-style-name="Index_20_Link">game.screen.drawLine<text:tab/>407</text:a></text:p>
          <text:p text:style-name="P799"><text:a xlink:type="simple" xlink:href="#__RefHeading__30631_227224897" text:style-name="Index_20_Link" text:visited-style-name="Index_20_Link">game.screen.drawRectangle<text:tab/>408</text:a></text:p>
          <text:p text:style-name="P799"><text:a xlink:type="simple" xlink:href="#__RefHeading__30633_227224897" text:style-name="Index_20_Link" text:visited-style-name="Index_20_Link">game.screen.drawCircle<text:tab/>410</text:a></text:p>
          <text:p text:style-name="P799"><text:a xlink:type="simple" xlink:href="#__RefHeading__30635_227224897" text:style-name="Index_20_Link" text:visited-style-name="Index_20_Link">game.screen.draw<text:tab/>411</text:a></text:p>
          <text:p text:style-name="P799"><text:a xlink:type="simple" xlink:href="#__RefHeading__30637_227224897" text:style-name="Index_20_Link" text:visited-style-name="Index_20_Link">game.screen.drawq<text:tab/>413</text:a></text:p>
          <text:p text:style-name="P799"><text:a xlink:type="simple" xlink:href="#__RefHeading__30639_227224897" text:style-name="Index_20_Link" text:visited-style-name="Index_20_Link">game.screen.drawText<text:tab/>415</text:a></text:p>
          <text:p text:style-name="P799"><text:a xlink:type="simple" xlink:href="#__RefHeading__30641_227224897" text:style-name="Index_20_Link" text:visited-style-name="Index_20_Link">game.screen.drawWindow<text:tab/>416</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1"/>
      <text:p text:style-name="P1"/>
      <text:p text:style-name="P1"/>
      <text:p text:style-name="P499"><text:soft-page-break/>RPGSS Programmer's Guide</text:p>
      <text:p text:style-name="P490">RPGSS Version 0.5</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67"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5"><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1"><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5"><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6"><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6"><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69"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77"><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78"><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6367656950844700860" text:style-name="L1">
        <text:list-item>
          <text:p text:style-name="P801"><text:span text:style-name="T124">Lua instead of C++. Lua is an easy to learn and yet powerful, actively developed, robust, incredibly fast (LuaJIT</text:span><text:span text:style-name="T124"><text:note text:id="ftn8" text:note-class="footnote"><text:note-citation>8</text:note-citation><text:note-body><text:p text:style-name="P682"><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2"><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802">Rapid extension development <text:span text:style-name="T125">and painless maintenance.</text:span> All that is needed to write a new extension for RPGSS is to write a new Lua source file.</text:p>
        </text:list-item>
        <text:list-item>
          <text:p text:style-name="P802">Meaningful error messages and a detailed stack traceback when something goes wrong.</text:p>
        </text:list-item>
        <text:list-item>
          <text:p text:style-name="P802">Rich set of standard libraries. RPGSS provides a lot of <text:span text:style-name="T125">essential</text:span> libraries out of the box <text:span text:style-name="T125">with an easy to learn API.</text:span></text:p>
        </text:list-item>
        <text:list-item>
          <text:p text:style-name="P802">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0.5 requires DynRPG version 0.20, so before you continue, please make sure that you have the correct DynRPG version installed.</text:p>
      <text:p text:style-name="Text_20_body"/>
      <text:p text:style-name="P478"><text:span text:style-name="T117">The </text:span>RPGSS <text:span text:style-name="T117">release </text:span>comes with the following directory structure:</text:p>
      <text:p text:style-name="P478"/>
      <text:list xml:id="list8863853659355472686" text:style-name="L2">
        <text:list-item>
          <text:p text:style-name="P804"><text:span text:style-name="Source_20_Text"><text:span text:style-name="T118">doc</text:span></text:span></text:p>
          <text:list>
            <text:list-item>
              <text:p text:style-name="P805">Contains the RPGSS documentation such as this file.</text:p>
            </text:list-item>
          </text:list>
        </text:list-item>
        <text:list-item>
          <text:p text:style-name="P804"><text:span text:style-name="Source_20_Text"><text:span text:style-name="T118">system</text:span></text:span></text:p>
          <text:list>
            <text:list-item>
              <text:p text:style-name="P806"><text:span text:style-name="T118">Contains </text:span>resources, <text:span text:style-name="T118">such as scripts, fonts, window skins, etc.</text:span> <text:span text:style-name="T118">Y</text:span>ou can use <text:span text:style-name="T118">them in any way you like.</text:span></text:p>
            </text:list-item>
          </text:list>
        </text:list-item>
        <text:list-item>
          <text:p text:style-name="P803"><text:span text:style-name="Source_20_Text"><text:span text:style-name="T118">bin</text:span></text:span></text:p>
          <text:list>
            <text:list-item>
              <text:p text:style-name="P805">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79"><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5392825238357781031" text:style-name="L3">
        <text:list-item>
          <text:p text:style-name="P807"><text:span text:style-name="Source_20_Text">Scripts/bar.lua</text:span></text:p>
        </text:list-item>
        <text:list-item>
          <text:p text:style-name="P807"><text:span text:style-name="Source_20_Text">Scripts/foo/foo.lua</text:span></text:p>
        </text:list-item>
      </text:list>
      <text:p text:style-name="Text_20_body"/>
      <text:p text:style-name="P455">And you add an archive to the filesystem which has these files:</text:p>
      <text:p text:style-name="Text_20_body"/>
      <text:list xml:id="list4942501264080463678" text:style-name="L4">
        <text:list-item>
          <text:p text:style-name="P808"><text:span text:style-name="Source_20_Text">Scripts/my_secret_file.lua</text:span></text:p>
        </text:list-item>
        <text:list-item>
          <text:p text:style-name="P808"><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440940227150083343" text:style-name="L5">
        <text:list-item>
          <text:p text:style-name="P809"><text:span text:style-name="Source_20_Text">bar.lua</text:span></text:p>
        </text:list-item>
        <text:list-item>
          <text:p text:style-name="P809"><text:span text:style-name="Source_20_Text">foo</text:span></text:p>
        </text:list-item>
        <text:list-item>
          <text:p text:style-name="P809"><text:span text:style-name="Source_20_Text">my_secret_file.lua</text:span></text:p>
        </text:list-item>
        <text:list-item>
          <text:p text:style-name="P809"><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61511187173184" text:continue-numbering="true" text:style-name="L5">
        <text:list-item>
          <text:p text:style-name="P810"><text:span text:style-name="Source_20_Text"><text:span text:style-name="T104">Scripts/</text:span></text:span><text:span text:style-name="Source_20_Text">bar.lua</text:span></text:p>
        </text:list-item>
        <text:list-item>
          <text:p text:style-name="P810"><text:span text:style-name="Source_20_Text"><text:span text:style-name="T104">Scripts/</text:span></text:span><text:span text:style-name="Source_20_Text">foo/</text:span><text:span text:style-name="Source_20_Text"><text:span text:style-name="T104">foo.lua</text:span></text:span></text:p>
        </text:list-item>
        <text:list-item>
          <text:p text:style-name="P810"><text:span text:style-name="Source_20_Text"><text:span text:style-name="T104">Scripts/</text:span></text:span><text:span text:style-name="Source_20_Text">my_secret_file.lua</text:span></text:p>
        </text:list-item>
        <text:list-item>
          <text:p text:style-name="P810"><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80"><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56">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7429410151509336927" text:style-name="L6">
        <text:list-item>
          <text:p text:style-name="P812"><text:span text:style-name="T109">If</text:span> <text:span text:style-name="Source_20_Text">foo.lua</text:span><text:span text:style-name="Source_20_Text"><text:span text:style-name="T108">c</text:span></text:span><text:span text:style-name="T108"> exists</text:span></text:p>
          <text:list>
            <text:list-item>
              <text:p text:style-name="P811"><text:span text:style-name="T109">If </text:span><text:span text:style-name="Source_20_Text"><text:span text:style-name="T109">foo.lua</text:span></text:span><text:span text:style-name="T109"> exists</text:span></text:p>
              <text:list>
                <text:list-item>
                  <text:p text:style-name="P813">If <text:span text:style-name="Source_20_Text">foo.luac</text:span> is older than <text:span text:style-name="Source_20_Text">foo.lua</text:span></text:p>
                  <text:list>
                    <text:list-item>
                      <text:p text:style-name="P813">Load <text:span text:style-name="Source_20_Text">foo.lua</text:span> and update <text:span text:style-name="Source_20_Text">foo.luac</text:span></text:p>
                    </text:list-item>
                  </text:list>
                </text:list-item>
                <text:list-item>
                  <text:p text:style-name="P813">Else</text:p>
                  <text:list>
                    <text:list-item>
                      <text:p text:style-name="P813">Load <text:span text:style-name="Source_20_Text">foo.luac</text:span></text:p>
                    </text:list-item>
                  </text:list>
                </text:list-item>
              </text:list>
            </text:list-item>
            <text:list-item>
              <text:p text:style-name="P813">Else</text:p>
              <text:list>
                <text:list-item>
                  <text:p text:style-name="P814"><text:span text:style-name="T110">Load </text:span><text:span text:style-name="Source_20_Text"><text:span text:style-name="T110">foo.luac</text:span></text:span></text:p>
                </text:list-item>
              </text:list>
            </text:list-item>
          </text:list>
        </text:list-item>
        <text:list-item>
          <text:p text:style-name="P814">Else</text:p>
          <text:list>
            <text:list-item>
              <text:p text:style-name="P814"><text:span text:style-name="T110">I</text:span>f <text:span text:style-name="Source_20_Text">foo.lua</text:span> exists</text:p>
              <text:list>
                <text:list-item>
                  <text:p text:style-name="P813">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57">require “foo/bar”</text:p>
      <text:p text:style-name="P467"/>
      <text:p text:style-name="P468">You can even replace forward slashes with dots to make it look <text:span text:style-name="T112">more</text:span> cool:</text:p>
      <text:p text:style-name="P468"/>
      <text:p text:style-name="P757">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57">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58">function onNewGame()</text:p>
      <text:p text:style-name="P758"><text:tab/>print “Hello World!”</text:p>
      <text:p text:style-name="P758">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59">function say(what)</text:p>
      <text:p text:style-name="P759"><text:tab/>print(what)</text:p>
      <text:p text:style-name="P759">end</text:p>
      <text:p text:style-name="P475"/>
      <text:p text:style-name="P476">You can call this function from within event code using the following comment:</text:p>
      <text:p text:style-name="P476"/>
      <text:p text:style-name="P759">@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59">@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60"><text:soft-page-break/>@call “doSomething”, 123, 3.14, “bar”, c00FF00FF</text:p>
      <text:p text:style-name="P470"/>
      <text:p text:style-name="P482">Additionally you can also pass the values of variables and switches as shown in the following example:</text:p>
      <text:p text:style-name="P482"/>
      <text:p text:style-name="P760">@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1">@call “doSomething”, v<text:span text:style-name="T121">v123</text:span></text:p>
      <text:p text:style-name="P482"/>
      <text:p text:style-name="P484">You can also use multiple levels of variable indirection for switches:</text:p>
      <text:p text:style-name="P484"/>
      <text:p text:style-name="P761">@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768"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1"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772"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3"><text:span text:style-name="T12">onInit</text:span>(</text:p>
      <text:p text:style-name="P683">)</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2"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3"><text:span text:style-name="T12">onTitleScreen</text:span>(</text:p>
      <text:p text:style-name="P683">)</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2"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3"><text:span text:style-name="T12">onNewGame</text:span>(</text:p>
      <text:p text:style-name="P683">)</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72"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3"><text:span text:style-name="T12">onLoadGame</text:span>(</text:p>
      <text:p text:style-name="P683"><text:tab/><text:span text:style-name="T12">id,</text:span></text:p>
      <text:p text:style-name="P683"><text:tab/><text:span text:style-name="T12">data</text:span></text:p>
      <text:p text:style-name="P683">)</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772"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3"><text:span text:style-name="T32">data = onSaveGame</text:span>(</text:p>
      <text:p text:style-name="P683"><text:tab/><text:span text:style-name="T12">id</text:span></text:p>
      <text:p text:style-name="P683">)</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772"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5">on<text:span text:style-name="T15">SceneDrawn</text:span>(</text:p>
      <text:p text:style-name="P685"><text:tab/><text:span text:style-name="T13">scene</text:span></text:p>
      <text:p text:style-name="P684">)</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72"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4"><text:span text:style-name="T34">doDraw = onDrawCharacter</text:span>(</text:p>
      <text:p text:style-name="P684"><text:tab/><text:span text:style-name="T14">character,</text:span></text:p>
      <text:p text:style-name="P684"><text:tab/><text:span text:style-name="T14">isHero</text:span></text:p>
      <text:p text:style-name="P684">)</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772"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6"><text:span text:style-name="T12">onCharacterDrawn</text:span>(</text:p>
      <text:p text:style-name="P686"><text:tab/><text:span text:style-name="T14">character,</text:span></text:p>
      <text:p text:style-name="P686"><text:tab/><text:span text:style-name="T14">isHero</text:span></text:p>
      <text:p text:style-name="P686">)</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772"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6"><text:span text:style-name="T34">doDraw = onDrawBattler</text:span>(</text:p>
      <text:p text:style-name="P686"><text:tab/><text:span text:style-name="T16">battler,</text:span></text:p>
      <text:p text:style-name="P686"><text:tab/><text:span text:style-name="T16">isMonster,</text:span></text:p>
      <text:p text:style-name="P686"><text:tab/><text:span text:style-name="T16">id</text:span></text:p>
      <text:p text:style-name="P686">)</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772"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6"><text:span text:style-name="T12">onBattlerDrawn</text:span>(</text:p>
      <text:p text:style-name="P686"><text:tab/><text:span text:style-name="T16">battler,</text:span></text:p>
      <text:p text:style-name="P686"><text:tab/><text:span text:style-name="T16">isMonster,</text:span></text:p>
      <text:p text:style-name="P686"><text:tab/><text:span text:style-name="T16">id</text:span></text:p>
      <text:p text:style-name="P686">)</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770"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6"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4"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3"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44"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45"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45"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87"><text:span text:style-name="T36">result = ByteArray.</text:span>__<text:span text:style-name="T18">concat</text:span>(</text:p>
      <text:p text:style-name="P687"><text:tab/>op1,</text:p>
      <text:p text:style-name="P687"><text:tab/>op2</text:p>
      <text:p text:style-name="P687">)</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87">local a = core.newByteArray("Hello ")</text:p>
      <text:p text:style-name="P687">local b = core.newByteArray("World!")</text:p>
      <text:p text:style-name="P687">local c = a .. b</text:p>
      <text:p text:style-name="P687">print(c.toString()) -- prints "Hello World!"</text:p>
      <text:p text:style-name="P130"/>
      <text:p text:style-name="P130"/>
      <text:p text:style-name="P130"/>
      <text:p text:style-name="P130"/>
      <text:p text:style-name="P130"/>
      <text:h text:style-name="P793"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45"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88">local a = core.newByteArray("Hello <text:span text:style-name="T11">World!</text:span>")</text:p>
      <text:p text:style-name="P688">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794"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45"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89"><text:span text:style-name="T42">string = ByteArray:toString</text:span>(</text:p>
      <text:p text:style-name="P689">)</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89">local a = core.newByteArray("Hello <text:span text:style-name="T19">World!</text:span>")</text:p>
      <text:p text:style-name="P689">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45"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90"><text:span text:style-name="T37">value =</text:span> <text:span text:style-name="T36">ByteArray:</text:span>getByte(</text:p>
      <text:p text:style-name="P690"><text:tab/>index</text:p>
      <text:p text:style-name="P690">)</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90">local a = core.newByteArray(“Hello World!”)</text:p>
      <text:p text:style-name="P690">print(a.getByte(1)) -– prints “H”</text:p>
      <text:p text:style-name="P214"/>
      <text:p text:style-name="P214"/>
      <text:p text:style-name="P214"/>
      <text:p text:style-name="P214"/>
      <text:p text:style-name="P214"/>
      <text:p text:style-name="P214"/>
      <text:p text:style-name="P214"/>
      <text:p text:style-name="P214"/>
      <text:p text:style-name="P214"/>
      <text:h text:style-name="P845"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1"><text:span text:style-name="T36">ByteArray:</text:span>setByte(</text:p>
      <text:p text:style-name="P690"><text:tab/>index,</text:p>
      <text:p text:style-name="P690"><text:tab/><text:span text:style-name="T20">value</text:span></text:p>
      <text:p text:style-name="P690">)</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0">local a = core.newByteArray(“Hello World!”)</text:p>
      <text:p text:style-name="P690">a.setByte(12, 0x3F) -- 0x3F is hex for '?'</text:p>
      <text:p text:style-name="P690">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45"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3"><text:span text:style-name="T36">ByteArray:</text:span>resize(</text:p>
      <text:p text:style-name="P692"><text:tab/>size,</text:p>
      <text:p text:style-name="P692"><text:tab/><text:span text:style-name="T23">fill</text:span> = 0</text:p>
      <text:p text:style-name="P692">)</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2">local a = core.newByteArray(10)</text:p>
      <text:p text:style-name="P692">a.resize(20, 0x05)</text:p>
      <text:p text:style-name="P692">print(a.getByte(15)) –- prints “5”</text:p>
      <text:p text:style-name="P214"/>
      <text:p text:style-name="P214"/>
      <text:p text:style-name="P214"/>
      <text:p text:style-name="P214"/>
      <text:p text:style-name="P214"/>
      <text:p text:style-name="P214"/>
      <text:p text:style-name="P214"/>
      <text:h text:style-name="P845"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3"><text:span text:style-name="T36">ByteArray:</text:span>memset(</text:p>
      <text:p text:style-name="P692"><text:tab/>value</text:p>
      <text:p text:style-name="P692">)</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4">local a = core.newByteArray(10)</text:p>
      <text:p text:style-name="P694">a.memset(0x01)</text:p>
      <text:p text:style-name="P694">print(a.getByte(5)) –- prints “1”</text:p>
      <text:p text:style-name="P214"/>
      <text:p text:style-name="P214"/>
      <text:p text:style-name="P214"/>
      <text:p text:style-name="P214"/>
      <text:p text:style-name="P214"/>
      <text:p text:style-name="P214"/>
      <text:p text:style-name="P214"/>
      <text:p text:style-name="P214"/>
      <text:h text:style-name="P845"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5"><text:span text:style-name="T36">ByteArray:</text:span>clear(</text:p>
      <text:p text:style-name="P694">)</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4">local a = core.newByteArray(10)</text:p>
      <text:p text:style-name="P696">print(a.size) –- prints “10”</text:p>
      <text:p text:style-name="P694">a.clear()</text:p>
      <text:p text:style-name="P694">print(a.size) -- <text:span text:style-name="T21">prints “0”</text:span></text:p>
      <text:p text:style-name="P214"/>
      <text:p text:style-name="P214"/>
      <text:p text:style-name="P214"/>
      <text:p text:style-name="P214"/>
      <text:p text:style-name="P214"/>
      <text:p text:style-name="P214"/>
      <text:p text:style-name="P214"/>
      <text:p text:style-name="P214"/>
      <text:h text:style-name="P777"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697"><text:span text:style-name="T58">bytearray = core.</text:span>newByteArray(</text:p>
      <text:p text:style-name="P697">)</text:p>
      <text:p text:style-name="P697"/>
      <text:p text:style-name="P698"><text:span text:style-name="T58">bytearray = core.</text:span>newByteArray(</text:p>
      <text:p text:style-name="P697"><text:tab/>size,</text:p>
      <text:p text:style-name="P697"><text:tab/>value = 0</text:p>
      <text:p text:style-name="P697">)</text:p>
      <text:p text:style-name="P697"/>
      <text:p text:style-name="P698"><text:span text:style-name="T58">bytearray = core.</text:span>newByteArray(</text:p>
      <text:p text:style-name="P697"><text:tab/><text:span text:style-name="T42">string</text:span></text:p>
      <text:p text:style-name="P697">)</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1">-- creates a new byte array with initial size of 100 bytes</text:p>
      <text:p text:style-name="P701">-- and each byte set to the initial value 0xFF (255)</text:p>
      <text:p text:style-name="P701">local a = core.newByteArray(100, 0xFF)</text:p>
      <text:p text:style-name="P217"/>
      <text:h text:style-name="P773"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5"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43"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699"><text:span text:style-name="T38">size = File.</text:span>__len(</text:p>
      <text:p text:style-name="P699"><text:tab/>op</text:p>
      <text:p text:style-name="P699">)</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43"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43"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43"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43"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2"><text:span text:style-name="T38">File:</text:span>close(</text:p>
      <text:p text:style-name="P702">)</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43"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2"><text:span text:style-name="T38">success = File:</text:span>seek(</text:p>
      <text:p text:style-name="P702"><text:tab/>offset,</text:p>
      <text:p text:style-name="P702"><text:tab/>mode <text:span text:style-name="T26">= “begin”</text:span></text:p>
      <text:p text:style-name="P702">)</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43"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3"><text:span text:style-name="T39">position = File:</text:span>tell(</text:p>
      <text:p text:style-name="P703">)</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43"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4"><text:span text:style-name="T39">data = File:</text:span>read(</text:p>
      <text:p text:style-name="P704"><text:tab/><text:span text:style-name="T27">size</text:span></text:p>
      <text:p text:style-name="P704">)</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43"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5"><text:span text:style-name="T39">File:</text:span>write(</text:p>
      <text:p text:style-name="P705"><text:tab/>data</text:p>
      <text:p text:style-name="P705">)</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43"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6">success = File:flush(</text:p>
      <text:p text:style-name="P706">)</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46"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700"><text:span text:style-name="T38">size = MemoryFile.</text:span>__len(</text:p>
      <text:p text:style-name="P700"><text:tab/>op</text:p>
      <text:p text:style-name="P700">)</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45"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45"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07">buffer = MemoryFile:copyBuffer(</text:p>
      <text:p text:style-name="P707">)</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07">MemoryFile:reserve(</text:p>
      <text:p text:style-name="P707"><text:tab/>capacity</text:p>
      <text:p text:style-name="P707">)</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45"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07">MemoryFile:clear(</text:p>
      <text:p text:style-name="P707">)</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45"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45"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08">Reader:skipBytes(</text:p>
      <text:p text:style-name="P708"><text:tab/>count</text:p>
      <text:p text:style-name="P708">)</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45"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08"><text:span text:style-name="T45">byte</text:span> = Reader:readByte(</text:p>
      <text:p text:style-name="P708">)</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08">bytes = Reader:readBytes(</text:p>
      <text:p text:style-name="P708"><text:tab/>count</text:p>
      <text:p text:style-name="P708">)</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45"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08">string = Reader:readString(</text:p>
      <text:p text:style-name="P708"><text:tab/>size</text:p>
      <text:p text:style-name="P708">)</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45"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08"><text:span text:style-name="T43">bool</text:span> = Reader:readBool(</text:p>
      <text:p text:style-name="P708">)</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09">n = Reader:readInt8(</text:p>
      <text:p text:style-name="P709">)</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09">n = Reader:readInt<text:span text:style-name="T44">16</text:span>(</text:p>
      <text:p text:style-name="P709">)</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09">n = Reader:readInt<text:span text:style-name="T44">16BE</text:span>(</text:p>
      <text:p text:style-name="P709">)</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09">n = Reader:readInt<text:span text:style-name="T44">32</text:span>(</text:p>
      <text:p text:style-name="P709">)</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09">n = Reader:readInt<text:span text:style-name="T44">32BE</text:span>(</text:p>
      <text:p text:style-name="P709">)</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09">n = Reader:readUint8(</text:p>
      <text:p text:style-name="P709">)</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09">n = Reader:readUint<text:span text:style-name="T44">16</text:span>(</text:p>
      <text:p text:style-name="P709">)</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09">n = Reader:readUint<text:span text:style-name="T44">16BE</text:span>(</text:p>
      <text:p text:style-name="P709">)</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09">n = Reader:readUint32(</text:p>
      <text:p text:style-name="P709">)</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09">n = Reader:readUint32BE(</text:p>
      <text:p text:style-name="P709">)</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09">n = Reader:readFloat(</text:p>
      <text:p text:style-name="P709">)</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09">n = Reader:readFloatBE(</text:p>
      <text:p text:style-name="P709">)</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09">n = Reader:readDouble(</text:p>
      <text:p text:style-name="P709">)</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45"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09">n = Reader:readDoubleBE(</text:p>
      <text:p text:style-name="P709">)</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795"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45"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795"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45"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10">Writer:writeByte(</text:p>
      <text:p text:style-name="P710"><text:tab/>byte,</text:p>
      <text:p text:style-name="P710"><text:tab/>count <text:span text:style-name="T47">= 1</text:span></text:p>
      <text:p text:style-name="P710">)</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45"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10">Writer:writeBytes(</text:p>
      <text:p text:style-name="P710"><text:tab/>bytes</text:p>
      <text:p text:style-name="P710">)</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10">Writer:writeString(</text:p>
      <text:p text:style-name="P710"><text:tab/>string</text:p>
      <text:p text:style-name="P710">)</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10">Writer:writeBool(</text:p>
      <text:p text:style-name="P710"><text:tab/>bool</text:p>
      <text:p text:style-name="P710">)</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10">Writer:writeInt<text:span text:style-name="T46">8</text:span>(</text:p>
      <text:p text:style-name="P710"><text:tab/>n</text:p>
      <text:p text:style-name="P710">)</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45"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10">Writer:writeInt<text:span text:style-name="T46">16</text:span>(</text:p>
      <text:p text:style-name="P710"><text:tab/>n</text:p>
      <text:p text:style-name="P710">)</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10">Writer:writeInt<text:span text:style-name="T46">16BE</text:span>(</text:p>
      <text:p text:style-name="P710"><text:tab/>n</text:p>
      <text:p text:style-name="P710">)</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10">Writer:writeInt<text:span text:style-name="T46">32</text:span>(</text:p>
      <text:p text:style-name="P710"><text:tab/>n</text:p>
      <text:p text:style-name="P710">)</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10">Writer:writeInt<text:span text:style-name="T46">32BE</text:span>(</text:p>
      <text:p text:style-name="P710"><text:tab/>n</text:p>
      <text:p text:style-name="P710">)</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10">Writer:write<text:span text:style-name="T46">Ui</text:span>nt<text:span text:style-name="T46">8</text:span>(</text:p>
      <text:p text:style-name="P710"><text:tab/>n</text:p>
      <text:p text:style-name="P710">)</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1">Writer:write<text:span text:style-name="T46">Ui</text:span>nt<text:span text:style-name="T46">16</text:span>(</text:p>
      <text:p text:style-name="P710"><text:tab/>n</text:p>
      <text:p text:style-name="P710">)</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1">Writer:write<text:span text:style-name="T46">Ui</text:span>nt<text:span text:style-name="T46">16BE</text:span>(</text:p>
      <text:p text:style-name="P710"><text:tab/>n</text:p>
      <text:p text:style-name="P710">)</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1">Writer:write<text:span text:style-name="T46">Ui</text:span>nt<text:span text:style-name="T46">32</text:span>(</text:p>
      <text:p text:style-name="P710"><text:tab/>n</text:p>
      <text:p text:style-name="P710">)</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1">Writer:write<text:span text:style-name="T46">Ui</text:span>nt<text:span text:style-name="T46">32BE</text:span>(</text:p>
      <text:p text:style-name="P710"><text:tab/>n</text:p>
      <text:p text:style-name="P710">)</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10">Writer:writeFloat(</text:p>
      <text:p text:style-name="P710"><text:tab/>n</text:p>
      <text:p text:style-name="P710">)</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10">Writer:writeFloatBE(</text:p>
      <text:p text:style-name="P710"><text:tab/>n</text:p>
      <text:p text:style-name="P710">)</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10">Writer:writeDouble(</text:p>
      <text:p text:style-name="P710"><text:tab/>n</text:p>
      <text:p text:style-name="P710">)</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45"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10">Writer:writeDoubleBE(</text:p>
      <text:p text:style-name="P710"><text:tab/>n</text:p>
      <text:p text:style-name="P710">)</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791"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2"><text:span text:style-name="T59">memory</text:span>file = io.newMemoryFile(</text:p>
      <text:p text:style-name="P712">)</text:p>
      <text:p text:style-name="P712"/>
      <text:p text:style-name="P713"><text:span text:style-name="T59">memory</text:span>file = io.newMemoryFile(</text:p>
      <text:p text:style-name="P712"><text:tab/>capacity,</text:p>
      <text:p text:style-name="P712"><text:tab/>value = 0</text:p>
      <text:p text:style-name="P712">)</text:p>
      <text:p text:style-name="P712"/>
      <text:p text:style-name="P713"><text:span text:style-name="T59">memory</text:span>file = io.newMemoryFile(</text:p>
      <text:p text:style-name="P712"><text:tab/>contents</text:p>
      <text:p text:style-name="P712">)</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791"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4">reader = io.newReader(</text:p>
      <text:p text:style-name="P714"><text:tab/>inputStream</text:p>
      <text:p text:style-name="P714">)</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4">writer = io.newWriter(</text:p>
      <text:p text:style-name="P714"><text:tab/>outputStream</text:p>
      <text:p text:style-name="P714">)</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92"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2">file = io.openFile(</text:p>
      <text:p text:style-name="P712"><text:tab/>filename,</text:p>
      <text:p text:style-name="P712"><text:tab/>mode = “in”</text:p>
      <text:p text:style-name="P712">)</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791"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4">success = io.makeDirectory(</text:p>
      <text:p text:style-name="P714"><text:tab/>dirname</text:p>
      <text:p text:style-name="P714">)</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4">success = io.remove(</text:p>
      <text:p text:style-name="P714"><text:tab/>filename</text:p>
      <text:p text:style-name="P714">)</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4">filenames = io.enumerate(</text:p>
      <text:p text:style-name="P714"><text:tab/>dirname</text:p>
      <text:p text:style-name="P714">)</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1"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5">exists = io.exists(</text:p>
      <text:p text:style-name="P715"><text:tab/>filename</text:p>
      <text:p text:style-name="P715">)</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5">time = io.lastWriteTime(</text:p>
      <text:p text:style-name="P715"><text:tab/>filename</text:p>
      <text:p text:style-name="P715">)</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1"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5">result = io.isDirectory(</text:p>
      <text:p text:style-name="P715"><text:tab/>filename</text:p>
      <text:p text:style-name="P715">)</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5">result = io.isFile(</text:p>
      <text:p text:style-name="P715"><text:tab/>filename</text:p>
      <text:p text:style-name="P715">)</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791"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5">success = io.mount(</text:p>
      <text:p text:style-name="P715"><text:tab/>filename</text:p>
      <text:p text:style-name="P715">)</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1"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5">success = io.unmount(</text:p>
      <text:p text:style-name="P715"><text:tab/>filename</text:p>
      <text:p text:style-name="P715">)</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73"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8"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43"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1"><text:span text:style-name="T32">size = Sound.</text:span>__<text:span text:style-name="T10">len</text:span>(</text:p>
      <text:p text:style-name="P721"><text:tab/>op</text:p>
      <text:p text:style-name="P721">)</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43"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43"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43"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43"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43"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43"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43"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2">Sound:play(</text:p>
      <text:p text:style-name="P722">)</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43"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2">Sound:stop(</text:p>
      <text:p text:style-name="P722">)</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43"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2">Sound:reset(</text:p>
      <text:p text:style-name="P722">)</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786"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796"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47"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796"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47"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3">Sound<text:span text:style-name="T63">Effect</text:span>:play(</text:p>
      <text:p text:style-name="P723">)</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47"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3">Sound<text:span text:style-name="T63">Effect</text:span>:stop(</text:p>
      <text:p text:style-name="P723">)</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20">sound = audio.openSound(</text:p>
      <text:p text:style-name="P720"><text:tab/>filename</text:p>
      <text:p text:style-name="P720">)</text:p>
      <text:p text:style-name="P720"/>
      <text:p text:style-name="P720">sound = audio.openSound(</text:p>
      <text:p text:style-name="P720"><text:tab/>file</text:p>
      <text:p text:style-name="P720">)</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790"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20">soundeffect = audio.openSoundEffect(</text:p>
      <text:p text:style-name="P720"><text:tab/>filename</text:p>
      <text:p text:style-name="P720">)</text:p>
      <text:p text:style-name="P720"/>
      <text:p text:style-name="P720">soundeffect = audio.openSoundEffect(</text:p>
      <text:p text:style-name="P720"><text:tab/>file</text:p>
      <text:p text:style-name="P720">)</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773"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43"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6"><text:span text:style-name="T69">length = Image.</text:span>__<text:span text:style-name="T10">len</text:span>(</text:p>
      <text:p text:style-name="P726"><text:tab/>op</text:p>
      <text:p text:style-name="P726">)</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43"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43"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43"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27"><text:span text:style-name="T91">w</text:span>, <text:span text:style-name="T91">h</text:span> = Image:getDimensions(</text:p>
      <text:p text:style-name="P727">)</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43"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27">x, y, w, h = Image:getClipRect(</text:p>
      <text:p text:style-name="P727">)</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43"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27">Image:setClipRect(</text:p>
      <text:p text:style-name="P727"><text:tab/>x,</text:p>
      <text:p text:style-name="P727"><text:tab/>y,</text:p>
      <text:p text:style-name="P727"><text:tab/>w,</text:p>
      <text:p text:style-name="P727"><text:tab/>h</text:p>
      <text:p text:style-name="P727">)</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43"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27">pixels = Image:copyPixels(</text:p>
      <text:p text:style-name="P727">)</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43"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27"><text:span text:style-name="T71">section</text:span> = Image:copyRect(</text:p>
      <text:p text:style-name="P727"><text:tab/><text:span text:style-name="T71">x,</text:span></text:p>
      <text:p text:style-name="P727"><text:tab/><text:span text:style-name="T71">y,</text:span></text:p>
      <text:p text:style-name="P727"><text:tab/><text:span text:style-name="T71">w,</text:span></text:p>
      <text:p text:style-name="P727"><text:tab/><text:span text:style-name="T71">h,</text:span></text:p>
      <text:p text:style-name="P727"><text:tab/><text:span text:style-name="T71">destination = null</text:span></text:p>
      <text:p text:style-name="P730">)</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43"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30">Image:resize(</text:p>
      <text:p text:style-name="P730"><text:tab/>width,</text:p>
      <text:p text:style-name="P730"><text:tab/>height</text:p>
      <text:p text:style-name="P730">)</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30">Image:setAlpha(</text:p>
      <text:p text:style-name="P730"><text:tab/>alpha</text:p>
      <text:p text:style-name="P730">)</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30">Image:clear(</text:p>
      <text:p text:style-name="P730"><text:tab/>color</text:p>
      <text:p text:style-name="P730">)</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30">Image:grey(</text:p>
      <text:p text:style-name="P730">)</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30">Image:flip(</text:p>
      <text:p text:style-name="P730"><text:tab/>axis</text:p>
      <text:p text:style-name="P730">)</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30">Image:rotate(</text:p>
      <text:p text:style-name="P730"><text:tab/>direction</text:p>
      <text:p text:style-name="P730">)</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43"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3">color = Image:getPixel(</text:p>
      <text:p text:style-name="P733"><text:tab/>x,</text:p>
      <text:p text:style-name="P733"><text:tab/>y</text:p>
      <text:p text:style-name="P733">)</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43"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3">Image:setPixel(</text:p>
      <text:p text:style-name="P733"><text:tab/>x,</text:p>
      <text:p text:style-name="P733"><text:tab/>y,</text:p>
      <text:p text:style-name="P733"><text:tab/>color</text:p>
      <text:p text:style-name="P733">)</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43"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3">Image:drawPoint(</text:p>
      <text:p text:style-name="P733"><text:tab/>x,</text:p>
      <text:p text:style-name="P733"><text:tab/>y,</text:p>
      <text:p text:style-name="P733"><text:tab/>color,</text:p>
      <text:p text:style-name="P733"><text:tab/><text:span text:style-name="T129">blendmode = “mix”</text:span></text:p>
      <text:p text:style-name="P733">)</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row>
          <table:table-cell office:value-type="string">
            <text:p text:style-name="P765"><text:span text:style-name="Source_20_Text">blendmode</text:span></text:p>
          </table:table-cell>
          <table:table-cell office:value-type="string">
            <text:p text:style-name="P766"><text:span text:style-name="Source_20_Text"><text:span text:style-name="T129">String</text:span></text:span></text:p>
          </table:table-cell>
          <table:table-cell office:value-type="string">
            <text:p text:style-name="P765">One of <text:span text:style-name="Source_20_Text">BlendMode</text:span>.</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h text:style-name="P843"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3">Image:drawLine(</text:p>
      <text:p text:style-name="P733"><text:tab/>x1,</text:p>
      <text:p text:style-name="P733"><text:tab/>y1,</text:p>
      <text:p text:style-name="P733"><text:tab/>x2,</text:p>
      <text:p text:style-name="P733"><text:tab/>y2,</text:p>
      <text:p text:style-name="P733"><text:tab/>c1,</text:p>
      <text:p text:style-name="P838"><text:tab/>c2 = c1,</text:p>
      <text:p text:style-name="P838"><text:tab/><text:span text:style-name="T129">blendmode = “mix”</text:span></text:p>
      <text:p text:style-name="P733">)</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row>
          <table:table-cell table:style-name="Table163.A1" office:value-type="string">
            <text:p text:style-name="P765"><text:span text:style-name="Source_20_Text">blendmode</text:span></text:p>
          </table:table-cell>
          <table:table-cell table:style-name="Table163.A1" office:value-type="string">
            <text:p text:style-name="P766"><text:span text:style-name="Source_20_Text"><text:span text:style-name="T129">String</text:span></text:span></text:p>
          </table:table-cell>
          <table:table-cell table:style-name="Table163.A1" office:value-type="string">
            <text:p text:style-name="P76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h text:style-name="P843"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3">Image:drawRectangle(</text:p>
      <text:p text:style-name="P733"><text:tab/>fill,</text:p>
      <text:p text:style-name="P733"><text:tab/>x,</text:p>
      <text:p text:style-name="P733"><text:tab/>y,</text:p>
      <text:p text:style-name="P733"><text:tab/>w,</text:p>
      <text:p text:style-name="P733"><text:tab/>h,</text:p>
      <text:p text:style-name="P733"><text:tab/>c1,</text:p>
      <text:p text:style-name="P733"><text:tab/>c2 = c1,</text:p>
      <text:p text:style-name="P733"><text:tab/>c3 = c1,</text:p>
      <text:p text:style-name="P838"><text:tab/>c4 = c1,</text:p>
      <text:p text:style-name="P838"><text:tab/><text:span text:style-name="T129">blendmode = “mix”</text:span></text:p>
      <text:p text:style-name="P733">)</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row>
          <table:table-cell table:style-name="Table164.A1" office:value-type="string">
            <text:p text:style-name="P765"><text:span text:style-name="Source_20_Text">blendmode</text:span></text:p>
          </table:table-cell>
          <table:table-cell table:style-name="Table164.A1" office:value-type="string">
            <text:p text:style-name="P766"><text:span text:style-name="Source_20_Text"><text:span text:style-name="T129">String</text:span></text:span></text:p>
          </table:table-cell>
          <table:table-cell table:style-name="Table164.A1" office:value-type="string">
            <text:p text:style-name="P76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43"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37">Image:drawCircle(</text:p>
      <text:p text:style-name="P737"><text:tab/>fill,</text:p>
      <text:p text:style-name="P737"><text:tab/>x,</text:p>
      <text:p text:style-name="P737"><text:tab/>y,</text:p>
      <text:p text:style-name="P737"><text:tab/>r,</text:p>
      <text:p text:style-name="P737"><text:tab/>c1,</text:p>
      <text:p text:style-name="P840"><text:tab/>c2 = c1<text:span text:style-name="T72">,</text:span></text:p>
      <text:p text:style-name="P838"><text:tab/><text:span text:style-name="T129">blendmode = “mix”</text:span></text:p>
      <text:p text:style-name="P737">)</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row>
          <table:table-cell table:style-name="Table165.A1" office:value-type="string">
            <text:p text:style-name="P765"><text:span text:style-name="Source_20_Text">blendmode</text:span></text:p>
          </table:table-cell>
          <table:table-cell table:style-name="Table165.A1" office:value-type="string">
            <text:p text:style-name="P766"><text:span text:style-name="Source_20_Text"><text:span text:style-name="T129">String</text:span></text:span></text:p>
          </table:table-cell>
          <table:table-cell table:style-name="Table165.A1" office:value-type="string">
            <text:p text:style-name="P765">One of <text:span text:style-name="Source_20_Text">BlendMode</text:span>.</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h text:style-name="P843"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37">Image:draw(</text:p>
      <text:p text:style-name="P737"><text:tab/><text:span text:style-name="T91">texture</text:span>,</text:p>
      <text:p text:style-name="P737"><text:tab/>x,</text:p>
      <text:p text:style-name="P737"><text:tab/>y,</text:p>
      <text:p text:style-name="P737"><text:tab/><text:span text:style-name="T128">angle</text:span> = 0.0,</text:p>
      <text:p text:style-name="P737"><text:tab/>scale = 1.0,</text:p>
      <text:p text:style-name="P840"><text:tab/>color = 0xFFFFFFFF<text:span text:style-name="T72">,</text:span></text:p>
      <text:p text:style-name="P838"><text:tab/><text:span text:style-name="T129">blendmode = “mix”</text:span></text:p>
      <text:p text:style-name="P737">)</text:p>
      <text:p text:style-name="P737"/>
      <text:p text:style-name="P737">Image:draw(</text:p>
      <text:p text:style-name="P737"><text:tab/><text:span text:style-name="T91">texture</text:span>,</text:p>
      <text:p text:style-name="P737"><text:tab/>sx,</text:p>
      <text:p text:style-name="P737"><text:tab/>sy,</text:p>
      <text:p text:style-name="P737"><text:tab/>sw,</text:p>
      <text:p text:style-name="P737"><text:tab/>sh,</text:p>
      <text:p text:style-name="P737"><text:tab/>x,</text:p>
      <text:p text:style-name="P737"><text:tab/>y,</text:p>
      <text:p text:style-name="P737"><text:tab/><text:span text:style-name="T128">angle</text:span> = 0.0,</text:p>
      <text:p text:style-name="P737"><text:tab/>scale = 1.0,</text:p>
      <text:p text:style-name="P840"><text:tab/>color = 0xFFFFFFFF<text:span text:style-name="T72">,</text:span></text:p>
      <text:p text:style-name="P838"><text:tab/><text:span text:style-name="T129">blendmode = “mix”</text:span></text:p>
      <text:p text:style-name="P737">)</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674"><text:span text:style-name="Source_20_Text"><text:span text:style-name="T128">ang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128">Angle</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row>
          <table:table-cell table:style-name="Table166.A1" office:value-type="string">
            <text:p text:style-name="P765"><text:span text:style-name="Source_20_Text">blendmode</text:span></text:p>
          </table:table-cell>
          <table:table-cell table:style-name="Table166.A1" office:value-type="string">
            <text:p text:style-name="P766"><text:span text:style-name="Source_20_Text"><text:span text:style-name="T129">String</text:span></text:span></text:p>
          </table:table-cell>
          <table:table-cell table:style-name="Table166.A1" office:value-type="string">
            <text:p text:style-name="P765">One of <text:span text:style-name="Source_20_Text">BlendMode</text:span>.</text:p>
          </table:table-cell>
        </table:table-row>
      </table:table>
      <text:p text:style-name="P198"/>
      <text:p text:style-name="P198"/>
      <text:p text:style-name="P50"><text:soft-page-break/>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43" text:outline-level="7"><text:bookmark-start text:name="__RefHeading__21024_752421376"/><text:soft-page-break/>(Image):drawq<text:bookmark-end text:name="__RefHeading__21024_752421376"/></text:h>
      <text:p text:style-name="P112"/>
      <text:p text:style-name="P51">Description</text:p>
      <text:p text:style-name="P405"/>
      <text:p text:style-name="P405"><text:span text:style-name="T74">Draws a textured quad on the image.</text:span></text:p>
      <text:p text:style-name="P405"/>
      <text:p text:style-name="P738">Image:draw<text:span text:style-name="T74">q</text:span>(</text:p>
      <text:p text:style-name="P738"><text:tab/><text:span text:style-name="T91">texture</text:span>,</text:p>
      <text:p text:style-name="P738"><text:tab/>x<text:span text:style-name="T74">1</text:span>,</text:p>
      <text:p text:style-name="P738"><text:tab/>y<text:span text:style-name="T74">1</text:span>,</text:p>
      <text:p text:style-name="P738"><text:tab/>x<text:span text:style-name="T74">2</text:span>,</text:p>
      <text:p text:style-name="P738"><text:tab/>y<text:span text:style-name="T74">2</text:span>,</text:p>
      <text:p text:style-name="P738"><text:tab/>x<text:span text:style-name="T74">3</text:span>,</text:p>
      <text:p text:style-name="P738"><text:tab/>y<text:span text:style-name="T74">3</text:span>,</text:p>
      <text:p text:style-name="P738"><text:tab/>x<text:span text:style-name="T74">4</text:span>,</text:p>
      <text:p text:style-name="P738"><text:tab/>y<text:span text:style-name="T74">4</text:span>,</text:p>
      <text:p text:style-name="P840"><text:tab/>color = 0xFFFFFFFF<text:span text:style-name="T72">,</text:span></text:p>
      <text:p text:style-name="P838"><text:tab/><text:span text:style-name="T129">blendmode = “mix”</text:span></text:p>
      <text:p text:style-name="P842"><text:span text:style-name="T73">)</text:span></text:p>
      <text:p text:style-name="P842"/>
      <text:p text:style-name="P738">Image:draw<text:span text:style-name="T74">q</text:span>(</text:p>
      <text:p text:style-name="P738"><text:tab/><text:span text:style-name="T91">texture</text:span>,</text:p>
      <text:p text:style-name="P738"><text:tab/>sx,</text:p>
      <text:p text:style-name="P738"><text:tab/>sy,</text:p>
      <text:p text:style-name="P738"><text:tab/>sw,</text:p>
      <text:p text:style-name="P738"><text:tab/>sh,</text:p>
      <text:p text:style-name="P738"><text:tab/>x<text:span text:style-name="T74">1</text:span>,</text:p>
      <text:p text:style-name="P738"><text:tab/>y<text:span text:style-name="T74">1</text:span>,</text:p>
      <text:p text:style-name="P738"><text:tab/>x<text:span text:style-name="T74">2</text:span>,</text:p>
      <text:p text:style-name="P738"><text:tab/>y<text:span text:style-name="T74">2</text:span>,</text:p>
      <text:p text:style-name="P738"><text:tab/>x<text:span text:style-name="T74">3</text:span>,</text:p>
      <text:p text:style-name="P738"><text:tab/>y<text:span text:style-name="T74">3</text:span>,</text:p>
      <text:p text:style-name="P738"><text:tab/>x<text:span text:style-name="T74">4</text:span>,</text:p>
      <text:p text:style-name="P738"><text:tab/>y<text:span text:style-name="T74">4</text:span>,</text:p>
      <text:p text:style-name="P840"><text:tab/>color = 0xFFFFFFFF<text:span text:style-name="T72">,</text:span></text:p>
      <text:p text:style-name="P838"><text:tab/><text:span text:style-name="T129">blendmode = “mix”</text:span></text:p>
      <text:p text:style-name="P738">)</text:p>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row>
          <table:table-cell table:style-name="Table167.A1" office:value-type="string">
            <text:p text:style-name="P765"><text:span text:style-name="Source_20_Text">blendmode</text:span></text:p>
          </table:table-cell>
          <table:table-cell table:style-name="Table167.A1" office:value-type="string">
            <text:p text:style-name="P766"><text:span text:style-name="Source_20_Text"><text:span text:style-name="T129">String</text:span></text:span></text:p>
          </table:table-cell>
          <table:table-cell table:style-name="Table167.A1" office:value-type="string">
            <text:p text:style-name="P765">One of <text:span text:style-name="Source_20_Text">BlendMode</text:span>.</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43"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2">Image:drawText(</text:p>
      <text:p text:style-name="P742"><text:tab/>font,</text:p>
      <text:p text:style-name="P742"><text:tab/>x,</text:p>
      <text:p text:style-name="P742"><text:tab/>y,</text:p>
      <text:p text:style-name="P742"><text:tab/>text,</text:p>
      <text:p text:style-name="P742"><text:tab/>scale = 1.0,</text:p>
      <text:p text:style-name="P742"><text:tab/>color = 0xFFFFFFFF</text:p>
      <text:p text:style-name="P742">)</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43"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2">Image:drawWindow(</text:p>
      <text:p text:style-name="P742"><text:tab/>windowskin,</text:p>
      <text:p text:style-name="P742"><text:tab/>x,</text:p>
      <text:p text:style-name="P742"><text:tab/>y,</text:p>
      <text:p text:style-name="P742"><text:tab/>w,</text:p>
      <text:p text:style-name="P742"><text:tab/>h,</text:p>
      <text:p text:style-name="P742"><text:tab/><text:span text:style-name="T75">opacity</text:span> = <text:span text:style-name="T75">255</text:span></text:p>
      <text:p text:style-name="P742">)</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43"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43"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45">width = Font:get<text:span text:style-name="T79">Text</text:span>Width(</text:p>
      <text:p text:style-name="P745"><text:tab/><text:span text:style-name="T79">text</text:span></text:p>
      <text:p text:style-name="P745">)</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46">lines = Font:wordWrap<text:span text:style-name="T79">Text</text:span>(</text:p>
      <text:p text:style-name="P746"><text:tab/><text:span text:style-name="T79">text</text:span>,</text:p>
      <text:p text:style-name="P746"><text:tab/>width</text:p>
      <text:p text:style-name="P746">)</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43"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43"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78"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790"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4">image = graphics.readImage(</text:p>
      <text:p text:style-name="P724"><text:tab/>filename</text:p>
      <text:p text:style-name="P724">)</text:p>
      <text:p text:style-name="P724"/>
      <text:p text:style-name="P724">image = graphics.readImage(</text:p>
      <text:p text:style-name="P724"><text:tab/>file</text:p>
      <text:p text:style-name="P724">)</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4">success = graphics.writeImage(</text:p>
      <text:p text:style-name="P724"><text:tab/>image,</text:p>
      <text:p text:style-name="P724"><text:tab/>filename</text:p>
      <text:p text:style-name="P724">)</text:p>
      <text:p text:style-name="P724"/>
      <text:p text:style-name="P724">success = graphics.writeImage(</text:p>
      <text:p text:style-name="P724"><text:tab/>image,</text:p>
      <text:p text:style-name="P724"><text:tab/>file</text:p>
      <text:p text:style-name="P724">)</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h text:style-name="P790"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4">image = graphics.newImage(</text:p>
      <text:p text:style-name="P724"><text:tab/>width,</text:p>
      <text:p text:style-name="P724"><text:tab/>height,</text:p>
      <text:p text:style-name="P724"><text:tab/>color = 0x000000FF</text:p>
      <text:p text:style-name="P724">)</text:p>
      <text:p text:style-name="P724"/>
      <text:p text:style-name="P724">image = graphics.newImage(</text:p>
      <text:p text:style-name="P724"><text:tab/>width,</text:p>
      <text:p text:style-name="P724"><text:tab/>height,</text:p>
      <text:p text:style-name="P724"><text:tab/>pixels</text:p>
      <text:p text:style-name="P724">)</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790"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5">font = graphics.newFont(</text:p>
      <text:p text:style-name="P725"><text:tab/>filename</text:p>
      <text:p text:style-name="P725">)</text:p>
      <text:p text:style-name="P725"/>
      <text:p text:style-name="P725">font = graphics.newFont(</text:p>
      <text:p text:style-name="P725"><text:tab/>image</text:p>
      <text:p text:style-name="P725">)</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5">windowskin = graphics.newWindowSkin(</text:p>
      <text:p text:style-name="P725"><text:tab/>filename</text:p>
      <text:p text:style-name="P725">)</text:p>
      <text:p text:style-name="P725"/>
      <text:p text:style-name="P725">windowskin = graphics.newWindowSkin(</text:p>
      <text:p text:style-name="P725"><text:tab/>image</text:p>
      <text:p text:style-name="P725">)</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5">color = graphics.packColor(</text:p>
      <text:p text:style-name="P725"><text:tab/>red,</text:p>
      <text:p text:style-name="P725"><text:tab/>green,</text:p>
      <text:p text:style-name="P725"><text:tab/>blue,</text:p>
      <text:p text:style-name="P725"><text:tab/>alpha = 255</text:p>
      <text:p text:style-name="P725">)</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0"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5">r, g, b, a = graphics.unpackColor(</text:p>
      <text:p text:style-name="P725"><text:tab/>color</text:p>
      <text:p text:style-name="P725">)</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774"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9"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778"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6">result = keyboard.isDown(</text:p>
      <text:p text:style-name="P716"><text:tab/>...</text:p>
      <text:p text:style-name="P716">)</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790"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6">result = keyboard.isAnyDown(</text:p>
      <text:p text:style-name="P716">)</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773"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0"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790"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8"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6">x, y = mouse.getPosition(</text:p>
      <text:p text:style-name="P716">)</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90"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6">result = mouse.isDown(</text:p>
      <text:p text:style-name="P716"><text:tab/>...</text:p>
      <text:p text:style-name="P716">)</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790"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6">result = mouse.isAnyDown(</text:p>
      <text:p text:style-name="P716">)</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773"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8"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18">ticks = timer.getTicks(</text:p>
      <text:p text:style-name="P718">)</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0"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18"><text:span text:style-name="T56">raw</text:span>time = timer.getTime(</text:p>
      <text:p text:style-name="P718">)</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0"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18"><text:span text:style-name="T62">time</text:span>info = timer.getTimeInfo(</text:p>
      <text:p text:style-name="P718"><text:tab/><text:span text:style-name="T56">raw</text:span>time,</text:p>
      <text:p text:style-name="P718"><text:tab/>asLocal</text:p>
      <text:p text:style-name="P718">)</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3"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78"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19">compressed = util.compress(</text:p>
      <text:p text:style-name="P719"><text:tab/>data</text:p>
      <text:p text:style-name="P719">)</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790"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19">decompressed = util.decompress(</text:p>
      <text:p text:style-name="P719"><text:tab/>data</text:p>
      <text:p text:style-name="P719">)</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73"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787"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7"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88"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787"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48"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48"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48"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48"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48"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48"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43"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43"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3">x, y = Character:getScreenPosition(</text:p>
      <text:p text:style-name="P753">)</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3">x, y = Character:getPosition(</text:p>
      <text:p text:style-name="P753">)</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3">Character:setPosition(</text:p>
      <text:p text:style-name="P753"><text:tab/>x,</text:p>
      <text:p text:style-name="P753"><text:tab/>y</text:p>
      <text:p text:style-name="P753">)</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3">ox, oy = Character:getPositionOffset(</text:p>
      <text:p text:style-name="P753">)</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3">Character:setPositionOffset(</text:p>
      <text:p text:style-name="P753"><text:tab/>ox,</text:p>
      <text:p text:style-name="P753"><text:tab/>oy</text:p>
      <text:p text:style-name="P753">)</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3">Character:setFixedStep(</text:p>
      <text:p text:style-name="P753"><text:tab/>step</text:p>
      <text:p text:style-name="P753">)</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3">Character:setNormalStep(</text:p>
      <text:p text:style-name="P753">)</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3">result = Character:isMovePossible(</text:p>
      <text:p text:style-name="P753"><text:tab/>fromX,</text:p>
      <text:p text:style-name="P753"><text:tab/>fromY,</text:p>
      <text:p text:style-name="P753"><text:tab/>toX,</text:p>
      <text:p text:style-name="P753"><text:tab/>toY</text:p>
      <text:p text:style-name="P753">)</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43"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3">Character:stop(</text:p>
      <text:p text:style-name="P753">)</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43"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4">Character:doStep(</text:p>
      <text:p text:style-name="P754"><text:tab/>direction</text:p>
      <text:p text:style-name="P754">)</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89"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797"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49"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49"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7"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49"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9"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51"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798"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51"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55">x, y = Battler:getScreenPosition(</text:p>
      <text:p text:style-name="P755">)</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8"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50"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43"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8"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50"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1"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0"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0"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2">event = game.map.findEventById(</text:p>
      <text:p text:style-name="P752"><text:tab/>id</text:p>
      <text:p text:style-name="P752">)</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2">event = game.map.findEventByName(</text:p>
      <text:p text:style-name="P752"><text:tab/>name</text:p>
      <text:p text:style-name="P752">)</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0"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2">game.map.updateEvents(</text:p>
      <text:p text:style-name="P752">)</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2">x, y = game.map.getCameraPosition(</text:p>
      <text:p text:style-name="P752">)</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2">game.map.setCameraPosition(</text:p>
      <text:p text:style-name="P752"><text:tab/>x,</text:p>
      <text:p text:style-name="P752"><text:tab/>y</text:p>
      <text:p text:style-name="P752">)</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0"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2">game.map.moveCamera(</text:p>
      <text:p text:style-name="P752"><text:tab/>ox,</text:p>
      <text:p text:style-name="P752"><text:tab/>oy,</text:p>
      <text:p text:style-name="P752"><text:tab/>speed</text:p>
      <text:p text:style-name="P752">)</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790"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2">tileId = game.map.getLowerLayerTileId(</text:p>
      <text:p text:style-name="P752"><text:tab/>x,</text:p>
      <text:p text:style-name="P752"><text:tab/>y</text:p>
      <text:p text:style-name="P752">)</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2">tileId = game.map.getUpperLayerTileId(</text:p>
      <text:p text:style-name="P752"><text:tab/>x,</text:p>
      <text:p text:style-name="P752"><text:tab/>y</text:p>
      <text:p text:style-name="P752">)</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0"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2">terrainId = game.map.getTerrainId(</text:p>
      <text:p text:style-name="P752"><text:tab/>tileId</text:p>
      <text:p text:style-name="P752">)</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17">result = <text:span text:style-name="T86">game.input</text:span>.<text:span text:style-name="T86">pressed</text:span>(</text:p>
      <text:p text:style-name="P717"><text:tab/>...</text:p>
      <text:p text:style-name="P717">)</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790"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47">old = game.input.assign(</text:p>
      <text:p text:style-name="P747"><text:tab/><text:span text:style-name="T87">key,</text:span></text:p>
      <text:p text:style-name="P747"><text:tab/><text:span text:style-name="T87">keycodes</text:span></text:p>
      <text:p text:style-name="P747">)</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48">game.music.play(</text:p>
      <text:p text:style-name="P748"><text:tab/><text:span text:style-name="T93">name</text:span>,</text:p>
      <text:p text:style-name="P748"><text:tab/><text:span text:style-name="T89">fadeInTime</text:span> = 0,</text:p>
      <text:p text:style-name="P748"><text:tab/>volume = 100,</text:p>
      <text:p text:style-name="P748"><text:tab/>tempo = 100,</text:p>
      <text:p text:style-name="P748"><text:tab/>pan = 50</text:p>
      <text:p text:style-name="P748">)</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790"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48">game.music.fadeOut(</text:p>
      <text:p text:style-name="P748"><text:tab/>time</text:p>
      <text:p text:style-name="P748">)</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790"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50">game.music.stop(</text:p>
      <text:p text:style-name="P750">)</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49">game.<text:span text:style-name="T89">sound</text:span>.play(</text:p>
      <text:p text:style-name="P749"><text:tab/><text:span text:style-name="T93">name</text:span>,</text:p>
      <text:p text:style-name="P749"><text:tab/>volume = 100,</text:p>
      <text:p text:style-name="P749"><text:tab/>tempo = 100,</text:p>
      <text:p text:style-name="P749"><text:tab/>pan = 50</text:p>
      <text:p text:style-name="P749">)</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790"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50">game.sound.stop(</text:p>
      <text:p text:style-name="P750">)</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0"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0"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2"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0"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1">w, h = game.screen.getDimensions(</text:p>
      <text:p text:style-name="P751">)</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28">x, y, w, h = <text:span text:style-name="T92">game.screen.</text:span>getClipRect(</text:p>
      <text:p text:style-name="P728">)</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29"><text:span text:style-name="T92">game.screen.</text:span>setClipRect(</text:p>
      <text:p text:style-name="P728"><text:tab/>x,</text:p>
      <text:p text:style-name="P728"><text:tab/>y,</text:p>
      <text:p text:style-name="P728"><text:tab/>w,</text:p>
      <text:p text:style-name="P728"><text:tab/>h</text:p>
      <text:p text:style-name="P728">)</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790"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29"><text:span text:style-name="T71">section</text:span> = <text:span text:style-name="T92">game.screen.</text:span>copyRect(</text:p>
      <text:p text:style-name="P728"><text:tab/><text:span text:style-name="T71">x,</text:span></text:p>
      <text:p text:style-name="P728"><text:tab/><text:span text:style-name="T71">y,</text:span></text:p>
      <text:p text:style-name="P728"><text:tab/><text:span text:style-name="T71">w,</text:span></text:p>
      <text:p text:style-name="P728"><text:tab/><text:span text:style-name="T71">h,</text:span></text:p>
      <text:p text:style-name="P728"><text:tab/><text:span text:style-name="T71">destination = null</text:span></text:p>
      <text:p text:style-name="P731">)</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790"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2"><text:span text:style-name="T92">game.screen.</text:span>clear(</text:p>
      <text:p text:style-name="P731"><text:tab/>color</text:p>
      <text:p text:style-name="P731">)</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2"><text:span text:style-name="T92">game.screen.</text:span>grey(</text:p>
      <text:p text:style-name="P731">)</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6">color = <text:span text:style-name="T92">game.screen.</text:span>getPixel(</text:p>
      <text:p text:style-name="P734"><text:tab/>x,</text:p>
      <text:p text:style-name="P734"><text:tab/>y</text:p>
      <text:p text:style-name="P734">)</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0"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6"><text:span text:style-name="T92">game.screen.</text:span>setPixel(</text:p>
      <text:p text:style-name="P734"><text:tab/>x,</text:p>
      <text:p text:style-name="P734"><text:tab/>y,</text:p>
      <text:p text:style-name="P734"><text:tab/>color</text:p>
      <text:p text:style-name="P734">)</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790"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6"><text:span text:style-name="T92">game.screen.</text:span>drawPoint(</text:p>
      <text:p text:style-name="P734"><text:tab/>x,</text:p>
      <text:p text:style-name="P734"><text:tab/>y,</text:p>
      <text:p text:style-name="P734"><text:tab/>color,</text:p>
      <text:p text:style-name="P734"><text:tab/><text:span text:style-name="T129">blendmode = “mix”</text:span></text:p>
      <text:p text:style-name="P734">)</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row>
          <table:table-cell office:value-type="string">
            <text:p text:style-name="P766"><text:span text:style-name="Source_20_Text"><text:span text:style-name="T129">blendmode</text:span></text:span></text:p>
          </table:table-cell>
          <table:table-cell office:value-type="string">
            <text:p text:style-name="P766"><text:span text:style-name="Source_20_Text"><text:span text:style-name="T129">String</text:span></text:span></text:p>
          </table:table-cell>
          <table:table-cell office:value-type="string">
            <text:p text:style-name="P765">One of <text:span text:style-name="Source_20_Text">BlendMode</text:span>.</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790"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6"><text:span text:style-name="T92">game.screen.</text:span>drawLine(</text:p>
      <text:p text:style-name="P735"><text:tab/>x1,</text:p>
      <text:p text:style-name="P735"><text:tab/>y1,</text:p>
      <text:p text:style-name="P735"><text:tab/>x2,</text:p>
      <text:p text:style-name="P735"><text:tab/>y2,</text:p>
      <text:p text:style-name="P735"><text:tab/>c1,</text:p>
      <text:p text:style-name="P838"><text:tab/>c2 = c1,</text:p>
      <text:p text:style-name="P838"><text:tab/><text:span text:style-name="T129">blendmode = “mix”</text:span></text:p>
      <text:p text:style-name="P735">)</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row>
          <table:table-cell table:style-name="Table201.A1" office:value-type="string">
            <text:p text:style-name="P766"><text:span text:style-name="Source_20_Text"><text:span text:style-name="T129">blendmode</text:span></text:span></text:p>
          </table:table-cell>
          <table:table-cell table:style-name="Table201.A1" office:value-type="string">
            <text:p text:style-name="P766"><text:span text:style-name="Source_20_Text"><text:span text:style-name="T129">String</text:span></text:span></text:p>
          </table:table-cell>
          <table:table-cell table:style-name="Table201.A1" office:value-type="string">
            <text:p text:style-name="P76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790"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6"><text:span text:style-name="T92">game.screen.</text:span>drawRectangle(</text:p>
      <text:p text:style-name="P735"><text:tab/>fill,</text:p>
      <text:p text:style-name="P735"><text:tab/>x,</text:p>
      <text:p text:style-name="P735"><text:tab/>y,</text:p>
      <text:p text:style-name="P735"><text:tab/>w,</text:p>
      <text:p text:style-name="P735"><text:tab/>h,</text:p>
      <text:p text:style-name="P735"><text:tab/>c1,</text:p>
      <text:p text:style-name="P735"><text:tab/>c2 = c1,</text:p>
      <text:p text:style-name="P735"><text:tab/>c3 = c1,</text:p>
      <text:p text:style-name="P838"><text:tab/>c4 = c1,</text:p>
      <text:p text:style-name="P838"><text:tab/><text:span text:style-name="T129">blendmode = “mix”</text:span></text:p>
      <text:p text:style-name="P735">)</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row>
          <table:table-cell table:style-name="Table202.A1" office:value-type="string">
            <text:p text:style-name="P766"><text:span text:style-name="Source_20_Text"><text:span text:style-name="T129">blendmode</text:span></text:span></text:p>
          </table:table-cell>
          <table:table-cell table:style-name="Table202.A1" office:value-type="string">
            <text:p text:style-name="P766"><text:span text:style-name="Source_20_Text"><text:span text:style-name="T129">String</text:span></text:span></text:p>
          </table:table-cell>
          <table:table-cell table:style-name="Table202.A1" office:value-type="string">
            <text:p text:style-name="P76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0"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1"><text:span text:style-name="T92">game.screen.</text:span>drawCircle(</text:p>
      <text:p text:style-name="P739"><text:tab/>fill,</text:p>
      <text:p text:style-name="P739"><text:tab/>x,</text:p>
      <text:p text:style-name="P739"><text:tab/>y,</text:p>
      <text:p text:style-name="P739"><text:tab/>r,</text:p>
      <text:p text:style-name="P739"><text:tab/>c1,</text:p>
      <text:p text:style-name="P840"><text:tab/>c2 = c1<text:span text:style-name="T72">,</text:span></text:p>
      <text:p text:style-name="P838"><text:tab/><text:span text:style-name="T129">blendmode = “mix”</text:span></text:p>
      <text:p text:style-name="P739">)</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row>
          <table:table-cell table:style-name="Table203.A1" office:value-type="string">
            <text:p text:style-name="P766"><text:span text:style-name="Source_20_Text"><text:span text:style-name="T129">blendmode</text:span></text:span></text:p>
          </table:table-cell>
          <table:table-cell table:style-name="Table203.A1" office:value-type="string">
            <text:p text:style-name="P766"><text:span text:style-name="Source_20_Text"><text:span text:style-name="T129">String</text:span></text:span></text:p>
          </table:table-cell>
          <table:table-cell table:style-name="Table203.A1" office:value-type="string">
            <text:p text:style-name="P76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790"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1"><text:span text:style-name="T92">game.screen.</text:span>draw(</text:p>
      <text:p text:style-name="P739"><text:tab/><text:span text:style-name="T91">texture</text:span>,</text:p>
      <text:p text:style-name="P739"><text:tab/>x,</text:p>
      <text:p text:style-name="P739"><text:tab/>y,</text:p>
      <text:p text:style-name="P739"><text:tab/><text:span text:style-name="T128">angle</text:span> = 0.0,</text:p>
      <text:p text:style-name="P739"><text:tab/>scale = 1.0,</text:p>
      <text:p text:style-name="P840"><text:tab/>color = 0xFFFFFFFF<text:span text:style-name="T72">,</text:span></text:p>
      <text:p text:style-name="P838"><text:tab/><text:span text:style-name="T129">blendmode = “mix”</text:span></text:p>
      <text:p text:style-name="P739">)</text:p>
      <text:p text:style-name="P739"/>
      <text:p text:style-name="P741"><text:span text:style-name="T92">game.screen.</text:span>draw(</text:p>
      <text:p text:style-name="P739"><text:tab/><text:span text:style-name="T91">texture</text:span>,</text:p>
      <text:p text:style-name="P739"><text:tab/>sx,</text:p>
      <text:p text:style-name="P739"><text:tab/>sy,</text:p>
      <text:p text:style-name="P739"><text:tab/>sw,</text:p>
      <text:p text:style-name="P739"><text:tab/>sh,</text:p>
      <text:p text:style-name="P739"><text:tab/>x,</text:p>
      <text:p text:style-name="P739"><text:tab/>y,</text:p>
      <text:p text:style-name="P739"><text:tab/><text:span text:style-name="T128">angle</text:span> = 0.0,</text:p>
      <text:p text:style-name="P739"><text:tab/>scale = 1.0,</text:p>
      <text:p text:style-name="P840"><text:tab/>color = 0xFFFFFFFF<text:span text:style-name="T72">,</text:span></text:p>
      <text:p text:style-name="P838"><text:tab/><text:span text:style-name="T129">blendmode = “mix”</text:span></text:p>
      <text:p text:style-name="P739">)</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674"><text:span text:style-name="Source_20_Text"><text:span text:style-name="T128">ang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128">Angle</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row>
          <table:table-cell table:style-name="Table204.A1" office:value-type="string">
            <text:p text:style-name="P766"><text:span text:style-name="Source_20_Text"><text:span text:style-name="T129">blendmode</text:span></text:span></text:p>
          </table:table-cell>
          <table:table-cell table:style-name="Table204.A1" office:value-type="string">
            <text:p text:style-name="P766"><text:span text:style-name="Source_20_Text"><text:span text:style-name="T129">String</text:span></text:span></text:p>
          </table:table-cell>
          <table:table-cell table:style-name="Table204.A1" office:value-type="string">
            <text:p text:style-name="P765">One of <text:span text:style-name="Source_20_Text">BlendMode</text:span>.</text:p>
          </table:table-cell>
        </table:table-row>
      </table:table>
      <text:p text:style-name="P207"/>
      <text:p text:style-name="P207"/>
      <text:p text:style-name="P59"><text:soft-page-break/>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0"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1"><text:span text:style-name="T92">game.screen.</text:span>draw<text:span text:style-name="T74">q</text:span>(</text:p>
      <text:p text:style-name="P740"><text:tab/><text:span text:style-name="T91">texture</text:span>,</text:p>
      <text:p text:style-name="P740"><text:tab/>x<text:span text:style-name="T74">1</text:span>,</text:p>
      <text:p text:style-name="P740"><text:tab/>y<text:span text:style-name="T74">1</text:span>,</text:p>
      <text:p text:style-name="P740"><text:tab/>x<text:span text:style-name="T74">2</text:span>,</text:p>
      <text:p text:style-name="P740"><text:tab/>y<text:span text:style-name="T74">2</text:span>,</text:p>
      <text:p text:style-name="P740"><text:tab/>x<text:span text:style-name="T74">3</text:span>,</text:p>
      <text:p text:style-name="P740"><text:tab/>y<text:span text:style-name="T74">3</text:span>,</text:p>
      <text:p text:style-name="P740"><text:tab/>x<text:span text:style-name="T74">4</text:span>,</text:p>
      <text:p text:style-name="P740"><text:tab/>y<text:span text:style-name="T74">4</text:span>,</text:p>
      <text:p text:style-name="P840"><text:tab/>color = 0xFFFFFFFF<text:span text:style-name="T72">,</text:span></text:p>
      <text:p text:style-name="P838"><text:tab/><text:span text:style-name="T129">blendmode = “mix”</text:span></text:p>
      <text:p text:style-name="P740">)</text:p>
      <text:p text:style-name="P740"/>
      <text:p text:style-name="P741"><text:span text:style-name="T92">game.screen.</text:span>draw<text:span text:style-name="T74">q</text:span>(</text:p>
      <text:p text:style-name="P740"><text:tab/><text:span text:style-name="T91">texture</text:span>,</text:p>
      <text:p text:style-name="P740"><text:tab/>sx,</text:p>
      <text:p text:style-name="P740"><text:tab/>sy,</text:p>
      <text:p text:style-name="P740"><text:tab/>sw,</text:p>
      <text:p text:style-name="P740"><text:tab/>sh,</text:p>
      <text:p text:style-name="P740"><text:tab/>x<text:span text:style-name="T74">1</text:span>,</text:p>
      <text:p text:style-name="P740"><text:tab/>y<text:span text:style-name="T74">1</text:span>,</text:p>
      <text:p text:style-name="P740"><text:tab/>x<text:span text:style-name="T74">2</text:span>,</text:p>
      <text:p text:style-name="P740"><text:tab/>y<text:span text:style-name="T74">2</text:span>,</text:p>
      <text:p text:style-name="P740"><text:tab/>x<text:span text:style-name="T74">3</text:span>,</text:p>
      <text:p text:style-name="P740"><text:tab/>y<text:span text:style-name="T74">3</text:span>,</text:p>
      <text:p text:style-name="P740"><text:tab/>x<text:span text:style-name="T74">4</text:span>,</text:p>
      <text:p text:style-name="P740"><text:tab/>y<text:span text:style-name="T74">4</text:span>,</text:p>
      <text:p text:style-name="P840"><text:tab/>color = 0xFFFFFFFF<text:span text:style-name="T72">,</text:span></text:p>
      <text:p text:style-name="P838"><text:tab/><text:span text:style-name="T129">blendmode = “mix”</text:span></text:p>
      <text:p text:style-name="P740">)</text:p>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row>
          <table:table-cell table:style-name="Table205.A1" office:value-type="string">
            <text:p text:style-name="P766"><text:span text:style-name="Source_20_Text"><text:span text:style-name="T129">blendmode</text:span></text:span></text:p>
          </table:table-cell>
          <table:table-cell table:style-name="Table205.A1" office:value-type="string">
            <text:p text:style-name="P766"><text:span text:style-name="Source_20_Text"><text:span text:style-name="T129">String</text:span></text:span></text:p>
          </table:table-cell>
          <table:table-cell table:style-name="Table205.A1" office:value-type="string">
            <text:p text:style-name="P765">One of <text:span text:style-name="Source_20_Text">BlendMode</text:span>.</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90"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4"><text:span text:style-name="T92">game.screen.</text:span>drawText(</text:p>
      <text:p text:style-name="P743"><text:tab/>font,</text:p>
      <text:p text:style-name="P743"><text:tab/>x,</text:p>
      <text:p text:style-name="P743"><text:tab/>y,</text:p>
      <text:p text:style-name="P743"><text:tab/>text,</text:p>
      <text:p text:style-name="P743"><text:tab/>scale = 1.0,</text:p>
      <text:p text:style-name="P743"><text:tab/>color = 0xFFFFFFFF</text:p>
      <text:p text:style-name="P743">)</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790"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4"><text:span text:style-name="T92">game.screen.</text:span>drawWindow(</text:p>
      <text:p text:style-name="P743"><text:tab/>windowskin,</text:p>
      <text:p text:style-name="P743"><text:tab/>x,</text:p>
      <text:p text:style-name="P743"><text:tab/>y,</text:p>
      <text:p text:style-name="P743"><text:tab/>w,</text:p>
      <text:p text:style-name="P743"><text:tab/>h,</text:p>
      <text:p text:style-name="P743"><text:tab/><text:span text:style-name="T75">opacity</text:span> = <text:span text:style-name="T75">255</text:span></text:p>
      <text:p text:style-name="P743">)</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14M30S</meta:editing-duration>
    <meta:editing-cycles>9</meta:editing-cycles>
    <meta:generator>LibreOffice/4.2.2.1$Windows_x86 LibreOffice_project/3be8cda0bddd8e430d8cda1ebfd581265cca5a0f</meta:generator>
    <dc:title>RPGSS Programmer's Guide</dc:title>
    <dc:date>2014-05-11T16:15:10.502000000</dc:date>
    <meta:document-statistic meta:table-count="229" meta:image-count="0" meta:object-count="0" meta:page-count="416" meta:paragraph-count="6099" meta:word-count="13683" meta:character-count="88470" meta:non-whitespace-character-count="80564"/>
    <meta:user-defined meta:name="Info 1"/>
    <meta:user-defined meta:name="Info 2"/>
    <meta:user-defined meta:name="Info 3"/>
    <meta:user-defined meta:name="Info 4"/>
  </office:meta>
</office:document-meta>
</file>